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89.34mm" svg:height="113.16mm" svg:x="76.26mm" svg:y="8.49mm">
            <loext:p draw:notify-on-update-of-ranges="Sheet1.A1:Sheet1.A1024 Sheet1.B1:Sheet1.B1024 Sheet1.C1:Sheet1.C10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5311122" calcext:value-type="float">
            <text:p>-0,15311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.340649" calcext:value-type="float">
            <text:p>9,340649</text:p>
          </table:table-cell>
          <table:table-cell office:value-type="float" office:value="-0.15311122" calcext:value-type="float">
            <text:p>-0,15311122</text:p>
          </table:table-cell>
          <table:table-cell office:value-type="float" office:value="9.3359375" calcext:value-type="float">
            <text:p>9,335937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59723" calcext:value-type="float">
            <text:p>-1,1597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9.373758" calcext:value-type="float">
            <text:p>-9,373758</text:p>
          </table:table-cell>
          <table:table-cell office:value-type="float" office:value="-2.006108" calcext:value-type="float">
            <text:p>-2,006108</text:p>
          </table:table-cell>
          <table:table-cell office:value-type="float" office:value="-9.355469" calcext:value-type="float">
            <text:p>-9,35546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343883" calcext:value-type="float">
            <text:p>-0,834388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1917801" calcext:value-type="float">
            <text:p>-1,1917801</text:p>
          </table:table-cell>
          <table:table-cell office:value-type="float" office:value="-0.8343883" calcext:value-type="float">
            <text:p>-0,8343883</text:p>
          </table:table-cell>
          <table:table-cell office:value-type="float" office:value="-1.1914063" calcext:value-type="float">
            <text:p>-1,191406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854158" calcext:value-type="float">
            <text:p>-0,68541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854158" calcext:value-type="float">
            <text:p>-0,68541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854158" calcext:value-type="float">
            <text:p>-0,68541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87754" calcext:value-type="float">
            <text:p>1,287754</text:p>
          </table:table-cell>
          <table:table-cell office:value-type="float" office:value="-0.6854158" calcext:value-type="float">
            <text:p>-0,6854158</text:p>
          </table:table-cell>
          <table:table-cell office:value-type="float" office:value="1.2695313" calcext:value-type="float">
            <text:p>1,2695313</text:p>
          </table:table-cell>
          <table:table-cell table:number-columns-repeated="4"/>
        </table:table-row>
        <table:table-row table:style-name="ro1">
          <table:table-cell office:value-type="float" office:value="-6.7710805" calcext:value-type="float">
            <text:p>-6,7710805</text:p>
          </table:table-cell>
          <table:table-cell office:value-type="float" office:value="-0.7189056" calcext:value-type="float">
            <text:p>-0,7189056</text:p>
          </table:table-cell>
          <table:table-cell office:value-type="float" office:value="-6.7578125" calcext:value-type="float">
            <text:p>-6,757812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6876152" calcext:value-type="float">
            <text:p>-0,268761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890265" calcext:value-type="float">
            <text:p>-0,58902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36313" calcext:value-type="float">
            <text:p>0,49363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36313" calcext:value-type="float">
            <text:p>0,49363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36313" calcext:value-type="float">
            <text:p>0,49363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36313" calcext:value-type="float">
            <text:p>0,49363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0198355" calcext:value-type="float">
            <text:p>1,0198355</text:p>
          </table:table-cell>
          <table:table-cell office:value-type="float" office:value="0.4936313" calcext:value-type="float">
            <text:p>0,4936313</text:p>
          </table:table-cell>
          <table:table-cell office:value-type="float" office:value="1.015625" calcext:value-type="float">
            <text:p>1,015625</text:p>
          </table:table-cell>
          <table:table-cell table:number-columns-repeated="4"/>
        </table:table-row>
        <table:table-row table:style-name="ro1">
          <table:table-cell office:value-type="float" office:value="-3.1699276" calcext:value-type="float">
            <text:p>-3,1699276</text:p>
          </table:table-cell>
          <table:table-cell office:value-type="float" office:value="0.36615187" calcext:value-type="float">
            <text:p>0,36615187</text:p>
          </table:table-cell>
          <table:table-cell office:value-type="float" office:value="-3.1640625" calcext:value-type="float">
            <text:p>-3,1640625</text:p>
          </table:table-cell>
          <table:table-cell table:number-columns-repeated="4"/>
        </table:table-row>
        <table:table-row table:style-name="ro1">
          <table:table-cell office:value-type="float" office:value="-2.56212" calcext:value-type="float">
            <text:p>-2,56212</text:p>
          </table:table-cell>
          <table:table-cell office:value-type="float" office:value="0.7623928" calcext:value-type="float">
            <text:p>0,7623928</text:p>
          </table:table-cell>
          <table:table-cell office:value-type="float" office:value="-2.5585938" calcext:value-type="float">
            <text:p>-2,5585938</text:p>
          </table:table-cell>
          <table:table-cell table:number-columns-repeated="4"/>
        </table:table-row>
        <table:table-row table:style-name="ro1">
          <table:table-cell office:value-type="float" office:value="8.6612625" calcext:value-type="float">
            <text:p>8,6612625</text:p>
          </table:table-cell>
          <table:table-cell office:value-type="float" office:value="1.0826578" calcext:value-type="float">
            <text:p>1,0826578</text:p>
          </table:table-cell>
          <table:table-cell office:value-type="float" office:value="8.652344" calcext:value-type="float">
            <text:p>8,652344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6345998" calcext:value-type="float">
            <text:p>-0,263459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605533" calcext:value-type="float">
            <text:p>0,346055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89814" calcext:value-type="float">
            <text:p>0,87898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926693" calcext:value-type="float">
            <text:p>1,29266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2^15" office:value-type="float" office:value="32768" calcext:value-type="float">
            <text:p>32768</text:p>
          </table:table-cell>
          <table:table-cell table:formula="of:=2^11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23586" calcext:value-type="float">
            <text:p>0,537235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1637895" calcext:value-type="float">
            <text:p>-0,316378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405947" calcext:value-type="float">
            <text:p>0,464059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2.1076798" calcext:value-type="float">
            <text:p>-2,1076798</text:p>
          </table:table-cell>
          <table:table-cell office:value-type="float" office:value="0.50580513" calcext:value-type="float">
            <text:p>0,50580513</text:p>
          </table:table-cell>
          <table:table-cell office:value-type="float" office:value="-2.0898438" calcext:value-type="float">
            <text:p>-2,0898438</text:p>
          </table:table-cell>
          <table:table-cell table:number-columns-repeated="4"/>
        </table:table-row>
        <table:table-row table:style-name="ro1">
          <table:table-cell office:value-type="float" office:value="4.8761225" calcext:value-type="float">
            <text:p>4,8761225</text:p>
          </table:table-cell>
          <table:table-cell office:value-type="float" office:value="0.76926506" calcext:value-type="float">
            <text:p>0,76926506</text:p>
          </table:table-cell>
          <table:table-cell office:value-type="float" office:value="4.8632813" calcext:value-type="float">
            <text:p>4,8632813</text:p>
          </table:table-cell>
          <table:table-cell table:number-columns-repeated="4"/>
        </table:table-row>
        <table:table-row table:style-name="ro1">
          <table:table-cell office:value-type="float" office:value="4.2634087" calcext:value-type="float">
            <text:p>4,2634087</text:p>
          </table:table-cell>
          <table:table-cell office:value-type="float" office:value="0.15974975" calcext:value-type="float">
            <text:p>0,15974975</text:p>
          </table:table-cell>
          <table:table-cell office:value-type="float" office:value="4.2578125" calcext:value-type="float">
            <text:p>4,2578125</text:p>
          </table:table-cell>
          <table:table-cell table:number-columns-repeated="4"/>
        </table:table-row>
        <table:table-row table:style-name="ro1">
          <table:table-cell office:value-type="float" office:value="3.3095026" calcext:value-type="float">
            <text:p>3,3095026</text:p>
          </table:table-cell>
          <table:table-cell office:value-type="float" office:value="-0.37317634" calcext:value-type="float">
            <text:p>-0,37317634</text:p>
          </table:table-cell>
          <table:table-cell office:value-type="float" office:value="3.3007813" calcext:value-type="float">
            <text:p>3,3007813</text:p>
          </table:table-cell>
          <table:table-cell table:number-columns-repeated="4"/>
        </table:table-row>
        <table:table-row table:style-name="ro1">
          <table:table-cell office:value-type="float" office:value="-6.0434675" calcext:value-type="float">
            <text:p>-6,0434675</text:p>
          </table:table-cell>
          <table:table-cell office:value-type="float" office:value="-0.78686416" calcext:value-type="float">
            <text:p>-0,78686416</text:p>
          </table:table-cell>
          <table:table-cell office:value-type="float" office:value="-6.0351563" calcext:value-type="float">
            <text:p>-6,0351563</text:p>
          </table:table-cell>
          <table:table-cell table:number-columns-repeated="4"/>
        </table:table-row>
        <table:table-row table:style-name="ro1">
          <table:table-cell office:value-type="float" office:value="-6.8289185" calcext:value-type="float">
            <text:p>-6,8289185</text:p>
          </table:table-cell>
          <table:table-cell office:value-type="float" office:value="-0.03143072" calcext:value-type="float">
            <text:p>-0,03143072</text:p>
          </table:table-cell>
          <table:table-cell office:value-type="float" office:value="-6.8164063" calcext:value-type="float">
            <text:p>-6,8164063</text:p>
          </table:table-cell>
          <table:table-cell table:number-columns-repeated="4"/>
        </table:table-row>
        <table:table-row table:style-name="ro1">
          <table:table-cell office:value-type="float" office:value="6.2435074" calcext:value-type="float">
            <text:p>6,2435074</text:p>
          </table:table-cell>
          <table:table-cell office:value-type="float" office:value="0.8221841" calcext:value-type="float">
            <text:p>0,8221841</text:p>
          </table:table-cell>
          <table:table-cell office:value-type="float" office:value="6.2304688" calcext:value-type="float">
            <text:p>6,2304688</text:p>
          </table:table-cell>
          <table:table-cell table:number-columns-repeated="4"/>
        </table:table-row>
        <table:table-row table:style-name="ro1">
          <table:table-cell office:value-type="float" office:value="0.3339653" calcext:value-type="float">
            <text:p>0,3339653</text:p>
          </table:table-cell>
          <table:table-cell office:value-type="float" office:value="0.041745663" calcext:value-type="float">
            <text:p>0,041745663</text:p>
          </table:table-cell>
          <table:table-cell office:value-type="float" office:value="0.33203125" calcext:value-type="float">
            <text:p>0,3320312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67949" calcext:value-type="float">
            <text:p>0,54679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79507" calcext:value-type="float">
            <text:p>0,28795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20894" calcext:value-type="float">
            <text:p>0,80208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9932543" calcext:value-type="float">
            <text:p>-0,3993254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714548" calcext:value-type="float">
            <text:p>-0,77145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10415" calcext:value-type="float">
            <text:p>0,40104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6120515" calcext:value-type="float">
            <text:p>-0,561205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374359" calcext:value-type="float">
            <text:p>4,374359</text:p>
          </table:table-cell>
          <table:table-cell office:value-type="float" office:value="-1.7325008" calcext:value-type="float">
            <text:p>-1,7325008</text:p>
          </table:table-cell>
          <table:table-cell office:value-type="float" office:value="4.3554688" calcext:value-type="float">
            <text:p>4,3554688</text:p>
          </table:table-cell>
          <table:table-cell table:number-columns-repeated="4"/>
        </table:table-row>
        <table:table-row table:style-name="ro1">
          <table:table-cell office:value-type="float" office:value="-2.0707536" calcext:value-type="float">
            <text:p>-2,0707536</text:p>
          </table:table-cell>
          <table:table-cell office:value-type="float" office:value="-2.1115203" calcext:value-type="float">
            <text:p>-2,1115203</text:p>
          </table:table-cell>
          <table:table-cell office:value-type="float" office:value="-2.0703125" calcext:value-type="float">
            <text:p>-2,0703125</text:p>
          </table:table-cell>
          <table:table-cell table:number-columns-repeated="4"/>
        </table:table-row>
        <table:table-row table:style-name="ro1">
          <table:table-cell office:value-type="float" office:value="4.1131096" calcext:value-type="float">
            <text:p>4,1131096</text:p>
          </table:table-cell>
          <table:table-cell office:value-type="float" office:value="-1.7128518" calcext:value-type="float">
            <text:p>-1,7128518</text:p>
          </table:table-cell>
          <table:table-cell office:value-type="float" office:value="4.1015625" calcext:value-type="float">
            <text:p>4,1015625</text:p>
          </table:table-cell>
          <table:table-cell table:number-columns-repeated="4"/>
        </table:table-row>
        <table:table-row table:style-name="ro1">
          <table:table-cell office:value-type="float" office:value="-9.611319" calcext:value-type="float">
            <text:p>-9,611319</text:p>
          </table:table-cell>
          <table:table-cell office:value-type="float" office:value="-2.139073" calcext:value-type="float">
            <text:p>-2,139073</text:p>
          </table:table-cell>
          <table:table-cell office:value-type="float" office:value="-9.609375" calcext:value-type="float">
            <text:p>-9,609375</text:p>
          </table:table-cell>
          <table:table-cell table:number-columns-repeated="4"/>
        </table:table-row>
        <table:table-row table:style-name="ro1">
          <table:table-cell office:value-type="float" office:value="-2.977035" calcext:value-type="float">
            <text:p>-2,977035</text:p>
          </table:table-cell>
          <table:table-cell office:value-type="float" office:value="-0.24350107" calcext:value-type="float">
            <text:p>-0,24350107</text:p>
          </table:table-cell>
          <table:table-cell office:value-type="float" office:value="-2.96875" calcext:value-type="float">
            <text:p>-2,96875</text:p>
          </table:table-cell>
          <table:table-cell table:number-columns-repeated="4"/>
        </table:table-row>
        <table:table-row table:style-name="ro1">
          <table:table-cell office:value-type="float" office:value="9.379971" calcext:value-type="float">
            <text:p>9,379971</text:p>
          </table:table-cell>
          <table:table-cell office:value-type="float" office:value="0.3982786" calcext:value-type="float">
            <text:p>0,3982786</text:p>
          </table:table-cell>
          <table:table-cell office:value-type="float" office:value="9.375" calcext:value-type="float">
            <text:p>9,375</text:p>
          </table:table-cell>
          <table:table-cell table:number-columns-repeated="4"/>
        </table:table-row>
        <table:table-row table:style-name="ro1">
          <table:table-cell office:value-type="float" office:value="-7.6979733" calcext:value-type="float">
            <text:p>-7,6979733</text:p>
          </table:table-cell>
          <table:table-cell office:value-type="float" office:value="-1.1477326" calcext:value-type="float">
            <text:p>-1,1477326</text:p>
          </table:table-cell>
          <table:table-cell office:value-type="float" office:value="-7.6953125" calcext:value-type="float">
            <text:p>-7,6953125</text:p>
          </table:table-cell>
          <table:table-cell table:number-columns-repeated="4"/>
        </table:table-row>
        <table:table-row table:style-name="ro1">
          <table:table-cell office:value-type="float" office:value="-9.370365" calcext:value-type="float">
            <text:p>-9,370365</text:p>
          </table:table-cell>
          <table:table-cell office:value-type="float" office:value="-1.2196212" calcext:value-type="float">
            <text:p>-1,2196212</text:p>
          </table:table-cell>
          <table:table-cell office:value-type="float" office:value="-9.355469" calcext:value-type="float">
            <text:p>-9,355469</text:p>
          </table:table-cell>
          <table:table-cell table:number-columns-repeated="4"/>
        </table:table-row>
        <table:table-row table:style-name="ro1">
          <table:table-cell office:value-type="float" office:value="1.3422031" calcext:value-type="float">
            <text:p>1,3422031</text:p>
          </table:table-cell>
          <table:table-cell office:value-type="float" office:value="0.7283573" calcext:value-type="float">
            <text:p>0,7283573</text:p>
          </table:table-cell>
          <table:table-cell office:value-type="float" office:value="1.328125" calcext:value-type="float">
            <text:p>1,328125</text:p>
          </table:table-cell>
          <table:table-cell table:number-columns-repeated="4"/>
        </table:table-row>
        <table:table-row table:style-name="ro1">
          <table:table-cell office:value-type="float" office:value="1.1185951" calcext:value-type="float">
            <text:p>1,1185951</text:p>
          </table:table-cell>
          <table:table-cell office:value-type="float" office:value="0.5605819" calcext:value-type="float">
            <text:p>0,5605819</text:p>
          </table:table-cell>
          <table:table-cell office:value-type="float" office:value="1.1132813" calcext:value-type="float">
            <text:p>1,1132813</text:p>
          </table:table-cell>
          <table:table-cell table:number-columns-repeated="4"/>
        </table:table-row>
        <table:table-row table:style-name="ro1">
          <table:table-cell office:value-type="float" office:value="0.7033396" calcext:value-type="float">
            <text:p>0,7033396</text:p>
          </table:table-cell>
          <table:table-cell office:value-type="float" office:value="0.42075753" calcext:value-type="float">
            <text:p>0,42075753</text:p>
          </table:table-cell>
          <table:table-cell office:value-type="float" office:value="0.703125" calcext:value-type="float">
            <text:p>0,703125</text:p>
          </table:table-cell>
          <table:table-cell table:number-columns-repeated="4"/>
        </table:table-row>
        <table:table-row table:style-name="ro1">
          <table:table-cell office:value-type="float" office:value="5.553257" calcext:value-type="float">
            <text:p>5,553257</text:p>
          </table:table-cell>
          <table:table-cell office:value-type="float" office:value="0.33284009" calcext:value-type="float">
            <text:p>0,33284009</text:p>
          </table:table-cell>
          <table:table-cell office:value-type="float" office:value="5.546875" calcext:value-type="float">
            <text:p>5,546875</text:p>
          </table:table-cell>
          <table:table-cell table:number-columns-repeated="4"/>
        </table:table-row>
        <table:table-row table:style-name="ro1">
          <table:table-cell office:value-type="float" office:value="2.1572018" calcext:value-type="float">
            <text:p>2,1572018</text:p>
          </table:table-cell>
          <table:table-cell office:value-type="float" office:value="-0.36131704" calcext:value-type="float">
            <text:p>-0,36131704</text:p>
          </table:table-cell>
          <table:table-cell office:value-type="float" office:value="2.1484375" calcext:value-type="float">
            <text:p>2,1484375</text:p>
          </table:table-cell>
          <table:table-cell table:number-columns-repeated="4"/>
        </table:table-row>
        <table:table-row table:style-name="ro1">
          <table:table-cell office:value-type="float" office:value="-2.9881191" calcext:value-type="float">
            <text:p>-2,9881191</text:p>
          </table:table-cell>
          <table:table-cell office:value-type="float" office:value="-0.63096726" calcext:value-type="float">
            <text:p>-0,63096726</text:p>
          </table:table-cell>
          <table:table-cell office:value-type="float" office:value="-2.96875" calcext:value-type="float">
            <text:p>-2,96875</text:p>
          </table:table-cell>
          <table:table-cell table:number-columns-repeated="4"/>
        </table:table-row>
        <table:table-row table:style-name="ro1">
          <table:table-cell office:value-type="float" office:value="-8.273082" calcext:value-type="float">
            <text:p>-8,273082</text:p>
          </table:table-cell>
          <table:table-cell office:value-type="float" office:value="-0.25745237" calcext:value-type="float">
            <text:p>-0,25745237</text:p>
          </table:table-cell>
          <table:table-cell office:value-type="float" office:value="-8.261719" calcext:value-type="float">
            <text:p>-8,261719</text:p>
          </table:table-cell>
          <table:table-cell table:number-columns-repeated="4"/>
        </table:table-row>
        <table:table-row table:style-name="ro1">
          <table:table-cell office:value-type="float" office:value="6.213463" calcext:value-type="float">
            <text:p>6,213463</text:p>
          </table:table-cell>
          <table:table-cell office:value-type="float" office:value="0.77668285" calcext:value-type="float">
            <text:p>0,77668285</text:p>
          </table:table-cell>
          <table:table-cell office:value-type="float" office:value="6.2109375" calcext:value-type="float">
            <text:p>6,210937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28209" calcext:value-type="float">
            <text:p>0,83282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890725" calcext:value-type="float">
            <text:p>0,828907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054838" calcext:value-type="float">
            <text:p>1,60548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478438" calcext:value-type="float">
            <text:p>1,44784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853223" calcext:value-type="float">
            <text:p>0,938532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541977" calcext:value-type="float">
            <text:p>1,354197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663712" calcext:value-type="float">
            <text:p>1,56637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.662567" calcext:value-type="float">
            <text:p>6,662567</text:p>
          </table:table-cell>
          <table:table-cell office:value-type="float" office:value="1.0705667" calcext:value-type="float">
            <text:p>1,0705667</text:p>
          </table:table-cell>
          <table:table-cell office:value-type="float" office:value="6.6601563" calcext:value-type="float">
            <text:p>6,6601563</text:p>
          </table:table-cell>
          <table:table-cell table:number-columns-repeated="4"/>
        </table:table-row>
        <table:table-row table:style-name="ro1">
          <table:table-cell office:value-type="float" office:value="-0.031309128" calcext:value-type="float">
            <text:p>-0,031309128</text:p>
          </table:table-cell>
          <table:table-cell office:value-type="float" office:value="0.59129965" calcext:value-type="float">
            <text:p>0,59129965</text:p>
          </table:table-cell>
          <table:table-cell office:value-type="float" office:value="-0.01953125" calcext:value-type="float">
            <text:p>-0,01953125</text:p>
          </table:table-cell>
          <table:table-cell table:number-columns-repeated="4"/>
        </table:table-row>
        <table:table-row table:style-name="ro1">
          <table:table-cell office:value-type="float" office:value="6.212612" calcext:value-type="float">
            <text:p>6,212612</text:p>
          </table:table-cell>
          <table:table-cell office:value-type="float" office:value="1.5535449" calcext:value-type="float">
            <text:p>1,5535449</text:p>
          </table:table-cell>
          <table:table-cell office:value-type="float" office:value="6.2109375" calcext:value-type="float">
            <text:p>6,2109375</text:p>
          </table:table-cell>
          <table:table-cell table:number-columns-repeated="4"/>
        </table:table-row>
        <table:table-row table:style-name="ro1">
          <table:table-cell office:value-type="float" office:value="-1.2611198" calcext:value-type="float">
            <text:p>-1,2611198</text:p>
          </table:table-cell>
          <table:table-cell office:value-type="float" office:value="0.68306243" calcext:value-type="float">
            <text:p>0,68306243</text:p>
          </table:table-cell>
          <table:table-cell office:value-type="float" office:value="-1.25" calcext:value-type="float">
            <text:p>-1,25</text:p>
          </table:table-cell>
          <table:table-cell table:number-columns-repeated="4"/>
        </table:table-row>
        <table:table-row table:style-name="ro1">
          <table:table-cell office:value-type="float" office:value="-4.0744925" calcext:value-type="float">
            <text:p>-4,0744925</text:p>
          </table:table-cell>
          <table:table-cell office:value-type="float" office:value="0.79467666" calcext:value-type="float">
            <text:p>0,79467666</text:p>
          </table:table-cell>
          <table:table-cell office:value-type="float" office:value="-4.0625" calcext:value-type="float">
            <text:p>-4,0625</text:p>
          </table:table-cell>
          <table:table-cell table:number-columns-repeated="4"/>
        </table:table-row>
        <table:table-row table:style-name="ro1">
          <table:table-cell office:value-type="float" office:value="3.325324" calcext:value-type="float">
            <text:p>3,325324</text:p>
          </table:table-cell>
          <table:table-cell office:value-type="float" office:value="2.2952719" calcext:value-type="float">
            <text:p>2,2952719</text:p>
          </table:table-cell>
          <table:table-cell office:value-type="float" office:value="3.3203125" calcext:value-type="float">
            <text:p>3,3203125</text:p>
          </table:table-cell>
          <table:table-cell table:number-columns-repeated="4"/>
        </table:table-row>
        <table:table-row table:style-name="ro1">
          <table:table-cell office:value-type="float" office:value="1.6973877" calcext:value-type="float">
            <text:p>1,6973877</text:p>
          </table:table-cell>
          <table:table-cell office:value-type="float" office:value="3.0593767" calcext:value-type="float">
            <text:p>3,0593767</text:p>
          </table:table-cell>
          <table:table-cell office:value-type="float" office:value="1.6796875" calcext:value-type="float">
            <text:p>1,6796875</text:p>
          </table:table-cell>
          <table:table-cell table:number-columns-repeated="4"/>
        </table:table-row>
        <table:table-row table:style-name="ro1">
          <table:table-cell office:value-type="float" office:value="-3.9664364" calcext:value-type="float">
            <text:p>-3,9664364</text:p>
          </table:table-cell>
          <table:table-cell office:value-type="float" office:value="3.7838714" calcext:value-type="float">
            <text:p>3,7838714</text:p>
          </table:table-cell>
          <table:table-cell office:value-type="float" office:value="-3.9648438" calcext:value-type="float">
            <text:p>-3,9648438</text:p>
          </table:table-cell>
          <table:table-cell table:number-columns-repeated="4"/>
        </table:table-row>
        <table:table-row table:style-name="ro1">
          <table:table-cell office:value-type="float" office:value="2.8284311" calcext:value-type="float">
            <text:p>2,8284311</text:p>
          </table:table-cell>
          <table:table-cell office:value-type="float" office:value="3.5233955" calcext:value-type="float">
            <text:p>3,5233955</text:p>
          </table:table-cell>
          <table:table-cell office:value-type="float" office:value="2.8125" calcext:value-type="float">
            <text:p>2,8125</text:p>
          </table:table-cell>
          <table:table-cell table:number-columns-repeated="4"/>
        </table:table-row>
        <table:table-row table:style-name="ro1">
          <table:table-cell office:value-type="float" office:value="7.6666527" calcext:value-type="float">
            <text:p>7,6666527</text:p>
          </table:table-cell>
          <table:table-cell office:value-type="float" office:value="2.7152967" calcext:value-type="float">
            <text:p>2,7152967</text:p>
          </table:table-cell>
          <table:table-cell office:value-type="float" office:value="7.65625" calcext:value-type="float">
            <text:p>7,65625</text:p>
          </table:table-cell>
          <table:table-cell table:number-columns-repeated="4"/>
        </table:table-row>
        <table:table-row table:style-name="ro1">
          <table:table-cell office:value-type="float" office:value="-0.7512474" calcext:value-type="float">
            <text:p>-0,7512474</text:p>
          </table:table-cell>
          <table:table-cell office:value-type="float" office:value="1.2272544" calcext:value-type="float">
            <text:p>1,2272544</text:p>
          </table:table-cell>
          <table:table-cell office:value-type="float" office:value="-0.7421875" calcext:value-type="float">
            <text:p>-0,7421875</text:p>
          </table:table-cell>
          <table:table-cell table:number-columns-repeated="4"/>
        </table:table-row>
        <table:table-row table:style-name="ro1">
          <table:table-cell office:value-type="float" office:value="-0.36820602" calcext:value-type="float">
            <text:p>-0,36820602</text:p>
          </table:table-cell>
          <table:table-cell office:value-type="float" office:value="1.6422327" calcext:value-type="float">
            <text:p>1,6422327</text:p>
          </table:table-cell>
          <table:table-cell office:value-type="float" office:value="-0.3515625" calcext:value-type="float">
            <text:p>-0,3515625</text:p>
          </table:table-cell>
          <table:table-cell table:number-columns-repeated="4"/>
        </table:table-row>
        <table:table-row table:style-name="ro1">
          <table:table-cell office:value-type="float" office:value="7.9302692" calcext:value-type="float">
            <text:p>7,9302692</text:p>
          </table:table-cell>
          <table:table-cell office:value-type="float" office:value="2.9085367" calcext:value-type="float">
            <text:p>2,9085367</text:p>
          </table:table-cell>
          <table:table-cell office:value-type="float" office:value="7.9296875" calcext:value-type="float">
            <text:p>7,9296875</text:p>
          </table:table-cell>
          <table:table-cell table:number-columns-repeated="4"/>
        </table:table-row>
        <table:table-row table:style-name="ro1">
          <table:table-cell office:value-type="float" office:value="9.438164" calcext:value-type="float">
            <text:p>9,438164</text:p>
          </table:table-cell>
          <table:table-cell office:value-type="float" office:value="2.5177689" calcext:value-type="float">
            <text:p>2,5177689</text:p>
          </table:table-cell>
          <table:table-cell office:value-type="float" office:value="9.433594" calcext:value-type="float">
            <text:p>9,433594</text:p>
          </table:table-cell>
          <table:table-cell table:number-columns-repeated="4"/>
        </table:table-row>
        <table:table-row table:style-name="ro1">
          <table:table-cell office:value-type="float" office:value="7.4933453" calcext:value-type="float">
            <text:p>7,4933453</text:p>
          </table:table-cell>
          <table:table-cell office:value-type="float" office:value="1.0516973" calcext:value-type="float">
            <text:p>1,0516973</text:p>
          </table:table-cell>
          <table:table-cell office:value-type="float" office:value="7.4804688" calcext:value-type="float">
            <text:p>7,4804688</text:p>
          </table:table-cell>
          <table:table-cell table:number-columns-repeated="4"/>
        </table:table-row>
        <table:table-row table:style-name="ro1">
          <table:table-cell office:value-type="float" office:value="-6.050248" calcext:value-type="float">
            <text:p>-6,050248</text:p>
          </table:table-cell>
          <table:table-cell office:value-type="float" office:value="1.0262207" calcext:value-type="float">
            <text:p>1,0262207</text:p>
          </table:table-cell>
          <table:table-cell office:value-type="float" office:value="-6.0351563" calcext:value-type="float">
            <text:p>-6,0351563</text:p>
          </table:table-cell>
          <table:table-cell table:number-columns-repeated="4"/>
        </table:table-row>
        <table:table-row table:style-name="ro1">
          <table:table-cell office:value-type="float" office:value="-3.6363554" calcext:value-type="float">
            <text:p>-3,6363554</text:p>
          </table:table-cell>
          <table:table-cell office:value-type="float" office:value="3.0225983" calcext:value-type="float">
            <text:p>3,0225983</text:p>
          </table:table-cell>
          <table:table-cell office:value-type="float" office:value="-3.6328125" calcext:value-type="float">
            <text:p>-3,6328125</text:p>
          </table:table-cell>
          <table:table-cell table:number-columns-repeated="4"/>
        </table:table-row>
        <table:table-row table:style-name="ro1">
          <table:table-cell office:value-type="float" office:value="-4.2376876" calcext:value-type="float">
            <text:p>-4,2376876</text:p>
          </table:table-cell>
          <table:table-cell office:value-type="float" office:value="4.6013794" calcext:value-type="float">
            <text:p>4,6013794</text:p>
          </table:table-cell>
          <table:table-cell office:value-type="float" office:value="-4.21875" calcext:value-type="float">
            <text:p>-4,21875</text:p>
          </table:table-cell>
          <table:table-cell table:number-columns-repeated="4"/>
        </table:table-row>
        <table:table-row table:style-name="ro1">
          <table:table-cell office:value-type="float" office:value="2.5685787" calcext:value-type="float">
            <text:p>2,5685787</text:p>
          </table:table-cell>
          <table:table-cell office:value-type="float" office:value="4.585776" calcext:value-type="float">
            <text:p>4,585776</text:p>
          </table:table-cell>
          <table:table-cell office:value-type="float" office:value="2.5585938" calcext:value-type="float">
            <text:p>2,5585938</text:p>
          </table:table-cell>
          <table:table-cell table:number-columns-repeated="4"/>
        </table:table-row>
        <table:table-row table:style-name="ro1">
          <table:table-cell office:value-type="float" office:value="9.762226" calcext:value-type="float">
            <text:p>9,762226</text:p>
          </table:table-cell>
          <table:table-cell office:value-type="float" office:value="3.9646015" calcext:value-type="float">
            <text:p>3,9646015</text:p>
          </table:table-cell>
          <table:table-cell office:value-type="float" office:value="9.746094" calcext:value-type="float">
            <text:p>9,746094</text:p>
          </table:table-cell>
          <table:table-cell table:number-columns-repeated="4"/>
        </table:table-row>
        <table:table-row table:style-name="ro1">
          <table:table-cell office:value-type="float" office:value="4.8041296" calcext:value-type="float">
            <text:p>4,8041296</text:p>
          </table:table-cell>
          <table:table-cell office:value-type="float" office:value="3.2011771" calcext:value-type="float">
            <text:p>3,2011771</text:p>
          </table:table-cell>
          <table:table-cell office:value-type="float" office:value="4.7851563" calcext:value-type="float">
            <text:p>4,7851563</text:p>
          </table:table-cell>
          <table:table-cell table:number-columns-repeated="4"/>
        </table:table-row>
        <table:table-row table:style-name="ro1">
          <table:table-cell office:value-type="float" office:value="-2.290411" calcext:value-type="float">
            <text:p>-2,290411</text:p>
          </table:table-cell>
          <table:table-cell office:value-type="float" office:value="2.0708356" calcext:value-type="float">
            <text:p>2,0708356</text:p>
          </table:table-cell>
          <table:table-cell office:value-type="float" office:value="-2.2851563" calcext:value-type="float">
            <text:p>-2,2851563</text:p>
          </table:table-cell>
          <table:table-cell table:number-columns-repeated="4"/>
        </table:table-row>
        <table:table-row table:style-name="ro1">
          <table:table-cell office:value-type="float" office:value="7.2895336" calcext:value-type="float">
            <text:p>7,2895336</text:p>
          </table:table-cell>
          <table:table-cell office:value-type="float" office:value="2.6224232" calcext:value-type="float">
            <text:p>2,6224232</text:p>
          </table:table-cell>
          <table:table-cell office:value-type="float" office:value="7.2851563" calcext:value-type="float">
            <text:p>7,2851563</text:p>
          </table:table-cell>
          <table:table-cell table:number-columns-repeated="4"/>
        </table:table-row>
        <table:table-row table:style-name="ro1">
          <table:table-cell office:value-type="float" office:value="9.920773" calcext:value-type="float">
            <text:p>9,920773</text:p>
          </table:table-cell>
          <table:table-cell office:value-type="float" office:value="1.6022073" calcext:value-type="float">
            <text:p>1,6022073</text:p>
          </table:table-cell>
          <table:table-cell office:value-type="float" office:value="9.902344" calcext:value-type="float">
            <text:p>9,902344</text:p>
          </table:table-cell>
          <table:table-cell table:number-columns-repeated="4"/>
        </table:table-row>
        <table:table-row table:style-name="ro1">
          <table:table-cell office:value-type="float" office:value="8.993893" calcext:value-type="float">
            <text:p>8,993893</text:p>
          </table:table-cell>
          <table:table-cell office:value-type="float" office:value="0.5081994" calcext:value-type="float">
            <text:p>0,5081994</text:p>
          </table:table-cell>
          <table:table-cell office:value-type="float" office:value="8.984375" calcext:value-type="float">
            <text:p>8,984375</text:p>
          </table:table-cell>
          <table:table-cell table:number-columns-repeated="4"/>
        </table:table-row>
        <table:table-row table:style-name="ro1">
          <table:table-cell office:value-type="float" office:value="-4.362514" calcext:value-type="float">
            <text:p>-4,362514</text:p>
          </table:table-cell>
          <table:table-cell office:value-type="float" office:value="-0.6160372" calcext:value-type="float">
            <text:p>-0,6160372</text:p>
          </table:table-cell>
          <table:table-cell office:value-type="float" office:value="-4.3554688" calcext:value-type="float">
            <text:p>-4,3554688</text:p>
          </table:table-cell>
          <table:table-cell table:number-columns-repeated="4"/>
        </table:table-row>
        <table:table-row table:style-name="ro1">
          <table:table-cell office:value-type="float" office:value="-2.4008179" calcext:value-type="float">
            <text:p>-2,4008179</text:p>
          </table:table-cell>
          <table:table-cell office:value-type="float" office:value="-0.07072294" calcext:value-type="float">
            <text:p>-0,07072294</text:p>
          </table:table-cell>
          <table:table-cell office:value-type="float" office:value="-2.3828125" calcext:value-type="float">
            <text:p>-2,3828125</text:p>
          </table:table-cell>
          <table:table-cell table:number-columns-repeated="4"/>
        </table:table-row>
        <table:table-row table:style-name="ro1">
          <table:table-cell office:value-type="float" office:value="3.654831" calcext:value-type="float">
            <text:p>3,654831</text:p>
          </table:table-cell>
          <table:table-cell office:value-type="float" office:value="0.2293793" calcext:value-type="float">
            <text:p>0,2293793</text:p>
          </table:table-cell>
          <table:table-cell office:value-type="float" office:value="3.6523438" calcext:value-type="float">
            <text:p>3,6523438</text:p>
          </table:table-cell>
          <table:table-cell table:number-columns-repeated="4"/>
        </table:table-row>
        <table:table-row table:style-name="ro1">
          <table:table-cell office:value-type="float" office:value="-4.2386007" calcext:value-type="float">
            <text:p>-4,2386007</text:p>
          </table:table-cell>
          <table:table-cell office:value-type="float" office:value="-0.22747457" calcext:value-type="float">
            <text:p>-0,22747457</text:p>
          </table:table-cell>
          <table:table-cell office:value-type="float" office:value="-4.2382813" calcext:value-type="float">
            <text:p>-4,2382813</text:p>
          </table:table-cell>
          <table:table-cell table:number-columns-repeated="4"/>
        </table:table-row>
        <table:table-row table:style-name="ro1">
          <table:table-cell office:value-type="float" office:value="2.1222878" calcext:value-type="float">
            <text:p>2,1222878</text:p>
          </table:table-cell>
          <table:table-cell office:value-type="float" office:value="0.30235052" calcext:value-type="float">
            <text:p>0,30235052</text:p>
          </table:table-cell>
          <table:table-cell office:value-type="float" office:value="2.109375" calcext:value-type="float">
            <text:p>2,109375</text:p>
          </table:table-cell>
          <table:table-cell table:number-columns-repeated="4"/>
        </table:table-row>
        <table:table-row table:style-name="ro1">
          <table:table-cell office:value-type="float" office:value="-0.8721924" calcext:value-type="float">
            <text:p>-0,8721924</text:p>
          </table:table-cell>
          <table:table-cell office:value-type="float" office:value="0.037064552" calcext:value-type="float">
            <text:p>0,037064552</text:p>
          </table:table-cell>
          <table:table-cell office:value-type="float" office:value="-0.859375" calcext:value-type="float">
            <text:p>-0,859375</text:p>
          </table:table-cell>
          <table:table-cell table:number-columns-repeated="4"/>
        </table:table-row>
        <table:table-row table:style-name="ro1">
          <table:table-cell office:value-type="float" office:value="1.1687088" calcext:value-type="float">
            <text:p>1,1687088</text:p>
          </table:table-cell>
          <table:table-cell office:value-type="float" office:value="0.1460886" calcext:value-type="float">
            <text:p>0,1460886</text:p>
          </table:table-cell>
          <table:table-cell office:value-type="float" office:value="1.1523438" calcext:value-type="float">
            <text:p>1,1523438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838518" calcext:value-type="float">
            <text:p>-1,08385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429682" calcext:value-type="float">
            <text:p>-0,842968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448628" calcext:value-type="float">
            <text:p>-1,74486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89492" calcext:value-type="float">
            <text:p>-0,6894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3920445" calcext:value-type="float">
            <text:p>-0,9392044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164938" calcext:value-type="float">
            <text:p>-1,01649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105069" calcext:value-type="float">
            <text:p>-1,010506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8.6708145" calcext:value-type="float">
            <text:p>-8,6708145</text:p>
          </table:table-cell>
          <table:table-cell office:value-type="float" office:value="-1.5826163" calcext:value-type="float">
            <text:p>-1,5826163</text:p>
          </table:table-cell>
          <table:table-cell office:value-type="float" office:value="-8.652344" calcext:value-type="float">
            <text:p>-8,652344</text:p>
          </table:table-cell>
          <table:table-cell table:number-columns-repeated="4"/>
        </table:table-row>
        <table:table-row table:style-name="ro1">
          <table:table-cell office:value-type="float" office:value="1.9270687" calcext:value-type="float">
            <text:p>1,9270687</text:p>
          </table:table-cell>
          <table:table-cell office:value-type="float" office:value="-0.7388547" calcext:value-type="float">
            <text:p>-0,7388547</text:p>
          </table:table-cell>
          <table:table-cell office:value-type="float" office:value="1.9140625" calcext:value-type="float">
            <text:p>1,9140625</text:p>
          </table:table-cell>
          <table:table-cell table:number-columns-repeated="4"/>
        </table:table-row>
        <table:table-row table:style-name="ro1">
          <table:table-cell office:value-type="float" office:value="-7.2151566" calcext:value-type="float">
            <text:p>-7,2151566</text:p>
          </table:table-cell>
          <table:table-cell office:value-type="float" office:value="-0.047113" calcext:value-type="float">
            <text:p>-0,047113</text:p>
          </table:table-cell>
          <table:table-cell office:value-type="float" office:value="-7.2070313" calcext:value-type="float">
            <text:p>-7,2070313</text:p>
          </table:table-cell>
          <table:table-cell table:number-columns-repeated="4"/>
        </table:table-row>
        <table:table-row table:style-name="ro1">
          <table:table-cell office:value-type="float" office:value="8.442966" calcext:value-type="float">
            <text:p>8,442966</text:p>
          </table:table-cell>
          <table:table-cell office:value-type="float" office:value="1.1696517" calcext:value-type="float">
            <text:p>1,1696517</text:p>
          </table:table-cell>
          <table:table-cell office:value-type="float" office:value="8.4375" calcext:value-type="float">
            <text:p>8,4375</text:p>
          </table:table-cell>
          <table:table-cell table:number-columns-repeated="4"/>
        </table:table-row>
        <table:table-row table:style-name="ro1">
          <table:table-cell office:value-type="float" office:value="-1.9976997" calcext:value-type="float">
            <text:p>-1,9976997</text:p>
          </table:table-cell>
          <table:table-cell office:value-type="float" office:value="0.46200848" calcext:value-type="float">
            <text:p>0,46200848</text:p>
          </table:table-cell>
          <table:table-cell office:value-type="float" office:value="-1.9921875" calcext:value-type="float">
            <text:p>-1,9921875</text:p>
          </table:table-cell>
          <table:table-cell table:number-columns-repeated="4"/>
        </table:table-row>
        <table:table-row table:style-name="ro1">
          <table:table-cell office:value-type="float" office:value="-0.61831474" calcext:value-type="float">
            <text:p>-0,61831474</text:p>
          </table:table-cell>
          <table:table-cell office:value-type="float" office:value="1.8028743" calcext:value-type="float">
            <text:p>1,8028743</text:p>
          </table:table-cell>
          <table:table-cell office:value-type="float" office:value="-0.60546875" calcext:value-type="float">
            <text:p>-0,60546875</text:p>
          </table:table-cell>
          <table:table-cell table:number-columns-repeated="4"/>
        </table:table-row>
        <table:table-row table:style-name="ro1">
          <table:table-cell office:value-type="float" office:value="0.04789543" calcext:value-type="float">
            <text:p>0,04789543</text:p>
          </table:table-cell>
          <table:table-cell office:value-type="float" office:value="1.1867557" calcext:value-type="float">
            <text:p>1,1867557</text:p>
          </table:table-cell>
          <table:table-cell office:value-type="float" office:value="0.0390625" calcext:value-type="float">
            <text:p>0,0390625</text:p>
          </table:table-cell>
          <table:table-cell table:number-columns-repeated="4"/>
        </table:table-row>
        <table:table-row table:style-name="ro1">
          <table:table-cell office:value-type="float" office:value="-4.576876" calcext:value-type="float">
            <text:p>-4,576876</text:p>
          </table:table-cell>
          <table:table-cell office:value-type="float" office:value="1.0377712" calcext:value-type="float">
            <text:p>1,0377712</text:p>
          </table:table-cell>
          <table:table-cell office:value-type="float" office:value="-4.5703125" calcext:value-type="float">
            <text:p>-4,5703125</text:p>
          </table:table-cell>
          <table:table-cell table:number-columns-repeated="4"/>
        </table:table-row>
        <table:table-row table:style-name="ro1">
          <table:table-cell office:value-type="float" office:value="-1.920721" calcext:value-type="float">
            <text:p>-1,920721</text:p>
          </table:table-cell>
          <table:table-cell office:value-type="float" office:value="1.3597448" calcext:value-type="float">
            <text:p>1,3597448</text:p>
          </table:table-cell>
          <table:table-cell office:value-type="float" office:value="-1.9140625" calcext:value-type="float">
            <text:p>-1,9140625</text:p>
          </table:table-cell>
          <table:table-cell table:number-columns-repeated="4"/>
        </table:table-row>
        <table:table-row table:style-name="ro1">
          <table:table-cell office:value-type="float" office:value="7.4610023" calcext:value-type="float">
            <text:p>7,4610023</text:p>
          </table:table-cell>
          <table:table-cell office:value-type="float" office:value="1.0985286" calcext:value-type="float">
            <text:p>1,0985286</text:p>
          </table:table-cell>
          <table:table-cell office:value-type="float" office:value="7.4609375" calcext:value-type="float">
            <text:p>7,4609375</text:p>
          </table:table-cell>
          <table:table-cell table:number-columns-repeated="4"/>
        </table:table-row>
        <table:table-row table:style-name="ro1">
          <table:table-cell office:value-type="float" office:value="2.518961" calcext:value-type="float">
            <text:p>2,518961</text:p>
          </table:table-cell>
          <table:table-cell office:value-type="float" office:value="0.36379957" calcext:value-type="float">
            <text:p>0,36379957</text:p>
          </table:table-cell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float" office:value="2.7818203" calcext:value-type="float">
            <text:p>2,7818203</text:p>
          </table:table-cell>
          <table:table-cell office:value-type="float" office:value="0.82630044" calcext:value-type="float">
            <text:p>0,82630044</text:p>
          </table:table-cell>
          <table:table-cell office:value-type="float" office:value="2.7734375" calcext:value-type="float">
            <text:p>2,7734375</text:p>
          </table:table-cell>
          <table:table-cell table:number-columns-repeated="4"/>
        </table:table-row>
        <table:table-row table:style-name="ro1">
          <table:table-cell office:value-type="float" office:value="8.729227" calcext:value-type="float">
            <text:p>8,729227</text:p>
          </table:table-cell>
          <table:table-cell office:value-type="float" office:value="1.0682709" calcext:value-type="float">
            <text:p>1,0682709</text:p>
          </table:table-cell>
          <table:table-cell office:value-type="float" office:value="8.7109375" calcext:value-type="float">
            <text:p>8,7109375</text:p>
          </table:table-cell>
          <table:table-cell table:number-columns-repeated="4"/>
        </table:table-row>
        <table:table-row table:style-name="ro1">
          <table:table-cell office:value-type="float" office:value="-5.5472636" calcext:value-type="float">
            <text:p>-5,5472636</text:p>
          </table:table-cell>
          <table:table-cell office:value-type="float" office:value="0.45954227" calcext:value-type="float">
            <text:p>0,45954227</text:p>
          </table:table-cell>
          <table:table-cell office:value-type="float" office:value="-5.546875" calcext:value-type="float">
            <text:p>-5,546875</text:p>
          </table:table-cell>
          <table:table-cell table:number-columns-repeated="4"/>
        </table:table-row>
        <table:table-row table:style-name="ro1">
          <table:table-cell office:value-type="float" office:value="-1.14398" calcext:value-type="float">
            <text:p>-1,14398</text:p>
          </table:table-cell>
          <table:table-cell office:value-type="float" office:value="1.5655884" calcext:value-type="float">
            <text:p>1,5655884</text:p>
          </table:table-cell>
          <table:table-cell office:value-type="float" office:value="-1.1328125" calcext:value-type="float">
            <text:p>-1,1328125</text:p>
          </table:table-cell>
          <table:table-cell table:number-columns-repeated="4"/>
        </table:table-row>
        <table:table-row table:style-name="ro1">
          <table:table-cell office:value-type="float" office:value="-2.0010877" calcext:value-type="float">
            <text:p>-2,0010877</text:p>
          </table:table-cell>
          <table:table-cell office:value-type="float" office:value="2.3826895" calcext:value-type="float">
            <text:p>2,3826895</text:p>
          </table:table-cell>
          <table:table-cell office:value-type="float" office:value="-1.9921875" calcext:value-type="float">
            <text:p>-1,9921875</text:p>
          </table:table-cell>
          <table:table-cell table:number-columns-repeated="4"/>
        </table:table-row>
        <table:table-row table:style-name="ro1">
          <table:table-cell office:value-type="float" office:value="-4.010451" calcext:value-type="float">
            <text:p>-4,010451</text:p>
          </table:table-cell>
          <table:table-cell office:value-type="float" office:value="2.270924" calcext:value-type="float">
            <text:p>2,270924</text:p>
          </table:table-cell>
          <table:table-cell office:value-type="float" office:value="-4.0039063" calcext:value-type="float">
            <text:p>-4,0039063</text:p>
          </table:table-cell>
          <table:table-cell table:number-columns-repeated="4"/>
        </table:table-row>
        <table:table-row table:style-name="ro1">
          <table:table-cell office:value-type="float" office:value="1.5831709" calcext:value-type="float">
            <text:p>1,5831709</text:p>
          </table:table-cell>
          <table:table-cell office:value-type="float" office:value="2.129465" calcext:value-type="float">
            <text:p>2,129465</text:p>
          </table:table-cell>
          <table:table-cell office:value-type="float" office:value="1.5820313" calcext:value-type="float">
            <text:p>1,5820313</text:p>
          </table:table-cell>
          <table:table-cell table:number-columns-repeated="4"/>
        </table:table-row>
        <table:table-row table:style-name="ro1">
          <table:table-cell office:value-type="float" office:value="6.2189674" calcext:value-type="float">
            <text:p>6,2189674</text:p>
          </table:table-cell>
          <table:table-cell office:value-type="float" office:value="0.8317679" calcext:value-type="float">
            <text:p>0,8317679</text:p>
          </table:table-cell>
          <table:table-cell office:value-type="float" office:value="6.2109375" calcext:value-type="float">
            <text:p>6,2109375</text:p>
          </table:table-cell>
          <table:table-cell table:number-columns-repeated="4"/>
        </table:table-row>
        <table:table-row table:style-name="ro1">
          <table:table-cell office:value-type="float" office:value="4.7175837" calcext:value-type="float">
            <text:p>4,7175837</text:p>
          </table:table-cell>
          <table:table-cell office:value-type="float" office:value="1.2717298" calcext:value-type="float">
            <text:p>1,2717298</text:p>
          </table:table-cell>
          <table:table-cell office:value-type="float" office:value="4.7070313" calcext:value-type="float">
            <text:p>4,7070313</text:p>
          </table:table-cell>
          <table:table-cell table:number-columns-repeated="4"/>
        </table:table-row>
        <table:table-row table:style-name="ro1">
          <table:table-cell office:value-type="float" office:value="3.859398" calcext:value-type="float">
            <text:p>3,859398</text:p>
          </table:table-cell>
          <table:table-cell office:value-type="float" office:value="-0.034041822" calcext:value-type="float">
            <text:p>-0,034041822</text:p>
          </table:table-cell>
          <table:table-cell office:value-type="float" office:value="3.8476563" calcext:value-type="float">
            <text:p>3,8476563</text:p>
          </table:table-cell>
          <table:table-cell table:number-columns-repeated="4"/>
        </table:table-row>
        <table:table-row table:style-name="ro1">
          <table:table-cell office:value-type="float" office:value="3.3011055" calcext:value-type="float">
            <text:p>3,3011055</text:p>
          </table:table-cell>
          <table:table-cell office:value-type="float" office:value="-0.8216459" calcext:value-type="float">
            <text:p>-0,8216459</text:p>
          </table:table-cell>
          <table:table-cell office:value-type="float" office:value="3.3007813" calcext:value-type="float">
            <text:p>3,3007813</text:p>
          </table:table-cell>
          <table:table-cell table:number-columns-repeated="4"/>
        </table:table-row>
        <table:table-row table:style-name="ro1">
          <table:table-cell office:value-type="float" office:value="5.39283" calcext:value-type="float">
            <text:p>5,39283</text:p>
          </table:table-cell>
          <table:table-cell office:value-type="float" office:value="-0.6159215" calcext:value-type="float">
            <text:p>-0,6159215</text:p>
          </table:table-cell>
          <table:table-cell office:value-type="float" office:value="5.390625" calcext:value-type="float">
            <text:p>5,390625</text:p>
          </table:table-cell>
          <table:table-cell table:number-columns-repeated="4"/>
        </table:table-row>
        <table:table-row table:style-name="ro1">
          <table:table-cell office:value-type="float" office:value="-2.8952122" calcext:value-type="float">
            <text:p>-2,8952122</text:p>
          </table:table-cell>
          <table:table-cell office:value-type="float" office:value="-0.7838454" calcext:value-type="float">
            <text:p>-0,7838454</text:p>
          </table:table-cell>
          <table:table-cell office:value-type="float" office:value="-2.890625" calcext:value-type="float">
            <text:p>-2,890625</text:p>
          </table:table-cell>
          <table:table-cell table:number-columns-repeated="4"/>
        </table:table-row>
        <table:table-row table:style-name="ro1">
          <table:table-cell office:value-type="float" office:value="-5.1421213" calcext:value-type="float">
            <text:p>-5,1421213</text:p>
          </table:table-cell>
          <table:table-cell office:value-type="float" office:value="-1.1987796" calcext:value-type="float">
            <text:p>-1,1987796</text:p>
          </table:table-cell>
          <table:table-cell office:value-type="float" office:value="-5.1367188" calcext:value-type="float">
            <text:p>-5,1367188</text:p>
          </table:table-cell>
          <table:table-cell table:number-columns-repeated="4"/>
        </table:table-row>
        <table:table-row table:style-name="ro1">
          <table:table-cell office:value-type="float" office:value="-8.798407" calcext:value-type="float">
            <text:p>-8,798407</text:p>
          </table:table-cell>
          <table:table-cell office:value-type="float" office:value="-0.6903447" calcext:value-type="float">
            <text:p>-0,6903447</text:p>
          </table:table-cell>
          <table:table-cell office:value-type="float" office:value="-8.7890625" calcext:value-type="float">
            <text:p>-8,7890625</text:p>
          </table:table-cell>
          <table:table-cell table:number-columns-repeated="4"/>
        </table:table-row>
        <table:table-row table:style-name="ro1">
          <table:table-cell office:value-type="float" office:value="9.738663" calcext:value-type="float">
            <text:p>9,738663</text:p>
          </table:table-cell>
          <table:table-cell office:value-type="float" office:value="0.6373498" calcext:value-type="float">
            <text:p>0,6373498</text:p>
          </table:table-cell>
          <table:table-cell office:value-type="float" office:value="9.7265625" calcext:value-type="float">
            <text:p>9,7265625</text:p>
          </table:table-cell>
          <table:table-cell table:number-columns-repeated="4"/>
        </table:table-row>
        <table:table-row table:style-name="ro1">
          <table:table-cell office:value-type="float" office:value="-5.7285905" calcext:value-type="float">
            <text:p>-5,7285905</text:p>
          </table:table-cell>
          <table:table-cell office:value-type="float" office:value="-0.059135973" calcext:value-type="float">
            <text:p>-0,059135973</text:p>
          </table:table-cell>
          <table:table-cell office:value-type="float" office:value="-5.7226563" calcext:value-type="float">
            <text:p>-5,7226563</text:p>
          </table:table-cell>
          <table:table-cell table:number-columns-repeated="4"/>
        </table:table-row>
        <table:table-row table:style-name="ro1">
          <table:table-cell office:value-type="float" office:value="-2.4414349" calcext:value-type="float">
            <text:p>-2,4414349</text:p>
          </table:table-cell>
          <table:table-cell office:value-type="float" office:value="1.0879753" calcext:value-type="float">
            <text:p>1,0879753</text:p>
          </table:table-cell>
          <table:table-cell office:value-type="float" office:value="-2.4414063" calcext:value-type="float">
            <text:p>-2,4414063</text:p>
          </table:table-cell>
          <table:table-cell table:number-columns-repeated="4"/>
        </table:table-row>
        <table:table-row table:style-name="ro1">
          <table:table-cell office:value-type="float" office:value="4.9469013" calcext:value-type="float">
            <text:p>4,9469013</text:p>
          </table:table-cell>
          <table:table-cell office:value-type="float" office:value="1.9773705" calcext:value-type="float">
            <text:p>1,9773705</text:p>
          </table:table-cell>
          <table:table-cell office:value-type="float" office:value="4.9414063" calcext:value-type="float">
            <text:p>4,9414063</text:p>
          </table:table-cell>
          <table:table-cell table:number-columns-repeated="4"/>
        </table:table-row>
        <table:table-row table:style-name="ro1">
          <table:table-cell office:value-type="float" office:value="4.0494366" calcext:value-type="float">
            <text:p>4,0494366</text:p>
          </table:table-cell>
          <table:table-cell office:value-type="float" office:value="1.048498" calcext:value-type="float">
            <text:p>1,048498</text:p>
          </table:table-cell>
          <table:table-cell office:value-type="float" office:value="4.0429688" calcext:value-type="float">
            <text:p>4,0429688</text:p>
          </table:table-cell>
          <table:table-cell table:number-columns-repeated="4"/>
        </table:table-row>
        <table:table-row table:style-name="ro1">
          <table:table-cell office:value-type="float" office:value="-6.214683" calcext:value-type="float">
            <text:p>-6,214683</text:p>
          </table:table-cell>
          <table:table-cell office:value-type="float" office:value="0.72437197" calcext:value-type="float">
            <text:p>0,72437197</text:p>
          </table:table-cell>
          <table:table-cell office:value-type="float" office:value="-6.2109375" calcext:value-type="float">
            <text:p>-6,2109375</text:p>
          </table:table-cell>
          <table:table-cell table:number-columns-repeated="4"/>
        </table:table-row>
        <table:table-row table:style-name="ro1">
          <table:table-cell office:value-type="float" office:value="-1.0746431" calcext:value-type="float">
            <text:p>-1,0746431</text:p>
          </table:table-cell>
          <table:table-cell office:value-type="float" office:value="2.0980744" calcext:value-type="float">
            <text:p>2,0980744</text:p>
          </table:table-cell>
          <table:table-cell office:value-type="float" office:value="-1.0742188" calcext:value-type="float">
            <text:p>-1,0742188</text:p>
          </table:table-cell>
          <table:table-cell table:number-columns-repeated="4"/>
        </table:table-row>
        <table:table-row table:style-name="ro1">
          <table:table-cell office:value-type="float" office:value="1.8231487" calcext:value-type="float">
            <text:p>1,8231487</text:p>
          </table:table-cell>
          <table:table-cell office:value-type="float" office:value="1.6709721" calcext:value-type="float">
            <text:p>1,6709721</text:p>
          </table:table-cell>
          <table:table-cell office:value-type="float" office:value="1.8164063" calcext:value-type="float">
            <text:p>1,8164063</text:p>
          </table:table-cell>
          <table:table-cell table:number-columns-repeated="4"/>
        </table:table-row>
        <table:table-row table:style-name="ro1">
          <table:table-cell office:value-type="float" office:value="4.1667767" calcext:value-type="float">
            <text:p>4,1667767</text:p>
          </table:table-cell>
          <table:table-cell office:value-type="float" office:value="1.9074494" calcext:value-type="float">
            <text:p>1,9074494</text:p>
          </table:table-cell>
          <table:table-cell office:value-type="float" office:value="4.1601563" calcext:value-type="float">
            <text:p>4,1601563</text:p>
          </table:table-cell>
          <table:table-cell table:number-columns-repeated="4"/>
        </table:table-row>
        <table:table-row table:style-name="ro1">
          <table:table-cell office:value-type="float" office:value="3.4483004" calcext:value-type="float">
            <text:p>3,4483004</text:p>
          </table:table-cell>
          <table:table-cell office:value-type="float" office:value="1.6777662" calcext:value-type="float">
            <text:p>1,6777662</text:p>
          </table:table-cell>
          <table:table-cell office:value-type="float" office:value="3.4375" calcext:value-type="float">
            <text:p>3,4375</text:p>
          </table:table-cell>
          <table:table-cell table:number-columns-repeated="4"/>
        </table:table-row>
        <table:table-row table:style-name="ro1">
          <table:table-cell office:value-type="float" office:value="4.673727" calcext:value-type="float">
            <text:p>4,673727</text:p>
          </table:table-cell>
          <table:table-cell office:value-type="float" office:value="2.40035" calcext:value-type="float">
            <text:p>2,40035</text:p>
          </table:table-cell>
          <table:table-cell office:value-type="float" office:value="4.6679688" calcext:value-type="float">
            <text:p>4,6679688</text:p>
          </table:table-cell>
          <table:table-cell table:number-columns-repeated="4"/>
        </table:table-row>
        <table:table-row table:style-name="ro1">
          <table:table-cell office:value-type="float" office:value="-2.4840784" calcext:value-type="float">
            <text:p>-2,4840784</text:p>
          </table:table-cell>
          <table:table-cell office:value-type="float" office:value="2.6729467" calcext:value-type="float">
            <text:p>2,6729467</text:p>
          </table:table-cell>
          <table:table-cell office:value-type="float" office:value="-2.4804688" calcext:value-type="float">
            <text:p>-2,4804688</text:p>
          </table:table-cell>
          <table:table-cell table:number-columns-repeated="4"/>
        </table:table-row>
        <table:table-row table:style-name="ro1">
          <table:table-cell office:value-type="float" office:value="1.4564276" calcext:value-type="float">
            <text:p>1,4564276</text:p>
          </table:table-cell>
          <table:table-cell office:value-type="float" office:value="2.6312492" calcext:value-type="float">
            <text:p>2,6312492</text:p>
          </table:table-cell>
          <table:table-cell office:value-type="float" office:value="1.4453125" calcext:value-type="float">
            <text:p>1,4453125</text:p>
          </table:table-cell>
          <table:table-cell table:number-columns-repeated="4"/>
        </table:table-row>
        <table:table-row table:style-name="ro1">
          <table:table-cell office:value-type="float" office:value="4.7749376" calcext:value-type="float">
            <text:p>4,7749376</text:p>
          </table:table-cell>
          <table:table-cell office:value-type="float" office:value="2.9616566" calcext:value-type="float">
            <text:p>2,9616566</text:p>
          </table:table-cell>
          <table:table-cell office:value-type="float" office:value="4.765625" calcext:value-type="float">
            <text:p>4,765625</text:p>
          </table:table-cell>
          <table:table-cell table:number-columns-repeated="4"/>
        </table:table-row>
        <table:table-row table:style-name="ro1">
          <table:table-cell office:value-type="float" office:value="-4.4914627" calcext:value-type="float">
            <text:p>-4,4914627</text:p>
          </table:table-cell>
          <table:table-cell office:value-type="float" office:value="2.1012318" calcext:value-type="float">
            <text:p>2,1012318</text:p>
          </table:table-cell>
          <table:table-cell office:value-type="float" office:value="-4.4726563" calcext:value-type="float">
            <text:p>-4,4726563</text:p>
          </table:table-cell>
          <table:table-cell table:number-columns-repeated="4"/>
        </table:table-row>
        <table:table-row table:style-name="ro1">
          <table:table-cell office:value-type="float" office:value="3.7149668" calcext:value-type="float">
            <text:p>3,7149668</text:p>
          </table:table-cell>
          <table:table-cell office:value-type="float" office:value="3.477012" calcext:value-type="float">
            <text:p>3,477012</text:p>
          </table:table-cell>
          <table:table-cell office:value-type="float" office:value="3.7109375" calcext:value-type="float">
            <text:p>3,7109375</text:p>
          </table:table-cell>
          <table:table-cell table:number-columns-repeated="4"/>
        </table:table-row>
        <table:table-row table:style-name="ro1">
          <table:table-cell office:value-type="float" office:value="2.3293114" calcext:value-type="float">
            <text:p>2,3293114</text:p>
          </table:table-cell>
          <table:table-cell office:value-type="float" office:value="2.3824232" calcext:value-type="float">
            <text:p>2,3824232</text:p>
          </table:table-cell>
          <table:table-cell office:value-type="float" office:value="2.3242188" calcext:value-type="float">
            <text:p>2,3242188</text:p>
          </table:table-cell>
          <table:table-cell table:number-columns-repeated="4"/>
        </table:table-row>
        <table:table-row table:style-name="ro1">
          <table:table-cell office:value-type="float" office:value="9.2289715" calcext:value-type="float">
            <text:p>9,2289715</text:p>
          </table:table-cell>
          <table:table-cell office:value-type="float" office:value="2.0658689" calcext:value-type="float">
            <text:p>2,0658689</text:p>
          </table:table-cell>
          <table:table-cell office:value-type="float" office:value="9.21875" calcext:value-type="float">
            <text:p>9,21875</text:p>
          </table:table-cell>
          <table:table-cell table:number-columns-repeated="4"/>
        </table:table-row>
        <table:table-row table:style-name="ro1">
          <table:table-cell office:value-type="float" office:value="6.8545" calcext:value-type="float">
            <text:p>6,8545</text:p>
          </table:table-cell>
          <table:table-cell office:value-type="float" office:value="2.0913134" calcext:value-type="float">
            <text:p>2,0913134</text:p>
          </table:table-cell>
          <table:table-cell office:value-type="float" office:value="6.8359375" calcext:value-type="float">
            <text:p>6,8359375</text:p>
          </table:table-cell>
          <table:table-cell table:number-columns-repeated="4"/>
        </table:table-row>
        <table:table-row table:style-name="ro1">
          <table:table-cell office:value-type="float" office:value="-2.8176594" calcext:value-type="float">
            <text:p>-2,8176594</text:p>
          </table:table-cell>
          <table:table-cell office:value-type="float" office:value="1.3727636" calcext:value-type="float">
            <text:p>1,3727636</text:p>
          </table:table-cell>
          <table:table-cell office:value-type="float" office:value="-2.8125" calcext:value-type="float">
            <text:p>-2,8125</text:p>
          </table:table-cell>
          <table:table-cell table:number-columns-repeated="4"/>
        </table:table-row>
        <table:table-row table:style-name="ro1">
          <table:table-cell office:value-type="float" office:value="4.0996885" calcext:value-type="float">
            <text:p>4,0996885</text:p>
          </table:table-cell>
          <table:table-cell office:value-type="float" office:value="0.6527777" calcext:value-type="float">
            <text:p>0,6527777</text:p>
          </table:table-cell>
          <table:table-cell office:value-type="float" office:value="4.0820313" calcext:value-type="float">
            <text:p>4,0820313</text:p>
          </table:table-cell>
          <table:table-cell table:number-columns-repeated="4"/>
        </table:table-row>
        <table:table-row table:style-name="ro1">
          <table:table-cell office:value-type="float" office:value="-2.1084619" calcext:value-type="float">
            <text:p>-2,1084619</text:p>
          </table:table-cell>
          <table:table-cell office:value-type="float" office:value="1.2645227" calcext:value-type="float">
            <text:p>1,2645227</text:p>
          </table:table-cell>
          <table:table-cell office:value-type="float" office:value="-2.0898438" calcext:value-type="float">
            <text:p>-2,0898438</text:p>
          </table:table-cell>
          <table:table-cell table:number-columns-repeated="4"/>
        </table:table-row>
        <table:table-row table:style-name="ro1">
          <table:table-cell office:value-type="float" office:value="6.514778" calcext:value-type="float">
            <text:p>6,514778</text:p>
          </table:table-cell>
          <table:table-cell office:value-type="float" office:value="0.97374266" calcext:value-type="float">
            <text:p>0,97374266</text:p>
          </table:table-cell>
          <table:table-cell office:value-type="float" office:value="6.5039063" calcext:value-type="float">
            <text:p>6,5039063</text:p>
          </table:table-cell>
          <table:table-cell table:number-columns-repeated="4"/>
        </table:table-row>
        <table:table-row table:style-name="ro1">
          <table:table-cell office:value-type="float" office:value="-5.0417447" calcext:value-type="float">
            <text:p>-5,0417447</text:p>
          </table:table-cell>
          <table:table-cell office:value-type="float" office:value="0.59862256" calcext:value-type="float">
            <text:p>0,59862256</text:p>
          </table:table-cell>
          <table:table-cell office:value-type="float" office:value="-5.0390625" calcext:value-type="float">
            <text:p>-5,0390625</text:p>
          </table:table-cell>
          <table:table-cell table:number-columns-repeated="4"/>
        </table:table-row>
        <table:table-row table:style-name="ro1">
          <table:table-cell office:value-type="float" office:value="-0.2031231" calcext:value-type="float">
            <text:p>-0,2031231</text:p>
          </table:table-cell>
          <table:table-cell office:value-type="float" office:value="2.19914" calcext:value-type="float">
            <text:p>2,19914</text:p>
          </table:table-cell>
          <table:table-cell office:value-type="float" office:value="-0.1953125" calcext:value-type="float">
            <text:p>-0,1953125</text:p>
          </table:table-cell>
          <table:table-cell table:number-columns-repeated="4"/>
        </table:table-row>
        <table:table-row table:style-name="ro1">
          <table:table-cell office:value-type="float" office:value="9.432529" calcext:value-type="float">
            <text:p>9,432529</text:p>
          </table:table-cell>
          <table:table-cell office:value-type="float" office:value="3.3374648" calcext:value-type="float">
            <text:p>3,3374648</text:p>
          </table:table-cell>
          <table:table-cell office:value-type="float" office:value="9.4140625" calcext:value-type="float">
            <text:p>9,4140625</text:p>
          </table:table-cell>
          <table:table-cell table:number-columns-repeated="4"/>
        </table:table-row>
        <table:table-row table:style-name="ro1">
          <table:table-cell office:value-type="float" office:value="1.106102" calcext:value-type="float">
            <text:p>1,106102</text:p>
          </table:table-cell>
          <table:table-cell office:value-type="float" office:value="3.0115352" calcext:value-type="float">
            <text:p>3,0115352</text:p>
          </table:table-cell>
          <table:table-cell office:value-type="float" office:value="1.09375" calcext:value-type="float">
            <text:p>1,09375</text:p>
          </table:table-cell>
          <table:table-cell table:number-columns-repeated="4"/>
        </table:table-row>
        <table:table-row table:style-name="ro1">
          <table:table-cell office:value-type="float" office:value="-8.577547" calcext:value-type="float">
            <text:p>-8,577547</text:p>
          </table:table-cell>
          <table:table-cell office:value-type="float" office:value="4.0955553" calcext:value-type="float">
            <text:p>4,0955553</text:p>
          </table:table-cell>
          <table:table-cell office:value-type="float" office:value="-8.574219" calcext:value-type="float">
            <text:p>-8,574219</text:p>
          </table:table-cell>
          <table:table-cell table:number-columns-repeated="4"/>
        </table:table-row>
        <table:table-row table:style-name="ro1">
          <table:table-cell office:value-type="float" office:value="8.993649" calcext:value-type="float">
            <text:p>8,993649</text:p>
          </table:table-cell>
          <table:table-cell office:value-type="float" office:value="4.9984183" calcext:value-type="float">
            <text:p>4,9984183</text:p>
          </table:table-cell>
          <table:table-cell office:value-type="float" office:value="8.984375" calcext:value-type="float">
            <text:p>8,984375</text:p>
          </table:table-cell>
          <table:table-cell table:number-columns-repeated="4"/>
        </table:table-row>
        <table:table-row table:style-name="ro1">
          <table:table-cell office:value-type="float" office:value="-4.4347024" calcext:value-type="float">
            <text:p>-4,4347024</text:p>
          </table:table-cell>
          <table:table-cell office:value-type="float" office:value="4.227953" calcext:value-type="float">
            <text:p>4,227953</text:p>
          </table:table-cell>
          <table:table-cell office:value-type="float" office:value="-4.4335938" calcext:value-type="float">
            <text:p>-4,4335938</text:p>
          </table:table-cell>
          <table:table-cell table:number-columns-repeated="4"/>
        </table:table-row>
        <table:table-row table:style-name="ro1">
          <table:table-cell office:value-type="float" office:value="3.5138178" calcext:value-type="float">
            <text:p>3,5138178</text:p>
          </table:table-cell>
          <table:table-cell office:value-type="float" office:value="5.3348" calcext:value-type="float">
            <text:p>5,3348</text:p>
          </table:table-cell>
          <table:table-cell office:value-type="float" office:value="3.4960938" calcext:value-type="float">
            <text:p>3,4960938</text:p>
          </table:table-cell>
          <table:table-cell table:number-columns-repeated="4"/>
        </table:table-row>
        <table:table-row table:style-name="ro1">
          <table:table-cell office:value-type="float" office:value="7.762396" calcext:value-type="float">
            <text:p>7,762396</text:p>
          </table:table-cell>
          <table:table-cell office:value-type="float" office:value="4.8955727" calcext:value-type="float">
            <text:p>4,8955727</text:p>
          </table:table-cell>
          <table:table-cell office:value-type="float" office:value="7.7539063" calcext:value-type="float">
            <text:p>7,7539063</text:p>
          </table:table-cell>
          <table:table-cell table:number-columns-repeated="4"/>
        </table:table-row>
        <table:table-row table:style-name="ro1">
          <table:table-cell office:value-type="float" office:value="8.903475" calcext:value-type="float">
            <text:p>8,903475</text:p>
          </table:table-cell>
          <table:table-cell office:value-type="float" office:value="3.9252727" calcext:value-type="float">
            <text:p>3,9252727</text:p>
          </table:table-cell>
          <table:table-cell office:value-type="float" office:value="8.886719" calcext:value-type="float">
            <text:p>8,886719</text:p>
          </table:table-cell>
          <table:table-cell table:number-columns-repeated="4"/>
        </table:table-row>
        <table:table-row table:style-name="ro1">
          <table:table-cell office:value-type="float" office:value="6.8250923" calcext:value-type="float">
            <text:p>6,8250923</text:p>
          </table:table-cell>
          <table:table-cell office:value-type="float" office:value="2.8123386" calcext:value-type="float">
            <text:p>2,8123386</text:p>
          </table:table-cell>
          <table:table-cell office:value-type="float" office:value="6.8164063" calcext:value-type="float">
            <text:p>6,8164063</text:p>
          </table:table-cell>
          <table:table-cell table:number-columns-repeated="4"/>
        </table:table-row>
        <table:table-row table:style-name="ro1">
          <table:table-cell office:value-type="float" office:value="9.778263" calcext:value-type="float">
            <text:p>9,778263</text:p>
          </table:table-cell>
          <table:table-cell office:value-type="float" office:value="1.9592019" calcext:value-type="float">
            <text:p>1,9592019</text:p>
          </table:table-cell>
          <table:table-cell office:value-type="float" office:value="9.765625" calcext:value-type="float">
            <text:p>9,765625</text:p>
          </table:table-cell>
          <table:table-cell table:number-columns-repeated="4"/>
        </table:table-row>
        <table:table-row table:style-name="ro1">
          <table:table-cell office:value-type="float" office:value="-1.3546419" calcext:value-type="float">
            <text:p>-1,3546419</text:p>
          </table:table-cell>
          <table:table-cell office:value-type="float" office:value="0.73691905" calcext:value-type="float">
            <text:p>0,73691905</text:p>
          </table:table-cell>
          <table:table-cell office:value-type="float" office:value="-1.3476563" calcext:value-type="float">
            <text:p>-1,3476563</text:p>
          </table:table-cell>
          <table:table-cell table:number-columns-repeated="4"/>
        </table:table-row>
        <table:table-row table:style-name="ro1">
          <table:table-cell office:value-type="float" office:value="2.8299217" calcext:value-type="float">
            <text:p>2,8299217</text:p>
          </table:table-cell>
          <table:table-cell office:value-type="float" office:value="0.9062493" calcext:value-type="float">
            <text:p>0,9062493</text:p>
          </table:table-cell>
          <table:table-cell office:value-type="float" office:value="2.8125" calcext:value-type="float">
            <text:p>2,8125</text:p>
          </table:table-cell>
          <table:table-cell table:number-columns-repeated="4"/>
        </table:table-row>
        <table:table-row table:style-name="ro1">
          <table:table-cell office:value-type="float" office:value="4.4200726" calcext:value-type="float">
            <text:p>4,4200726</text:p>
          </table:table-cell>
          <table:table-cell office:value-type="float" office:value="0.55250907" calcext:value-type="float">
            <text:p>0,55250907</text:p>
          </table:table-cell>
          <table:table-cell office:value-type="float" office:value="4.4140625" calcext:value-type="float">
            <text:p>4,414062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7954857" calcext:value-type="float">
            <text:p>-0,479548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5319438" calcext:value-type="float">
            <text:p>0,0453194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92216" calcext:value-type="float">
            <text:p>-0,5922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71285" calcext:value-type="float">
            <text:p>0,599712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689118" calcext:value-type="float">
            <text:p>1,26891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119478" calcext:value-type="float">
            <text:p>1,111947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369245" calcext:value-type="float">
            <text:p>0,6236924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3.8363886" calcext:value-type="float">
            <text:p>-3,8363886</text:p>
          </table:table-cell>
          <table:table-cell office:value-type="float" office:value="0.40031153" calcext:value-type="float">
            <text:p>0,40031153</text:p>
          </table:table-cell>
          <table:table-cell office:value-type="float" office:value="-3.828125" calcext:value-type="float">
            <text:p>-3,828125</text:p>
          </table:table-cell>
          <table:table-cell table:number-columns-repeated="4"/>
        </table:table-row>
        <table:table-row table:style-name="ro1">
          <table:table-cell office:value-type="float" office:value="4.198944" calcext:value-type="float">
            <text:p>4,198944</text:p>
          </table:table-cell>
          <table:table-cell office:value-type="float" office:value="0.2577917" calcext:value-type="float">
            <text:p>0,2577917</text:p>
          </table:table-cell>
          <table:table-cell office:value-type="float" office:value="4.1796875" calcext:value-type="float">
            <text:p>4,1796875</text:p>
          </table:table-cell>
          <table:table-cell table:number-columns-repeated="4"/>
        </table:table-row>
        <table:table-row table:style-name="ro1">
          <table:table-cell office:value-type="float" office:value="-5.1002836" calcext:value-type="float">
            <text:p>-5,1002836</text:p>
          </table:table-cell>
          <table:table-cell office:value-type="float" office:value="-0.48631763" calcext:value-type="float">
            <text:p>-0,48631763</text:p>
          </table:table-cell>
          <table:table-cell office:value-type="float" office:value="-5.0976563" calcext:value-type="float">
            <text:p>-5,0976563</text:p>
          </table:table-cell>
          <table:table-cell table:number-columns-repeated="4"/>
        </table:table-row>
        <table:table-row table:style-name="ro1">
          <table:table-cell office:value-type="float" office:value="9.535431" calcext:value-type="float">
            <text:p>9,535431</text:p>
          </table:table-cell>
          <table:table-cell office:value-type="float" office:value="-0.7929653" calcext:value-type="float">
            <text:p>-0,7929653</text:p>
          </table:table-cell>
          <table:table-cell office:value-type="float" office:value="9.53125" calcext:value-type="float">
            <text:p>9,53125</text:p>
          </table:table-cell>
          <table:table-cell table:number-columns-repeated="4"/>
        </table:table-row>
        <table:table-row table:style-name="ro1">
          <table:table-cell office:value-type="float" office:value="5.353592" calcext:value-type="float">
            <text:p>5,353592</text:p>
          </table:table-cell>
          <table:table-cell office:value-type="float" office:value="-2.6918366" calcext:value-type="float">
            <text:p>-2,6918366</text:p>
          </table:table-cell>
          <table:table-cell office:value-type="float" office:value="5.3515625" calcext:value-type="float">
            <text:p>5,3515625</text:p>
          </table:table-cell>
          <table:table-cell table:number-columns-repeated="4"/>
        </table:table-row>
        <table:table-row table:style-name="ro1">
          <table:table-cell office:value-type="float" office:value="-1.2557125" calcext:value-type="float">
            <text:p>-1,2557125</text:p>
          </table:table-cell>
          <table:table-cell office:value-type="float" office:value="-2.2622464" calcext:value-type="float">
            <text:p>-2,2622464</text:p>
          </table:table-cell>
          <table:table-cell office:value-type="float" office:value="-1.25" calcext:value-type="float">
            <text:p>-1,25</text:p>
          </table:table-cell>
          <table:table-cell table:number-columns-repeated="4"/>
        </table:table-row>
        <table:table-row table:style-name="ro1">
          <table:table-cell office:value-type="float" office:value="-3.9060426" calcext:value-type="float">
            <text:p>-3,9060426</text:p>
          </table:table-cell>
          <table:table-cell office:value-type="float" office:value="-1.3897625" calcext:value-type="float">
            <text:p>-1,3897625</text:p>
          </table:table-cell>
          <table:table-cell office:value-type="float" office:value="-3.8867188" calcext:value-type="float">
            <text:p>-3,8867188</text:p>
          </table:table-cell>
          <table:table-cell table:number-columns-repeated="4"/>
        </table:table-row>
        <table:table-row table:style-name="ro1">
          <table:table-cell office:value-type="float" office:value="-1.7870474" calcext:value-type="float">
            <text:p>-1,7870474</text:p>
          </table:table-cell>
          <table:table-cell office:value-type="float" office:value="-1.9759258" calcext:value-type="float">
            <text:p>-1,9759258</text:p>
          </table:table-cell>
          <table:table-cell office:value-type="float" office:value="-1.7773438" calcext:value-type="float">
            <text:p>-1,7773438</text:p>
          </table:table-cell>
          <table:table-cell table:number-columns-repeated="4"/>
        </table:table-row>
        <table:table-row table:style-name="ro1">
          <table:table-cell office:value-type="float" office:value="-4.976547" calcext:value-type="float">
            <text:p>-4,976547</text:p>
          </table:table-cell>
          <table:table-cell office:value-type="float" office:value="-0.6619755" calcext:value-type="float">
            <text:p>-0,6619755</text:p>
          </table:table-cell>
          <table:table-cell office:value-type="float" office:value="-4.9609375" calcext:value-type="float">
            <text:p>-4,9609375</text:p>
          </table:table-cell>
          <table:table-cell table:number-columns-repeated="4"/>
        </table:table-row>
        <table:table-row table:style-name="ro1">
          <table:table-cell office:value-type="float" office:value="-1.753931" calcext:value-type="float">
            <text:p>-1,753931</text:p>
          </table:table-cell>
          <table:table-cell office:value-type="float" office:value="1.1102899" calcext:value-type="float">
            <text:p>1,1102899</text:p>
          </table:table-cell>
          <table:table-cell office:value-type="float" office:value="-1.7382813" calcext:value-type="float">
            <text:p>-1,7382813</text:p>
          </table:table-cell>
          <table:table-cell table:number-columns-repeated="4"/>
        </table:table-row>
        <table:table-row table:style-name="ro1">
          <table:table-cell office:value-type="float" office:value="-7.5534654" calcext:value-type="float">
            <text:p>-7,5534654</text:p>
          </table:table-cell>
          <table:table-cell office:value-type="float" office:value="1.1703343" calcext:value-type="float">
            <text:p>1,1703343</text:p>
          </table:table-cell>
          <table:table-cell office:value-type="float" office:value="-7.5390625" calcext:value-type="float">
            <text:p>-7,5390625</text:p>
          </table:table-cell>
          <table:table-cell table:number-columns-repeated="4"/>
        </table:table-row>
        <table:table-row table:style-name="ro1">
          <table:table-cell office:value-type="float" office:value="-5.655539" calcext:value-type="float">
            <text:p>-5,655539</text:p>
          </table:table-cell>
          <table:table-cell office:value-type="float" office:value="2.6066191" calcext:value-type="float">
            <text:p>2,6066191</text:p>
          </table:table-cell>
          <table:table-cell office:value-type="float" office:value="-5.6445313" calcext:value-type="float">
            <text:p>-5,6445313</text:p>
          </table:table-cell>
          <table:table-cell table:number-columns-repeated="4"/>
        </table:table-row>
        <table:table-row table:style-name="ro1">
          <table:table-cell office:value-type="float" office:value="8.790314" calcext:value-type="float">
            <text:p>8,790314</text:p>
          </table:table-cell>
          <table:table-cell office:value-type="float" office:value="2.4950671" calcext:value-type="float">
            <text:p>2,4950671</text:p>
          </table:table-cell>
          <table:table-cell office:value-type="float" office:value="8.7890625" calcext:value-type="float">
            <text:p>8,7890625</text:p>
          </table:table-cell>
          <table:table-cell table:number-columns-repeated="4"/>
        </table:table-row>
        <table:table-row table:style-name="ro1">
          <table:table-cell office:value-type="float" office:value="5.7241583" calcext:value-type="float">
            <text:p>5,7241583</text:p>
          </table:table-cell>
          <table:table-cell office:value-type="float" office:value="2.5838192" calcext:value-type="float">
            <text:p>2,5838192</text:p>
          </table:table-cell>
          <table:table-cell office:value-type="float" office:value="5.7226563" calcext:value-type="float">
            <text:p>5,7226563</text:p>
          </table:table-cell>
          <table:table-cell table:number-columns-repeated="4"/>
        </table:table-row>
        <table:table-row table:style-name="ro1">
          <table:table-cell office:value-type="float" office:value="-8.59535" calcext:value-type="float">
            <text:p>-8,59535</text:p>
          </table:table-cell>
          <table:table-cell office:value-type="float" office:value="1.6359198" calcext:value-type="float">
            <text:p>1,6359198</text:p>
          </table:table-cell>
          <table:table-cell office:value-type="float" office:value="-8.59375" calcext:value-type="float">
            <text:p>-8,59375</text:p>
          </table:table-cell>
          <table:table-cell table:number-columns-repeated="4"/>
        </table:table-row>
        <table:table-row table:style-name="ro1">
          <table:table-cell office:value-type="float" office:value="8.724556" calcext:value-type="float">
            <text:p>8,724556</text:p>
          </table:table-cell>
          <table:table-cell office:value-type="float" office:value="3.8923476" calcext:value-type="float">
            <text:p>3,8923476</text:p>
          </table:table-cell>
          <table:table-cell office:value-type="float" office:value="8.7109375" calcext:value-type="float">
            <text:p>8,7109375</text:p>
          </table:table-cell>
          <table:table-cell table:number-columns-repeated="4"/>
        </table:table-row>
        <table:table-row table:style-name="ro1">
          <table:table-cell office:value-type="float" office:value="9.201576" calcext:value-type="float">
            <text:p>9,201576</text:p>
          </table:table-cell>
          <table:table-cell office:value-type="float" office:value="1.7593304" calcext:value-type="float">
            <text:p>1,7593304</text:p>
          </table:table-cell>
          <table:table-cell office:value-type="float" office:value="9.199219" calcext:value-type="float">
            <text:p>9,199219</text:p>
          </table:table-cell>
          <table:table-cell table:number-columns-repeated="4"/>
        </table:table-row>
        <table:table-row table:style-name="ro1">
          <table:table-cell office:value-type="float" office:value="-1.2735748" calcext:value-type="float">
            <text:p>-1,2735748</text:p>
          </table:table-cell>
          <table:table-cell office:value-type="float" office:value="0.45150387" calcext:value-type="float">
            <text:p>0,45150387</text:p>
          </table:table-cell>
          <table:table-cell office:value-type="float" office:value="-1.2695313" calcext:value-type="float">
            <text:p>-1,2695313</text:p>
          </table:table-cell>
          <table:table-cell table:number-columns-repeated="4"/>
        </table:table-row>
        <table:table-row table:style-name="ro1">
          <table:table-cell office:value-type="float" office:value="3.9368134" calcext:value-type="float">
            <text:p>3,9368134</text:p>
          </table:table-cell>
          <table:table-cell office:value-type="float" office:value="0.044672072" calcext:value-type="float">
            <text:p>0,044672072</text:p>
          </table:table-cell>
          <table:table-cell office:value-type="float" office:value="3.9257813" calcext:value-type="float">
            <text:p>3,9257813</text:p>
          </table:table-cell>
          <table:table-cell table:number-columns-repeated="4"/>
        </table:table-row>
        <table:table-row table:style-name="ro1">
          <table:table-cell office:value-type="float" office:value="-6.547954" calcext:value-type="float">
            <text:p>-6,547954</text:p>
          </table:table-cell>
          <table:table-cell office:value-type="float" office:value="0.21029156" calcext:value-type="float">
            <text:p>0,21029156</text:p>
          </table:table-cell>
          <table:table-cell office:value-type="float" office:value="-6.5429688" calcext:value-type="float">
            <text:p>-6,5429688</text:p>
          </table:table-cell>
          <table:table-cell table:number-columns-repeated="4"/>
        </table:table-row>
        <table:table-row table:style-name="ro1">
          <table:table-cell office:value-type="float" office:value="9.50033" calcext:value-type="float">
            <text:p>9,50033</text:p>
          </table:table-cell>
          <table:table-cell office:value-type="float" office:value="1.4235553" calcext:value-type="float">
            <text:p>1,4235553</text:p>
          </table:table-cell>
          <table:table-cell office:value-type="float" office:value="9.4921875" calcext:value-type="float">
            <text:p>9,4921875</text:p>
          </table:table-cell>
          <table:table-cell table:number-columns-repeated="4"/>
        </table:table-row>
        <table:table-row table:style-name="ro1">
          <table:table-cell office:value-type="float" office:value="-1.8590374" calcext:value-type="float">
            <text:p>-1,8590374</text:p>
          </table:table-cell>
          <table:table-cell office:value-type="float" office:value="-0.070558965" calcext:value-type="float">
            <text:p>-0,070558965</text:p>
          </table:table-cell>
          <table:table-cell office:value-type="float" office:value="-1.8554688" calcext:value-type="float">
            <text:p>-1,8554688</text:p>
          </table:table-cell>
          <table:table-cell table:number-columns-repeated="4"/>
        </table:table-row>
        <table:table-row table:style-name="ro1">
          <table:table-cell office:value-type="float" office:value="9.456072" calcext:value-type="float">
            <text:p>9,456072</text:p>
          </table:table-cell>
          <table:table-cell office:value-type="float" office:value="0.870277" calcext:value-type="float">
            <text:p>0,870277</text:p>
          </table:table-cell>
          <table:table-cell office:value-type="float" office:value="9.453125" calcext:value-type="float">
            <text:p>9,453125</text:p>
          </table:table-cell>
          <table:table-cell table:number-columns-repeated="4"/>
        </table:table-row>
        <table:table-row table:style-name="ro1">
          <table:table-cell office:value-type="float" office:value="-8.3395815" calcext:value-type="float">
            <text:p>-8,3395815</text:p>
          </table:table-cell>
          <table:table-cell office:value-type="float" office:value="0.8648577" calcext:value-type="float">
            <text:p>0,8648577</text:p>
          </table:table-cell>
          <table:table-cell office:value-type="float" office:value="-8.3203125" calcext:value-type="float">
            <text:p>-8,3203125</text:p>
          </table:table-cell>
          <table:table-cell table:number-columns-repeated="4"/>
        </table:table-row>
        <table:table-row table:style-name="ro1">
          <table:table-cell office:value-type="float" office:value="-1.2610359" calcext:value-type="float">
            <text:p>-1,2610359</text:p>
          </table:table-cell>
          <table:table-cell office:value-type="float" office:value="0.75065684" calcext:value-type="float">
            <text:p>0,75065684</text:p>
          </table:table-cell>
          <table:table-cell office:value-type="float" office:value="-1.25" calcext:value-type="float">
            <text:p>-1,25</text:p>
          </table:table-cell>
          <table:table-cell table:number-columns-repeated="4"/>
        </table:table-row>
        <table:table-row table:style-name="ro1">
          <table:table-cell office:value-type="float" office:value="-4.528229" calcext:value-type="float">
            <text:p>-4,528229</text:p>
          </table:table-cell>
          <table:table-cell office:value-type="float" office:value="0.2905429" calcext:value-type="float">
            <text:p>0,2905429</text:p>
          </table:table-cell>
          <table:table-cell office:value-type="float" office:value="-4.5117188" calcext:value-type="float">
            <text:p>-4,5117188</text:p>
          </table:table-cell>
          <table:table-cell table:number-columns-repeated="4"/>
        </table:table-row>
        <table:table-row table:style-name="ro1">
          <table:table-cell office:value-type="float" office:value="5.2617693" calcext:value-type="float">
            <text:p>5,2617693</text:p>
          </table:table-cell>
          <table:table-cell office:value-type="float" office:value="0.2598685" calcext:value-type="float">
            <text:p>0,2598685</text:p>
          </table:table-cell>
          <table:table-cell office:value-type="float" office:value="5.2539063" calcext:value-type="float">
            <text:p>5,2539063</text:p>
          </table:table-cell>
          <table:table-cell table:number-columns-repeated="4"/>
        </table:table-row>
        <table:table-row table:style-name="ro1">
          <table:table-cell office:value-type="float" office:value="3.1581545" calcext:value-type="float">
            <text:p>3,1581545</text:p>
          </table:table-cell>
          <table:table-cell office:value-type="float" office:value="-0.20783448" calcext:value-type="float">
            <text:p>-0,20783448</text:p>
          </table:table-cell>
          <table:table-cell office:value-type="float" office:value="3.1445313" calcext:value-type="float">
            <text:p>3,1445313</text:p>
          </table:table-cell>
          <table:table-cell table:number-columns-repeated="4"/>
        </table:table-row>
        <table:table-row table:style-name="ro1">
          <table:table-cell office:value-type="float" office:value="-2.4525833" calcext:value-type="float">
            <text:p>-2,4525833</text:p>
          </table:table-cell>
          <table:table-cell office:value-type="float" office:value="0.0033968687" calcext:value-type="float">
            <text:p>0,0033968687</text:p>
          </table:table-cell>
          <table:table-cell office:value-type="float" office:value="-2.4414063" calcext:value-type="float">
            <text:p>-2,4414063</text:p>
          </table:table-cell>
          <table:table-cell table:number-columns-repeated="4"/>
        </table:table-row>
        <table:table-row table:style-name="ro1">
          <table:table-cell office:value-type="float" office:value="5.66765" calcext:value-type="float">
            <text:p>5,66765</text:p>
          </table:table-cell>
          <table:table-cell office:value-type="float" office:value="-0.5489731" calcext:value-type="float">
            <text:p>-0,5489731</text:p>
          </table:table-cell>
          <table:table-cell office:value-type="float" office:value="5.6640625" calcext:value-type="float">
            <text:p>5,6640625</text:p>
          </table:table-cell>
          <table:table-cell table:number-columns-repeated="4"/>
        </table:table-row>
        <table:table-row table:style-name="ro1">
          <table:table-cell office:value-type="float" office:value="9.412718" calcext:value-type="float">
            <text:p>9,412718</text:p>
          </table:table-cell>
          <table:table-cell office:value-type="float" office:value="-1.3843894" calcext:value-type="float">
            <text:p>-1,3843894</text:p>
          </table:table-cell>
          <table:table-cell office:value-type="float" office:value="9.394531" calcext:value-type="float">
            <text:p>9,394531</text:p>
          </table:table-cell>
          <table:table-cell table:number-columns-repeated="4"/>
        </table:table-row>
        <table:table-row table:style-name="ro1">
          <table:table-cell office:value-type="float" office:value="-9.253189" calcext:value-type="float">
            <text:p>-9,253189</text:p>
          </table:table-cell>
          <table:table-cell office:value-type="float" office:value="-2.614648" calcext:value-type="float">
            <text:p>-2,614648</text:p>
          </table:table-cell>
          <table:table-cell office:value-type="float" office:value="-9.238281" calcext:value-type="float">
            <text:p>-9,238281</text:p>
          </table:table-cell>
          <table:table-cell table:number-columns-repeated="4"/>
        </table:table-row>
        <table:table-row table:style-name="ro1">
          <table:table-cell office:value-type="float" office:value="-4.9419475" calcext:value-type="float">
            <text:p>-4,9419475</text:p>
          </table:table-cell>
          <table:table-cell office:value-type="float" office:value="-1.4844186" calcext:value-type="float">
            <text:p>-1,4844186</text:p>
          </table:table-cell>
          <table:table-cell office:value-type="float" office:value="-4.9414063" calcext:value-type="float">
            <text:p>-4,9414063</text:p>
          </table:table-cell>
          <table:table-cell table:number-columns-repeated="4"/>
        </table:table-row>
        <table:table-row table:style-name="ro1">
          <table:table-cell office:value-type="float" office:value="-4.773624" calcext:value-type="float">
            <text:p>-4,773624</text:p>
          </table:table-cell>
          <table:table-cell office:value-type="float" office:value="-1.1433046" calcext:value-type="float">
            <text:p>-1,1433046</text:p>
          </table:table-cell>
          <table:table-cell office:value-type="float" office:value="-4.765625" calcext:value-type="float">
            <text:p>-4,765625</text:p>
          </table:table-cell>
          <table:table-cell table:number-columns-repeated="4"/>
        </table:table-row>
        <table:table-row table:style-name="ro1">
          <table:table-cell office:value-type="float" office:value="1.5201454" calcext:value-type="float">
            <text:p>1,5201454</text:p>
          </table:table-cell>
          <table:table-cell office:value-type="float" office:value="0.5211849" calcext:value-type="float">
            <text:p>0,5211849</text:p>
          </table:table-cell>
          <table:table-cell office:value-type="float" office:value="1.5039063" calcext:value-type="float">
            <text:p>1,5039063</text:p>
          </table:table-cell>
          <table:table-cell table:number-columns-repeated="4"/>
        </table:table-row>
        <table:table-row table:style-name="ro1">
          <table:table-cell office:value-type="float" office:value="4.8480053" calcext:value-type="float">
            <text:p>4,8480053</text:p>
          </table:table-cell>
          <table:table-cell office:value-type="float" office:value="-0.67219305" calcext:value-type="float">
            <text:p>-0,67219305</text:p>
          </table:table-cell>
          <table:table-cell office:value-type="float" office:value="4.84375" calcext:value-type="float">
            <text:p>4,84375</text:p>
          </table:table-cell>
          <table:table-cell table:number-columns-repeated="4"/>
        </table:table-row>
        <table:table-row table:style-name="ro1">
          <table:table-cell office:value-type="float" office:value="-6.871543" calcext:value-type="float">
            <text:p>-6,871543</text:p>
          </table:table-cell>
          <table:table-cell office:value-type="float" office:value="-0.85248303" calcext:value-type="float">
            <text:p>-0,85248303</text:p>
          </table:table-cell>
          <table:table-cell office:value-type="float" office:value="-6.8554688" calcext:value-type="float">
            <text:p>-6,8554688</text:p>
          </table:table-cell>
          <table:table-cell table:number-columns-repeated="4"/>
        </table:table-row>
        <table:table-row table:style-name="ro1">
          <table:table-cell office:value-type="float" office:value="-1.0156803" calcext:value-type="float">
            <text:p>-1,0156803</text:p>
          </table:table-cell>
          <table:table-cell office:value-type="float" office:value="-0.008388281" calcext:value-type="float">
            <text:p>-0,008388281</text:p>
          </table:table-cell>
          <table:table-cell office:value-type="float" office:value="-1.015625" calcext:value-type="float">
            <text:p>-1,015625</text:p>
          </table:table-cell>
          <table:table-cell table:number-columns-repeated="4"/>
        </table:table-row>
        <table:table-row table:style-name="ro1">
          <table:table-cell office:value-type="float" office:value="-0.4293518" calcext:value-type="float">
            <text:p>-0,4293518</text:p>
          </table:table-cell>
          <table:table-cell office:value-type="float" office:value="-0.67784077" calcext:value-type="float">
            <text:p>-0,67784077</text:p>
          </table:table-cell>
          <table:table-cell office:value-type="float" office:value="-0.41015625" calcext:value-type="float">
            <text:p>-0,41015625</text:p>
          </table:table-cell>
          <table:table-cell table:number-columns-repeated="4"/>
        </table:table-row>
        <table:table-row table:style-name="ro1">
          <table:table-cell office:value-type="float" office:value="-0.2113533" calcext:value-type="float">
            <text:p>-0,2113533</text:p>
          </table:table-cell>
          <table:table-cell office:value-type="float" office:value="-0.78926414" calcext:value-type="float">
            <text:p>-0,78926414</text:p>
          </table:table-cell>
          <table:table-cell office:value-type="float" office:value="-0.1953125" calcext:value-type="float">
            <text:p>-0,1953125</text:p>
          </table:table-cell>
          <table:table-cell table:number-columns-repeated="4"/>
        </table:table-row>
        <table:table-row table:style-name="ro1">
          <table:table-cell office:value-type="float" office:value="-2.2130346" calcext:value-type="float">
            <text:p>-2,2130346</text:p>
          </table:table-cell>
          <table:table-cell office:value-type="float" office:value="-0.4454226" calcext:value-type="float">
            <text:p>-0,4454226</text:p>
          </table:table-cell>
          <table:table-cell office:value-type="float" office:value="-2.2070313" calcext:value-type="float">
            <text:p>-2,2070313</text:p>
          </table:table-cell>
          <table:table-cell table:number-columns-repeated="4"/>
        </table:table-row>
        <table:table-row table:style-name="ro1">
          <table:table-cell office:value-type="float" office:value="8.542292" calcext:value-type="float">
            <text:p>8,542292</text:p>
          </table:table-cell>
          <table:table-cell office:value-type="float" office:value="-1.3788617" calcext:value-type="float">
            <text:p>-1,3788617</text:p>
          </table:table-cell>
          <table:table-cell office:value-type="float" office:value="8.535156" calcext:value-type="float">
            <text:p>8,535156</text:p>
          </table:table-cell>
          <table:table-cell table:number-columns-repeated="4"/>
        </table:table-row>
        <table:table-row table:style-name="ro1">
          <table:table-cell office:value-type="float" office:value="-8.026878" calcext:value-type="float">
            <text:p>-8,026878</text:p>
          </table:table-cell>
          <table:table-cell office:value-type="float" office:value="-2.4243991" calcext:value-type="float">
            <text:p>-2,4243991</text:p>
          </table:table-cell>
          <table:table-cell office:value-type="float" office:value="-8.0078125" calcext:value-type="float">
            <text:p>-8,0078125</text:p>
          </table:table-cell>
          <table:table-cell table:number-columns-repeated="4"/>
        </table:table-row>
        <table:table-row table:style-name="ro1">
          <table:table-cell office:value-type="float" office:value="3.4056854" calcext:value-type="float">
            <text:p>3,4056854</text:p>
          </table:table-cell>
          <table:table-cell office:value-type="float" office:value="-0.4229772" calcext:value-type="float">
            <text:p>-0,4229772</text:p>
          </table:table-cell>
          <table:table-cell office:value-type="float" office:value="3.3984375" calcext:value-type="float">
            <text:p>3,3984375</text:p>
          </table:table-cell>
          <table:table-cell table:number-columns-repeated="4"/>
        </table:table-row>
        <table:table-row table:style-name="ro1">
          <table:table-cell office:value-type="float" office:value="-0.118784904" calcext:value-type="float">
            <text:p>-0,118784904</text:p>
          </table:table-cell>
          <table:table-cell office:value-type="float" office:value="-1.7240351" calcext:value-type="float">
            <text:p>-1,7240351</text:p>
          </table:table-cell>
          <table:table-cell office:value-type="float" office:value="-0.1171875" calcext:value-type="float">
            <text:p>-0,1171875</text:p>
          </table:table-cell>
          <table:table-cell table:number-columns-repeated="4"/>
        </table:table-row>
        <table:table-row table:style-name="ro1">
          <table:table-cell office:value-type="float" office:value="-6.3713" calcext:value-type="float">
            <text:p>-6,3713</text:p>
          </table:table-cell>
          <table:table-cell office:value-type="float" office:value="-1.4563293" calcext:value-type="float">
            <text:p>-1,4563293</text:p>
          </table:table-cell>
          <table:table-cell office:value-type="float" office:value="-6.3671875" calcext:value-type="float">
            <text:p>-6,3671875</text:p>
          </table:table-cell>
          <table:table-cell table:number-columns-repeated="4"/>
        </table:table-row>
        <table:table-row table:style-name="ro1">
          <table:table-cell office:value-type="float" office:value="-1.3207388" calcext:value-type="float">
            <text:p>-1,3207388</text:p>
          </table:table-cell>
          <table:table-cell office:value-type="float" office:value="-1.2360294" calcext:value-type="float">
            <text:p>-1,2360294</text:p>
          </table:table-cell>
          <table:table-cell office:value-type="float" office:value="-1.3085938" calcext:value-type="float">
            <text:p>-1,3085938</text:p>
          </table:table-cell>
          <table:table-cell table:number-columns-repeated="4"/>
        </table:table-row>
        <table:table-row table:style-name="ro1">
          <table:table-cell office:value-type="float" office:value="2.5393791" calcext:value-type="float">
            <text:p>2,5393791</text:p>
          </table:table-cell>
          <table:table-cell office:value-type="float" office:value="-0.7684988" calcext:value-type="float">
            <text:p>-0,7684988</text:p>
          </table:table-cell>
          <table:table-cell office:value-type="float" office:value="2.5390625" calcext:value-type="float">
            <text:p>2,5390625</text:p>
          </table:table-cell>
          <table:table-cell table:number-columns-repeated="4"/>
        </table:table-row>
        <table:table-row table:style-name="ro1">
          <table:table-cell office:value-type="float" office:value="-9.680548" calcext:value-type="float">
            <text:p>-9,680548</text:p>
          </table:table-cell>
          <table:table-cell office:value-type="float" office:value="-1.0518395" calcext:value-type="float">
            <text:p>-1,0518395</text:p>
          </table:table-cell>
          <table:table-cell office:value-type="float" office:value="-9.667969" calcext:value-type="float">
            <text:p>-9,667969</text:p>
          </table:table-cell>
          <table:table-cell table:number-columns-repeated="4"/>
        </table:table-row>
        <table:table-row table:style-name="ro1">
          <table:table-cell office:value-type="float" office:value="0.17799187" calcext:value-type="float">
            <text:p>0,17799187</text:p>
          </table:table-cell>
          <table:table-cell office:value-type="float" office:value="1.0636141" calcext:value-type="float">
            <text:p>1,0636141</text:p>
          </table:table-cell>
          <table:table-cell office:value-type="float" office:value="0.17578125" calcext:value-type="float">
            <text:p>0,17578125</text:p>
          </table:table-cell>
          <table:table-cell table:number-columns-repeated="4"/>
        </table:table-row>
        <table:table-row table:style-name="ro1">
          <table:table-cell office:value-type="float" office:value="7.984497" calcext:value-type="float">
            <text:p>7,984497</text:p>
          </table:table-cell>
          <table:table-cell office:value-type="float" office:value="0.7415377" calcext:value-type="float">
            <text:p>0,7415377</text:p>
          </table:table-cell>
          <table:table-cell office:value-type="float" office:value="7.96875" calcext:value-type="float">
            <text:p>7,96875</text:p>
          </table:table-cell>
          <table:table-cell table:number-columns-repeated="4"/>
        </table:table-row>
        <table:table-row table:style-name="ro1">
          <table:table-cell office:value-type="float" office:value="-7.002778" calcext:value-type="float">
            <text:p>-7,002778</text:p>
          </table:table-cell>
          <table:table-cell office:value-type="float" office:value="-0.6317335" calcext:value-type="float">
            <text:p>-0,6317335</text:p>
          </table:table-cell>
          <table:table-cell office:value-type="float" office:value="-6.9921875" calcext:value-type="float">
            <text:p>-6,9921875</text:p>
          </table:table-cell>
          <table:table-cell table:number-columns-repeated="4"/>
        </table:table-row>
        <table:table-row table:style-name="ro1">
          <table:table-cell office:value-type="float" office:value="2.0228624" calcext:value-type="float">
            <text:p>2,0228624</text:p>
          </table:table-cell>
          <table:table-cell office:value-type="float" office:value="-0.17213196" calcext:value-type="float">
            <text:p>-0,17213196</text:p>
          </table:table-cell>
          <table:table-cell office:value-type="float" office:value="2.0117188" calcext:value-type="float">
            <text:p>2,0117188</text:p>
          </table:table-cell>
          <table:table-cell table:number-columns-repeated="4"/>
        </table:table-row>
        <table:table-row table:style-name="ro1">
          <table:table-cell office:value-type="float" office:value="-4.6089005" calcext:value-type="float">
            <text:p>-4,6089005</text:p>
          </table:table-cell>
          <table:table-cell office:value-type="float" office:value="-1.1231261" calcext:value-type="float">
            <text:p>-1,1231261</text:p>
          </table:table-cell>
          <table:table-cell office:value-type="float" office:value="-4.5898438" calcext:value-type="float">
            <text:p>-4,5898438</text:p>
          </table:table-cell>
          <table:table-cell table:number-columns-repeated="4"/>
        </table:table-row>
        <table:table-row table:style-name="ro1">
          <table:table-cell office:value-type="float" office:value="2.4195051" calcext:value-type="float">
            <text:p>2,4195051</text:p>
          </table:table-cell>
          <table:table-cell office:value-type="float" office:value="-0.6736466" calcext:value-type="float">
            <text:p>-0,6736466</text:p>
          </table:table-cell>
          <table:table-cell office:value-type="float" office:value="2.4023438" calcext:value-type="float">
            <text:p>2,4023438</text:p>
          </table:table-cell>
          <table:table-cell table:number-columns-repeated="4"/>
        </table:table-row>
        <table:table-row table:style-name="ro1">
          <table:table-cell office:value-type="float" office:value="0.27265358" calcext:value-type="float">
            <text:p>0,27265358</text:p>
          </table:table-cell>
          <table:table-cell office:value-type="float" office:value="-2.01215" calcext:value-type="float">
            <text:p>-2,01215</text:p>
          </table:table-cell>
          <table:table-cell office:value-type="float" office:value="0.25390625" calcext:value-type="float">
            <text:p>0,25390625</text:p>
          </table:table-cell>
          <table:table-cell table:number-columns-repeated="4"/>
        </table:table-row>
        <table:table-row table:style-name="ro1">
          <table:table-cell office:value-type="float" office:value="7.243082" calcext:value-type="float">
            <text:p>7,243082</text:p>
          </table:table-cell>
          <table:table-cell office:value-type="float" office:value="-1.5915697" calcext:value-type="float">
            <text:p>-1,5915697</text:p>
          </table:table-cell>
          <table:table-cell office:value-type="float" office:value="7.2265625" calcext:value-type="float">
            <text:p>7,2265625</text:p>
          </table:table-cell>
          <table:table-cell table:number-columns-repeated="4"/>
        </table:table-row>
        <table:table-row table:style-name="ro1">
          <table:table-cell office:value-type="float" office:value="-2.3986197" calcext:value-type="float">
            <text:p>-2,3986197</text:p>
          </table:table-cell>
          <table:table-cell office:value-type="float" office:value="-2.8478804" calcext:value-type="float">
            <text:p>-2,8478804</text:p>
          </table:table-cell>
          <table:table-cell office:value-type="float" office:value="-2.3828125" calcext:value-type="float">
            <text:p>-2,3828125</text:p>
          </table:table-cell>
          <table:table-cell table:number-columns-repeated="4"/>
        </table:table-row>
        <table:table-row table:style-name="ro1">
          <table:table-cell office:value-type="float" office:value="-3.0016732" calcext:value-type="float">
            <text:p>-3,0016732</text:p>
          </table:table-cell>
          <table:table-cell office:value-type="float" office:value="-2.211349" calcext:value-type="float">
            <text:p>-2,211349</text:p>
          </table:table-cell>
          <table:table-cell office:value-type="float" office:value="-2.9882813" calcext:value-type="float">
            <text:p>-2,9882813</text:p>
          </table:table-cell>
          <table:table-cell table:number-columns-repeated="4"/>
        </table:table-row>
        <table:table-row table:style-name="ro1">
          <table:table-cell office:value-type="float" office:value="-3.3259654" calcext:value-type="float">
            <text:p>-3,3259654</text:p>
          </table:table-cell>
          <table:table-cell office:value-type="float" office:value="-1.8199232" calcext:value-type="float">
            <text:p>-1,8199232</text:p>
          </table:table-cell>
          <table:table-cell office:value-type="float" office:value="-3.3203125" calcext:value-type="float">
            <text:p>-3,3203125</text:p>
          </table:table-cell>
          <table:table-cell table:number-columns-repeated="4"/>
        </table:table-row>
        <table:table-row table:style-name="ro1">
          <table:table-cell office:value-type="float" office:value="-5.585091" calcext:value-type="float">
            <text:p>-5,585091</text:p>
          </table:table-cell>
          <table:table-cell office:value-type="float" office:value="-0.65577114" calcext:value-type="float">
            <text:p>-0,65577114</text:p>
          </table:table-cell>
          <table:table-cell office:value-type="float" office:value="-5.5664063" calcext:value-type="float">
            <text:p>-5,5664063</text:p>
          </table:table-cell>
          <table:table-cell table:number-columns-repeated="4"/>
        </table:table-row>
        <table:table-row table:style-name="ro1">
          <table:table-cell office:value-type="float" office:value="-1.0130644" calcext:value-type="float">
            <text:p>-1,0130644</text:p>
          </table:table-cell>
          <table:table-cell office:value-type="float" office:value="-1.0605568" calcext:value-type="float">
            <text:p>-1,0605568</text:p>
          </table:table-cell>
          <table:table-cell office:value-type="float" office:value="-0.99609375" calcext:value-type="float">
            <text:p>-0,99609375</text:p>
          </table:table-cell>
          <table:table-cell table:number-columns-repeated="4"/>
        </table:table-row>
        <table:table-row table:style-name="ro1">
          <table:table-cell office:value-type="float" office:value="-8.288522" calcext:value-type="float">
            <text:p>-8,288522</text:p>
          </table:table-cell>
          <table:table-cell office:value-type="float" office:value="-1.4995561" calcext:value-type="float">
            <text:p>-1,4995561</text:p>
          </table:table-cell>
          <table:table-cell office:value-type="float" office:value="-8.28125" calcext:value-type="float">
            <text:p>-8,28125</text:p>
          </table:table-cell>
          <table:table-cell table:number-columns-repeated="4"/>
        </table:table-row>
        <table:table-row table:style-name="ro1">
          <table:table-cell office:value-type="float" office:value="3.6372967" calcext:value-type="float">
            <text:p>3,6372967</text:p>
          </table:table-cell>
          <table:table-cell office:value-type="float" office:value="-0.9434426" calcext:value-type="float">
            <text:p>-0,9434426</text:p>
          </table:table-cell>
          <table:table-cell office:value-type="float" office:value="3.6328125" calcext:value-type="float">
            <text:p>3,6328125</text:p>
          </table:table-cell>
          <table:table-cell table:number-columns-repeated="4"/>
        </table:table-row>
        <table:table-row table:style-name="ro1">
          <table:table-cell office:value-type="float" office:value="-2.8074026" calcext:value-type="float">
            <text:p>-2,8074026</text:p>
          </table:table-cell>
          <table:table-cell office:value-type="float" office:value="-0.7384896" calcext:value-type="float">
            <text:p>-0,7384896</text:p>
          </table:table-cell>
          <table:table-cell office:value-type="float" office:value="-2.7929688" calcext:value-type="float">
            <text:p>-2,7929688</text:p>
          </table:table-cell>
          <table:table-cell table:number-columns-repeated="4"/>
        </table:table-row>
        <table:table-row table:style-name="ro1">
          <table:table-cell office:value-type="float" office:value="2.6936293" calcext:value-type="float">
            <text:p>2,6936293</text:p>
          </table:table-cell>
          <table:table-cell office:value-type="float" office:value="-0.15787804" calcext:value-type="float">
            <text:p>-0,15787804</text:p>
          </table:table-cell>
          <table:table-cell office:value-type="float" office:value="2.6757813" calcext:value-type="float">
            <text:p>2,6757813</text:p>
          </table:table-cell>
          <table:table-cell table:number-columns-repeated="4"/>
        </table:table-row>
        <table:table-row table:style-name="ro1">
          <table:table-cell office:value-type="float" office:value="0.12973309" calcext:value-type="float">
            <text:p>0,12973309</text:p>
          </table:table-cell>
          <table:table-cell office:value-type="float" office:value="-1.377786" calcext:value-type="float">
            <text:p>-1,377786</text:p>
          </table:table-cell>
          <table:table-cell office:value-type="float" office:value="0.1171875" calcext:value-type="float">
            <text:p>0,1171875</text:p>
          </table:table-cell>
          <table:table-cell table:number-columns-repeated="4"/>
        </table:table-row>
        <table:table-row table:style-name="ro1">
          <table:table-cell office:value-type="float" office:value="5.9872513" calcext:value-type="float">
            <text:p>5,9872513</text:p>
          </table:table-cell>
          <table:table-cell office:value-type="float" office:value="-0.73954344" calcext:value-type="float">
            <text:p>-0,73954344</text:p>
          </table:table-cell>
          <table:table-cell office:value-type="float" office:value="5.9765625" calcext:value-type="float">
            <text:p>5,9765625</text:p>
          </table:table-cell>
          <table:table-cell table:number-columns-repeated="4"/>
        </table:table-row>
        <table:table-row table:style-name="ro1">
          <table:table-cell office:value-type="float" office:value="-8.823376" calcext:value-type="float">
            <text:p>-8,823376</text:p>
          </table:table-cell>
          <table:table-cell office:value-type="float" office:value="-2.682865" calcext:value-type="float">
            <text:p>-2,682865</text:p>
          </table:table-cell>
          <table:table-cell office:value-type="float" office:value="-8.808594" calcext:value-type="float">
            <text:p>-8,808594</text:p>
          </table:table-cell>
          <table:table-cell table:number-columns-repeated="4"/>
        </table:table-row>
        <table:table-row table:style-name="ro1">
          <table:table-cell office:value-type="float" office:value="-4.5250583" calcext:value-type="float">
            <text:p>-4,5250583</text:p>
          </table:table-cell>
          <table:table-cell office:value-type="float" office:value="-1.4706254" calcext:value-type="float">
            <text:p>-1,4706254</text:p>
          </table:table-cell>
          <table:table-cell office:value-type="float" office:value="-4.5117188" calcext:value-type="float">
            <text:p>-4,5117188</text:p>
          </table:table-cell>
          <table:table-cell table:number-columns-repeated="4"/>
        </table:table-row>
        <table:table-row table:style-name="ro1">
          <table:table-cell office:value-type="float" office:value="-3.8396144" calcext:value-type="float">
            <text:p>-3,8396144</text:p>
          </table:table-cell>
          <table:table-cell office:value-type="float" office:value="-0.42073274" calcext:value-type="float">
            <text:p>-0,42073274</text:p>
          </table:table-cell>
          <table:table-cell office:value-type="float" office:value="-3.828125" calcext:value-type="float">
            <text:p>-3,828125</text:p>
          </table:table-cell>
          <table:table-cell table:number-columns-repeated="4"/>
        </table:table-row>
        <table:table-row table:style-name="ro1">
          <table:table-cell office:value-type="float" office:value="5.2769203" calcext:value-type="float">
            <text:p>5,2769203</text:p>
          </table:table-cell>
          <table:table-cell office:value-type="float" office:value="0.044599175" calcext:value-type="float">
            <text:p>0,044599175</text:p>
          </table:table-cell>
          <table:table-cell office:value-type="float" office:value="5.2734375" calcext:value-type="float">
            <text:p>5,2734375</text:p>
          </table:table-cell>
          <table:table-cell table:number-columns-repeated="4"/>
        </table:table-row>
        <table:table-row table:style-name="ro1">
          <table:table-cell office:value-type="float" office:value="1.8374901" calcext:value-type="float">
            <text:p>1,8374901</text:p>
          </table:table-cell>
          <table:table-cell office:value-type="float" office:value="-0.095050216" calcext:value-type="float">
            <text:p>-0,095050216</text:p>
          </table:table-cell>
          <table:table-cell office:value-type="float" office:value="1.8359375" calcext:value-type="float">
            <text:p>1,8359375</text:p>
          </table:table-cell>
          <table:table-cell table:number-columns-repeated="4"/>
        </table:table-row>
        <table:table-row table:style-name="ro1">
          <table:table-cell office:value-type="float" office:value="-7.0656347" calcext:value-type="float">
            <text:p>-7,0656347</text:p>
          </table:table-cell>
          <table:table-cell office:value-type="float" office:value="0.18799555" calcext:value-type="float">
            <text:p>0,18799555</text:p>
          </table:table-cell>
          <table:table-cell office:value-type="float" office:value="-7.0507813" calcext:value-type="float">
            <text:p>-7,0507813</text:p>
          </table:table-cell>
          <table:table-cell table:number-columns-repeated="4"/>
        </table:table-row>
        <table:table-row table:style-name="ro1">
          <table:table-cell office:value-type="float" office:value="5.235674" calcext:value-type="float">
            <text:p>5,235674</text:p>
          </table:table-cell>
          <table:table-cell office:value-type="float" office:value="0.7502909" calcext:value-type="float">
            <text:p>0,7502909</text:p>
          </table:table-cell>
          <table:table-cell office:value-type="float" office:value="5.234375" calcext:value-type="float">
            <text:p>5,234375</text:p>
          </table:table-cell>
          <table:table-cell table:number-columns-repeated="4"/>
        </table:table-row>
        <table:table-row table:style-name="ro1">
          <table:table-cell office:value-type="float" office:value="-9.559319" calcext:value-type="float">
            <text:p>-9,559319</text:p>
          </table:table-cell>
          <table:table-cell office:value-type="float" office:value="-0.84968877" calcext:value-type="float">
            <text:p>-0,84968877</text:p>
          </table:table-cell>
          <table:table-cell office:value-type="float" office:value="-9.550781" calcext:value-type="float">
            <text:p>-9,550781</text:p>
          </table:table-cell>
          <table:table-cell table:number-columns-repeated="4"/>
        </table:table-row>
        <table:table-row table:style-name="ro1">
          <table:table-cell office:value-type="float" office:value="0.8745384" calcext:value-type="float">
            <text:p>0,8745384</text:p>
          </table:table-cell>
          <table:table-cell office:value-type="float" office:value="-0.6914984" calcext:value-type="float">
            <text:p>-0,6914984</text:p>
          </table:table-cell>
          <table:table-cell office:value-type="float" office:value="0.859375" calcext:value-type="float">
            <text:p>0,859375</text:p>
          </table:table-cell>
          <table:table-cell table:number-columns-repeated="4"/>
        </table:table-row>
        <table:table-row table:style-name="ro1">
          <table:table-cell office:value-type="float" office:value="3.8740826" calcext:value-type="float">
            <text:p>3,8740826</text:p>
          </table:table-cell>
          <table:table-cell office:value-type="float" office:value="-0.99339354" calcext:value-type="float">
            <text:p>-0,99339354</text:p>
          </table:table-cell>
          <table:table-cell office:value-type="float" office:value="3.8671875" calcext:value-type="float">
            <text:p>3,8671875</text:p>
          </table:table-cell>
          <table:table-cell table:number-columns-repeated="4"/>
        </table:table-row>
        <table:table-row table:style-name="ro1">
          <table:table-cell office:value-type="float" office:value="-0.11695862" calcext:value-type="float">
            <text:p>-0,11695862</text:p>
          </table:table-cell>
          <table:table-cell office:value-type="float" office:value="-2.0881648" calcext:value-type="float">
            <text:p>-2,0881648</text:p>
          </table:table-cell>
          <table:table-cell office:value-type="float" office:value="-0.09765625" calcext:value-type="float">
            <text:p>-0,09765625</text:p>
          </table:table-cell>
          <table:table-cell table:number-columns-repeated="4"/>
        </table:table-row>
        <table:table-row table:style-name="ro1">
          <table:table-cell office:value-type="float" office:value="4.159725" calcext:value-type="float">
            <text:p>4,159725</text:p>
          </table:table-cell>
          <table:table-cell office:value-type="float" office:value="-2.784483" calcext:value-type="float">
            <text:p>-2,784483</text:p>
          </table:table-cell>
          <table:table-cell office:value-type="float" office:value="4.140625" calcext:value-type="float">
            <text:p>4,140625</text:p>
          </table:table-cell>
          <table:table-cell table:number-columns-repeated="4"/>
        </table:table-row>
        <table:table-row table:style-name="ro1">
          <table:table-cell office:value-type="float" office:value="4.101856" calcext:value-type="float">
            <text:p>4,101856</text:p>
          </table:table-cell>
          <table:table-cell office:value-type="float" office:value="-2.8262143" calcext:value-type="float">
            <text:p>-2,8262143</text:p>
          </table:table-cell>
          <table:table-cell office:value-type="float" office:value="4.1015625" calcext:value-type="float">
            <text:p>4,1015625</text:p>
          </table:table-cell>
          <table:table-cell table:number-columns-repeated="4"/>
        </table:table-row>
        <table:table-row table:style-name="ro1">
          <table:table-cell office:value-type="float" office:value="-2.5672722" calcext:value-type="float">
            <text:p>-2,5672722</text:p>
          </table:table-cell>
          <table:table-cell office:value-type="float" office:value="-2.3108776" calcext:value-type="float">
            <text:p>-2,3108776</text:p>
          </table:table-cell>
          <table:table-cell office:value-type="float" office:value="-2.5585938" calcext:value-type="float">
            <text:p>-2,5585938</text:p>
          </table:table-cell>
          <table:table-cell table:number-columns-repeated="4"/>
        </table:table-row>
        <table:table-row table:style-name="ro1">
          <table:table-cell office:value-type="float" office:value="-7.564163" calcext:value-type="float">
            <text:p>-7,564163</text:p>
          </table:table-cell>
          <table:table-cell office:value-type="float" office:value="-1.6156833" calcext:value-type="float">
            <text:p>-1,6156833</text:p>
          </table:table-cell>
          <table:table-cell office:value-type="float" office:value="-7.5585938" calcext:value-type="float">
            <text:p>-7,5585938</text:p>
          </table:table-cell>
          <table:table-cell table:number-columns-repeated="4"/>
        </table:table-row>
        <table:table-row table:style-name="ro1">
          <table:table-cell office:value-type="float" office:value="-8.293796" calcext:value-type="float">
            <text:p>-8,293796</text:p>
          </table:table-cell>
          <table:table-cell office:value-type="float" office:value="-0.7097521" calcext:value-type="float">
            <text:p>-0,7097521</text:p>
          </table:table-cell>
          <table:table-cell office:value-type="float" office:value="-8.28125" calcext:value-type="float">
            <text:p>-8,28125</text:p>
          </table:table-cell>
          <table:table-cell table:number-columns-repeated="4"/>
        </table:table-row>
        <table:table-row table:style-name="ro1">
          <table:table-cell office:value-type="float" office:value="-1.5406227" calcext:value-type="float">
            <text:p>-1,5406227</text:p>
          </table:table-cell>
          <table:table-cell office:value-type="float" office:value="0.970467" calcext:value-type="float">
            <text:p>0,970467</text:p>
          </table:table-cell>
          <table:table-cell office:value-type="float" office:value="-1.5234375" calcext:value-type="float">
            <text:p>-1,5234375</text:p>
          </table:table-cell>
          <table:table-cell table:number-columns-repeated="4"/>
        </table:table-row>
        <table:table-row table:style-name="ro1">
          <table:table-cell office:value-type="float" office:value="-4.884088" calcext:value-type="float">
            <text:p>-4,884088</text:p>
          </table:table-cell>
          <table:table-cell office:value-type="float" office:value="0.7446682" calcext:value-type="float">
            <text:p>0,7446682</text:p>
          </table:table-cell>
          <table:table-cell office:value-type="float" office:value="-4.8828125" calcext:value-type="float">
            <text:p>-4,8828125</text:p>
          </table:table-cell>
          <table:table-cell table:number-columns-repeated="4"/>
        </table:table-row>
        <table:table-row table:style-name="ro1">
          <table:table-cell office:value-type="float" office:value="-5.687504" calcext:value-type="float">
            <text:p>-5,687504</text:p>
          </table:table-cell>
          <table:table-cell office:value-type="float" office:value="2.441548" calcext:value-type="float">
            <text:p>2,441548</text:p>
          </table:table-cell>
          <table:table-cell office:value-type="float" office:value="-5.6835938" calcext:value-type="float">
            <text:p>-5,6835938</text:p>
          </table:table-cell>
          <table:table-cell table:number-columns-repeated="4"/>
        </table:table-row>
        <table:table-row table:style-name="ro1">
          <table:table-cell office:value-type="float" office:value="3.8258743" calcext:value-type="float">
            <text:p>3,8258743</text:p>
          </table:table-cell>
          <table:table-cell office:value-type="float" office:value="3.3265371" calcext:value-type="float">
            <text:p>3,3265371</text:p>
          </table:table-cell>
          <table:table-cell office:value-type="float" office:value="3.8085938" calcext:value-type="float">
            <text:p>3,8085938</text:p>
          </table:table-cell>
          <table:table-cell table:number-columns-repeated="4"/>
        </table:table-row>
        <table:table-row table:style-name="ro1">
          <table:table-cell office:value-type="float" office:value="8.224552" calcext:value-type="float">
            <text:p>8,224552</text:p>
          </table:table-cell>
          <table:table-cell office:value-type="float" office:value="1.6656358" calcext:value-type="float">
            <text:p>1,6656358</text:p>
          </table:table-cell>
          <table:table-cell office:value-type="float" office:value="8.222656" calcext:value-type="float">
            <text:p>8,222656</text:p>
          </table:table-cell>
          <table:table-cell table:number-columns-repeated="4"/>
        </table:table-row>
        <table:table-row table:style-name="ro1">
          <table:table-cell office:value-type="float" office:value="2.9942818" calcext:value-type="float">
            <text:p>2,9942818</text:p>
          </table:table-cell>
          <table:table-cell office:value-type="float" office:value="1.4808323" calcext:value-type="float">
            <text:p>1,4808323</text:p>
          </table:table-cell>
          <table:table-cell office:value-type="float" office:value="2.9882813" calcext:value-type="float">
            <text:p>2,9882813</text:p>
          </table:table-cell>
          <table:table-cell table:number-columns-repeated="4"/>
        </table:table-row>
        <table:table-row table:style-name="ro1">
          <table:table-cell office:value-type="float" office:value="-0.31671524" calcext:value-type="float">
            <text:p>-0,31671524</text:p>
          </table:table-cell>
          <table:table-cell office:value-type="float" office:value="1.1201966" calcext:value-type="float">
            <text:p>1,1201966</text:p>
          </table:table-cell>
          <table:table-cell office:value-type="float" office:value="-0.3125" calcext:value-type="float">
            <text:p>-0,3125</text:p>
          </table:table-cell>
          <table:table-cell table:number-columns-repeated="4"/>
        </table:table-row>
        <table:table-row table:style-name="ro1">
          <table:table-cell office:value-type="float" office:value="5.147958" calcext:value-type="float">
            <text:p>5,147958</text:p>
          </table:table-cell>
          <table:table-cell office:value-type="float" office:value="2.3153832" calcext:value-type="float">
            <text:p>2,3153832</text:p>
          </table:table-cell>
          <table:table-cell office:value-type="float" office:value="5.1367188" calcext:value-type="float">
            <text:p>5,1367188</text:p>
          </table:table-cell>
          <table:table-cell table:number-columns-repeated="4"/>
        </table:table-row>
        <table:table-row table:style-name="ro1">
          <table:table-cell office:value-type="float" office:value="-3.347013" calcext:value-type="float">
            <text:p>-3,347013</text:p>
          </table:table-cell>
          <table:table-cell office:value-type="float" office:value="2.080334" calcext:value-type="float">
            <text:p>2,080334</text:p>
          </table:table-cell>
          <table:table-cell office:value-type="float" office:value="-3.3398438" calcext:value-type="float">
            <text:p>-3,3398438</text:p>
          </table:table-cell>
          <table:table-cell table:number-columns-repeated="4"/>
        </table:table-row>
        <table:table-row table:style-name="ro1">
          <table:table-cell office:value-type="float" office:value="8.69095" calcext:value-type="float">
            <text:p>8,69095</text:p>
          </table:table-cell>
          <table:table-cell office:value-type="float" office:value="1.5067585" calcext:value-type="float">
            <text:p>1,5067585</text:p>
          </table:table-cell>
          <table:table-cell office:value-type="float" office:value="8.671875" calcext:value-type="float">
            <text:p>8,671875</text:p>
          </table:table-cell>
          <table:table-cell table:number-columns-repeated="4"/>
        </table:table-row>
        <table:table-row table:style-name="ro1">
          <table:table-cell office:value-type="float" office:value="1.3924103" calcext:value-type="float">
            <text:p>1,3924103</text:p>
          </table:table-cell>
          <table:table-cell office:value-type="float" office:value="-0.68152136" calcext:value-type="float">
            <text:p>-0,68152136</text:p>
          </table:table-cell>
          <table:table-cell office:value-type="float" office:value="1.3867188" calcext:value-type="float">
            <text:p>1,3867188</text:p>
          </table:table-cell>
          <table:table-cell table:number-columns-repeated="4"/>
        </table:table-row>
        <table:table-row table:style-name="ro1">
          <table:table-cell office:value-type="float" office:value="-9.461336" calcext:value-type="float">
            <text:p>-9,461336</text:p>
          </table:table-cell>
          <table:table-cell office:value-type="float" office:value="-0.40102547" calcext:value-type="float">
            <text:p>-0,40102547</text:p>
          </table:table-cell>
          <table:table-cell office:value-type="float" office:value="-9.453125" calcext:value-type="float">
            <text:p>-9,453125</text:p>
          </table:table-cell>
          <table:table-cell table:number-columns-repeated="4"/>
        </table:table-row>
        <table:table-row table:style-name="ro1">
          <table:table-cell office:value-type="float" office:value="6.7461224" calcext:value-type="float">
            <text:p>6,7461224</text:p>
          </table:table-cell>
          <table:table-cell office:value-type="float" office:value="0.6976979" calcext:value-type="float">
            <text:p>0,6976979</text:p>
          </table:table-cell>
          <table:table-cell office:value-type="float" office:value="6.7382813" calcext:value-type="float">
            <text:p>6,7382813</text:p>
          </table:table-cell>
          <table:table-cell table:number-columns-repeated="4"/>
        </table:table-row>
        <table:table-row table:style-name="ro1">
          <table:table-cell office:value-type="float" office:value="0.10919571" calcext:value-type="float">
            <text:p>0,10919571</text:p>
          </table:table-cell>
          <table:table-cell office:value-type="float" office:value="-1.0154617" calcext:value-type="float">
            <text:p>-1,0154617</text:p>
          </table:table-cell>
          <table:table-cell office:value-type="float" office:value="0.09765625" calcext:value-type="float">
            <text:p>0,09765625</text:p>
          </table:table-cell>
          <table:table-cell table:number-columns-repeated="4"/>
        </table:table-row>
        <table:table-row table:style-name="ro1">
          <table:table-cell office:value-type="float" office:value="9.244778" calcext:value-type="float">
            <text:p>9,244778</text:p>
          </table:table-cell>
          <table:table-cell office:value-type="float" office:value="-1.9057086" calcext:value-type="float">
            <text:p>-1,9057086</text:p>
          </table:table-cell>
          <table:table-cell office:value-type="float" office:value="9.238281" calcext:value-type="float">
            <text:p>9,238281</text:p>
          </table:table-cell>
          <table:table-cell table:number-columns-repeated="4"/>
        </table:table-row>
        <table:table-row table:style-name="ro1">
          <table:table-cell office:value-type="float" office:value="3.2675648" calcext:value-type="float">
            <text:p>3,2675648</text:p>
          </table:table-cell>
          <table:table-cell office:value-type="float" office:value="-3.9411979" calcext:value-type="float">
            <text:p>-3,9411979</text:p>
          </table:table-cell>
          <table:table-cell office:value-type="float" office:value="3.2617188" calcext:value-type="float">
            <text:p>3,2617188</text:p>
          </table:table-cell>
          <table:table-cell table:number-columns-repeated="4"/>
        </table:table-row>
        <table:table-row table:style-name="ro1">
          <table:table-cell office:value-type="float" office:value="-7.935617" calcext:value-type="float">
            <text:p>-7,935617</text:p>
          </table:table-cell>
          <table:table-cell office:value-type="float" office:value="-3.2322311" calcext:value-type="float">
            <text:p>-3,2322311</text:p>
          </table:table-cell>
          <table:table-cell office:value-type="float" office:value="-7.9296875" calcext:value-type="float">
            <text:p>-7,9296875</text:p>
          </table:table-cell>
          <table:table-cell table:number-columns-repeated="4"/>
        </table:table-row>
        <table:table-row table:style-name="ro1">
          <table:table-cell office:value-type="float" office:value="-8.815289" calcext:value-type="float">
            <text:p>-8,815289</text:p>
          </table:table-cell>
          <table:table-cell office:value-type="float" office:value="-1.6901538" calcext:value-type="float">
            <text:p>-1,6901538</text:p>
          </table:table-cell>
          <table:table-cell office:value-type="float" office:value="-8.808594" calcext:value-type="float">
            <text:p>-8,808594</text:p>
          </table:table-cell>
          <table:table-cell table:number-columns-repeated="4"/>
        </table:table-row>
        <table:table-row table:style-name="ro1">
          <table:table-cell office:value-type="float" office:value="3.6363773" calcext:value-type="float">
            <text:p>3,6363773</text:p>
          </table:table-cell>
          <table:table-cell office:value-type="float" office:value="0.37323546" calcext:value-type="float">
            <text:p>0,37323546</text:p>
          </table:table-cell>
          <table:table-cell office:value-type="float" office:value="3.6328125" calcext:value-type="float">
            <text:p>3,6328125</text:p>
          </table:table-cell>
          <table:table-cell table:number-columns-repeated="4"/>
        </table:table-row>
        <table:table-row table:style-name="ro1">
          <table:table-cell office:value-type="float" office:value="-0.67154884" calcext:value-type="float">
            <text:p>-0,67154884</text:p>
          </table:table-cell>
          <table:table-cell office:value-type="float" office:value="-0.38000333" calcext:value-type="float">
            <text:p>-0,38000333</text:p>
          </table:table-cell>
          <table:table-cell office:value-type="float" office:value="-0.6640625" calcext:value-type="float">
            <text:p>-0,6640625</text:p>
          </table:table-cell>
          <table:table-cell table:number-columns-repeated="4"/>
        </table:table-row>
        <table:table-row table:style-name="ro1">
          <table:table-cell office:value-type="float" office:value="-6.9591546" calcext:value-type="float">
            <text:p>-6,9591546</text:p>
          </table:table-cell>
          <table:table-cell office:value-type="float" office:value="-0.6416216" calcext:value-type="float">
            <text:p>-0,6416216</text:p>
          </table:table-cell>
          <table:table-cell office:value-type="float" office:value="-6.953125" calcext:value-type="float">
            <text:p>-6,953125</text:p>
          </table:table-cell>
          <table:table-cell table:number-columns-repeated="4"/>
        </table:table-row>
        <table:table-row table:style-name="ro1">
          <table:table-cell office:value-type="float" office:value="-7.0127797" calcext:value-type="float">
            <text:p>-7,0127797</text:p>
          </table:table-cell>
          <table:table-cell office:value-type="float" office:value="1.4178777" calcext:value-type="float">
            <text:p>1,4178777</text:p>
          </table:table-cell>
          <table:table-cell office:value-type="float" office:value="-7.0117188" calcext:value-type="float">
            <text:p>-7,0117188</text:p>
          </table:table-cell>
          <table:table-cell table:number-columns-repeated="4"/>
        </table:table-row>
        <table:table-row table:style-name="ro1">
          <table:table-cell office:value-type="float" office:value="-7.039137" calcext:value-type="float">
            <text:p>-7,039137</text:p>
          </table:table-cell>
          <table:table-cell office:value-type="float" office:value="2.6978502" calcext:value-type="float">
            <text:p>2,6978502</text:p>
          </table:table-cell>
          <table:table-cell office:value-type="float" office:value="-7.03125" calcext:value-type="float">
            <text:p>-7,03125</text:p>
          </table:table-cell>
          <table:table-cell table:number-columns-repeated="4"/>
        </table:table-row>
        <table:table-row table:style-name="ro1">
          <table:table-cell office:value-type="float" office:value="8.939301" calcext:value-type="float">
            <text:p>8,939301</text:p>
          </table:table-cell>
          <table:table-cell office:value-type="float" office:value="2.6082482" calcext:value-type="float">
            <text:p>2,6082482</text:p>
          </table:table-cell>
          <table:table-cell office:value-type="float" office:value="8.925781" calcext:value-type="float">
            <text:p>8,925781</text:p>
          </table:table-cell>
          <table:table-cell table:number-columns-repeated="4"/>
        </table:table-row>
        <table:table-row table:style-name="ro1">
          <table:table-cell office:value-type="float" office:value="4.400999" calcext:value-type="float">
            <text:p>4,400999</text:p>
          </table:table-cell>
          <table:table-cell office:value-type="float" office:value="2.0967202" calcext:value-type="float">
            <text:p>2,0967202</text:p>
          </table:table-cell>
          <table:table-cell office:value-type="float" office:value="4.3945313" calcext:value-type="float">
            <text:p>4,3945313</text:p>
          </table:table-cell>
          <table:table-cell table:number-columns-repeated="4"/>
        </table:table-row>
        <table:table-row table:style-name="ro1">
          <table:table-cell office:value-type="float" office:value="7.691826" calcext:value-type="float">
            <text:p>7,691826</text:p>
          </table:table-cell>
          <table:table-cell office:value-type="float" office:value="1.8042585" calcext:value-type="float">
            <text:p>1,8042585</text:p>
          </table:table-cell>
          <table:table-cell office:value-type="float" office:value="7.6757813" calcext:value-type="float">
            <text:p>7,6757813</text:p>
          </table:table-cell>
          <table:table-cell table:number-columns-repeated="4"/>
        </table:table-row>
        <table:table-row table:style-name="ro1">
          <table:table-cell office:value-type="float" office:value="-2.3895311" calcext:value-type="float">
            <text:p>-2,3895311</text:p>
          </table:table-cell>
          <table:table-cell office:value-type="float" office:value="1.4663392" calcext:value-type="float">
            <text:p>1,4663392</text:p>
          </table:table-cell>
          <table:table-cell office:value-type="float" office:value="-2.3828125" calcext:value-type="float">
            <text:p>-2,3828125</text:p>
          </table:table-cell>
          <table:table-cell table:number-columns-repeated="4"/>
        </table:table-row>
        <table:table-row table:style-name="ro1">
          <table:table-cell office:value-type="float" office:value="-2.7644968" calcext:value-type="float">
            <text:p>-2,7644968</text:p>
          </table:table-cell>
          <table:table-cell office:value-type="float" office:value="2.0941482" calcext:value-type="float">
            <text:p>2,0941482</text:p>
          </table:table-cell>
          <table:table-cell office:value-type="float" office:value="-2.7539063" calcext:value-type="float">
            <text:p>-2,7539063</text:p>
          </table:table-cell>
          <table:table-cell table:number-columns-repeated="4"/>
        </table:table-row>
        <table:table-row table:style-name="ro1">
          <table:table-cell office:value-type="float" office:value="9.51684" calcext:value-type="float">
            <text:p>9,51684</text:p>
          </table:table-cell>
          <table:table-cell office:value-type="float" office:value="1.3934007" calcext:value-type="float">
            <text:p>1,3934007</text:p>
          </table:table-cell>
          <table:table-cell office:value-type="float" office:value="9.511719" calcext:value-type="float">
            <text:p>9,511719</text:p>
          </table:table-cell>
          <table:table-cell table:number-columns-repeated="4"/>
        </table:table-row>
        <table:table-row table:style-name="ro1">
          <table:table-cell office:value-type="float" office:value="3.2270002" calcext:value-type="float">
            <text:p>3,2270002</text:p>
          </table:table-cell>
          <table:table-cell office:value-type="float" office:value="0.32654893" calcext:value-type="float">
            <text:p>0,32654893</text:p>
          </table:table-cell>
          <table:table-cell office:value-type="float" office:value="3.2226563" calcext:value-type="float">
            <text:p>3,2226563</text:p>
          </table:table-cell>
          <table:table-cell table:number-columns-repeated="4"/>
        </table:table-row>
        <table:table-row table:style-name="ro1">
          <table:table-cell office:value-type="float" office:value="-7.755952" calcext:value-type="float">
            <text:p>-7,755952</text:p>
          </table:table-cell>
          <table:table-cell office:value-type="float" office:value="-0.79669553" calcext:value-type="float">
            <text:p>-0,79669553</text:p>
          </table:table-cell>
          <table:table-cell office:value-type="float" office:value="-7.7539063" calcext:value-type="float">
            <text:p>-7,7539063</text:p>
          </table:table-cell>
          <table:table-cell table:number-columns-repeated="4"/>
        </table:table-row>
        <table:table-row table:style-name="ro1">
          <table:table-cell office:value-type="float" office:value="4.8470764" calcext:value-type="float">
            <text:p>4,8470764</text:p>
          </table:table-cell>
          <table:table-cell office:value-type="float" office:value="-0.02783817" calcext:value-type="float">
            <text:p>-0,02783817</text:p>
          </table:table-cell>
          <table:table-cell office:value-type="float" office:value="4.84375" calcext:value-type="float">
            <text:p>4,84375</text:p>
          </table:table-cell>
          <table:table-cell table:number-columns-repeated="4"/>
        </table:table-row>
        <table:table-row table:style-name="ro1">
          <table:table-cell office:value-type="float" office:value="2.061305" calcext:value-type="float">
            <text:p>2,061305</text:p>
          </table:table-cell>
          <table:table-cell office:value-type="float" office:value="-0.6063859" calcext:value-type="float">
            <text:p>-0,6063859</text:p>
          </table:table-cell>
          <table:table-cell office:value-type="float" office:value="2.0507813" calcext:value-type="float">
            <text:p>2,0507813</text:p>
          </table:table-cell>
          <table:table-cell table:number-columns-repeated="4"/>
        </table:table-row>
        <table:table-row table:style-name="ro1">
          <table:table-cell office:value-type="float" office:value="4.988472" calcext:value-type="float">
            <text:p>4,988472</text:p>
          </table:table-cell>
          <table:table-cell office:value-type="float" office:value="-1.3710635" calcext:value-type="float">
            <text:p>-1,3710635</text:p>
          </table:table-cell>
          <table:table-cell office:value-type="float" office:value="4.9804688" calcext:value-type="float">
            <text:p>4,9804688</text:p>
          </table:table-cell>
          <table:table-cell table:number-columns-repeated="4"/>
        </table:table-row>
        <table:table-row table:style-name="ro1">
          <table:table-cell office:value-type="float" office:value="2.6329403" calcext:value-type="float">
            <text:p>2,6329403</text:p>
          </table:table-cell>
          <table:table-cell office:value-type="float" office:value="-1.4681133" calcext:value-type="float">
            <text:p>-1,4681133</text:p>
          </table:table-cell>
          <table:table-cell office:value-type="float" office:value="2.6171875" calcext:value-type="float">
            <text:p>2,6171875</text:p>
          </table:table-cell>
          <table:table-cell table:number-columns-repeated="4"/>
        </table:table-row>
        <table:table-row table:style-name="ro1">
          <table:table-cell office:value-type="float" office:value="-8.370478" calcext:value-type="float">
            <text:p>-8,370478</text:p>
          </table:table-cell>
          <table:table-cell office:value-type="float" office:value="-2.0548747" calcext:value-type="float">
            <text:p>-2,0548747</text:p>
          </table:table-cell>
          <table:table-cell office:value-type="float" office:value="-8.359375" calcext:value-type="float">
            <text:p>-8,359375</text:p>
          </table:table-cell>
          <table:table-cell table:number-columns-repeated="4"/>
        </table:table-row>
        <table:table-row table:style-name="ro1">
          <table:table-cell office:value-type="float" office:value="0.98202705" calcext:value-type="float">
            <text:p>0,98202705</text:p>
          </table:table-cell>
          <table:table-cell office:value-type="float" office:value="-1.2642" calcext:value-type="float">
            <text:p>-1,2642</text:p>
          </table:table-cell>
          <table:table-cell office:value-type="float" office:value="0.9765625" calcext:value-type="float">
            <text:p>0,9765625</text:p>
          </table:table-cell>
          <table:table-cell table:number-columns-repeated="4"/>
        </table:table-row>
        <table:table-row table:style-name="ro1">
          <table:table-cell office:value-type="float" office:value="-5.7589555" calcext:value-type="float">
            <text:p>-5,7589555</text:p>
          </table:table-cell>
          <table:table-cell office:value-type="float" office:value="-1.3869534" calcext:value-type="float">
            <text:p>-1,3869534</text:p>
          </table:table-cell>
          <table:table-cell office:value-type="float" office:value="-5.7421875" calcext:value-type="float">
            <text:p>-5,7421875</text:p>
          </table:table-cell>
          <table:table-cell table:number-columns-repeated="4"/>
        </table:table-row>
        <table:table-row table:style-name="ro1">
          <table:table-cell office:value-type="float" office:value="-1.605093" calcext:value-type="float">
            <text:p>-1,605093</text:p>
          </table:table-cell>
          <table:table-cell office:value-type="float" office:value="-0.667084" calcext:value-type="float">
            <text:p>-0,667084</text:p>
          </table:table-cell>
          <table:table-cell office:value-type="float" office:value="-1.6015625" calcext:value-type="float">
            <text:p>-1,6015625</text:p>
          </table:table-cell>
          <table:table-cell table:number-columns-repeated="4"/>
        </table:table-row>
        <table:table-row table:style-name="ro1">
          <table:table-cell office:value-type="float" office:value="0.21869469" calcext:value-type="float">
            <text:p>0,21869469</text:p>
          </table:table-cell>
          <table:table-cell office:value-type="float" office:value="-0.46644735" calcext:value-type="float">
            <text:p>-0,46644735</text:p>
          </table:table-cell>
          <table:table-cell office:value-type="float" office:value="0.21484375" calcext:value-type="float">
            <text:p>0,21484375</text:p>
          </table:table-cell>
          <table:table-cell table:number-columns-repeated="4"/>
        </table:table-row>
        <table:table-row table:style-name="ro1">
          <table:table-cell office:value-type="float" office:value="-4.056115" calcext:value-type="float">
            <text:p>-4,056115</text:p>
          </table:table-cell>
          <table:table-cell office:value-type="float" office:value="-0.4937842" calcext:value-type="float">
            <text:p>-0,4937842</text:p>
          </table:table-cell>
          <table:table-cell office:value-type="float" office:value="-4.0429688" calcext:value-type="float">
            <text:p>-4,0429688</text:p>
          </table:table-cell>
          <table:table-cell table:number-columns-repeated="4"/>
        </table:table-row>
        <table:table-row table:style-name="ro1">
          <table:table-cell office:value-type="float" office:value="4.2120724" calcext:value-type="float">
            <text:p>4,2120724</text:p>
          </table:table-cell>
          <table:table-cell office:value-type="float" office:value="0.013230205" calcext:value-type="float">
            <text:p>0,013230205</text:p>
          </table:table-cell>
          <table:table-cell office:value-type="float" office:value="4.1992188" calcext:value-type="float">
            <text:p>4,1992188</text:p>
          </table:table-cell>
          <table:table-cell table:number-columns-repeated="4"/>
        </table:table-row>
        <table:table-row table:style-name="ro1">
          <table:table-cell office:value-type="float" office:value="-2.06115" calcext:value-type="float">
            <text:p>-2,06115</text:p>
          </table:table-cell>
          <table:table-cell office:value-type="float" office:value="-0.51327884" calcext:value-type="float">
            <text:p>-0,51327884</text:p>
          </table:table-cell>
          <table:table-cell office:value-type="float" office:value="-2.0507813" calcext:value-type="float">
            <text:p>-2,0507813</text:p>
          </table:table-cell>
          <table:table-cell table:number-columns-repeated="4"/>
        </table:table-row>
        <table:table-row table:style-name="ro1">
          <table:table-cell office:value-type="float" office:value="-2.0450807" calcext:value-type="float">
            <text:p>-2,0450807</text:p>
          </table:table-cell>
          <table:table-cell office:value-type="float" office:value="-0.25563508" calcext:value-type="float">
            <text:p>-0,25563508</text:p>
          </table:table-cell>
          <table:table-cell office:value-type="float" office:value="-2.03125" calcext:value-type="float">
            <text:p>-2,0312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ru" fo:country="R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ru" fo:country="RU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8:38:54.863268044</meta:creation-date>
    <dc:date>2017-11-16T11:17:45.698821584</dc:date>
    <meta:editing-duration>PT1H7M38S</meta:editing-duration>
    <meta:editing-cycles>2</meta:editing-cycles>
    <meta:generator>LibreOffice/5.3.5.2$Linux_X86_64 LibreOffice_project/30m0$Build-2</meta:generator>
    <meta:document-statistic meta:table-count="1" meta:cell-count="30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935cm" svg:height="11.317cm" xlink:href=".." xlink:type="simple" chart:class="chart:line" chart:style-name="ch1">
        <chart:legend chart:legend-position="end" svg:x="36.677cm" svg:y="4.885cm" style:legend-expansion="high" chart:style-name="ch2"/>
        <chart:plot-area chart:style-name="ch3" table:cell-range-address="Sheet1.A1:Sheet1.C1024" chart:data-source-has-labels="row" svg:x="0.778cm" svg:y="0.226cm" svg:width="35.121cm" svg:height="10.865cm">
          <chartooo:coordinate-region svg:x="1.613cm" svg:y="0.417cm" svg:width="34.286cm" svg:height="10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024" loext:label-string="input" chart:class="chart:line">
            <chart:data-point chart:repeated="1024"/>
          </chart:series>
          <chart:series chart:style-name="ch7" chart:values-cell-range-address="Sheet1.B1:Sheet1.B1024" loext:label-string="float" chart:class="chart:line">
            <chart:data-point chart:repeated="1024"/>
          </chart:series>
          <chart:series chart:style-name="ch8" chart:values-cell-range-address="Sheet1.C1:Sheet1.C1024" loext:label-string="fixed" chart:class="chart:line">
            <chart:data-point chart:repeated="10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</text:p>
              </table:table-cell>
              <table:table-cell office:value-type="string">
                <text:p>float</text:p>
              </table:table-cell>
              <table:table-cell office:value-type="string">
                <text:p>fix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24</svg:desc>
                </draw:g>
              </table:table-cell>
              <table:table-cell office:value-type="float" office:value="-0.15311122">
                <text:p>-0.15311122</text:p>
                <draw:g>
                  <svg:desc>Sheet1.B1:Sheet1.B1024</svg:desc>
                </draw:g>
              </table:table-cell>
              <table:table-cell office:value-type="float" office:value="0">
                <text:p>0</text:p>
                <draw:g>
                  <svg:desc>Sheet1.C1:Sheet1.C10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40649">
                <text:p>9.340649</text:p>
              </table:table-cell>
              <table:table-cell office:value-type="float" office:value="-0.15311122">
                <text:p>-0.15311122</text:p>
              </table:table-cell>
              <table:table-cell office:value-type="float" office:value="9.3359375">
                <text:p>9.335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1.159723">
                <text:p>-1.159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373758">
                <text:p>-9.373758</text:p>
              </table:table-cell>
              <table:table-cell office:value-type="float" office:value="-2.006108">
                <text:p>-2.006108</text:p>
              </table:table-cell>
              <table:table-cell office:value-type="float" office:value="-9.355469">
                <text:p>-9.355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.8343883">
                <text:p>-0.8343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1917801">
                <text:p>-1.1917801</text:p>
              </table:table-cell>
              <table:table-cell office:value-type="float" office:value="-0.8343883">
                <text:p>-0.8343883</text:p>
              </table:table-cell>
              <table:table-cell office:value-type="float" office:value="-1.1914063">
                <text:p>-1.1914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.6854158">
                <text:p>-0.6854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0.6854158">
                <text:p>-0.6854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0.6854158">
                <text:p>-0.6854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87754">
                <text:p>1.287754</text:p>
              </table:table-cell>
              <table:table-cell office:value-type="float" office:value="-0.6854158">
                <text:p>-0.6854158</text:p>
              </table:table-cell>
              <table:table-cell office:value-type="float" office:value="1.2695313">
                <text:p>1.2695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.7710805">
                <text:p>-6.7710805</text:p>
              </table:table-cell>
              <table:table-cell office:value-type="float" office:value="-0.7189056">
                <text:p>-0.7189056</text:p>
              </table:table-cell>
              <table:table-cell office:value-type="float" office:value="-6.7578125">
                <text:p>-6.757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0.26876152">
                <text:p>-0.26876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0.5890265">
                <text:p>-0.5890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4936313">
                <text:p>0.4936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4936313">
                <text:p>0.4936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4936313">
                <text:p>0.4936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4936313">
                <text:p>0.4936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98355">
                <text:p>1.0198355</text:p>
              </table:table-cell>
              <table:table-cell office:value-type="float" office:value="0.4936313">
                <text:p>0.4936313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1699276">
                <text:p>-3.1699276</text:p>
              </table:table-cell>
              <table:table-cell office:value-type="float" office:value="0.36615187">
                <text:p>0.36615187</text:p>
              </table:table-cell>
              <table:table-cell office:value-type="float" office:value="-3.1640625">
                <text:p>-3.164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56212">
                <text:p>-2.56212</text:p>
              </table:table-cell>
              <table:table-cell office:value-type="float" office:value="0.7623928">
                <text:p>0.7623928</text:p>
              </table:table-cell>
              <table:table-cell office:value-type="float" office:value="-2.5585938">
                <text:p>-2.55859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6612625">
                <text:p>8.6612625</text:p>
              </table:table-cell>
              <table:table-cell office:value-type="float" office:value="1.0826578">
                <text:p>1.0826578</text:p>
              </table:table-cell>
              <table:table-cell office:value-type="float" office:value="8.652344">
                <text:p>8.6523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-0.26345998">
                <text:p>-0.26345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34605533">
                <text:p>0.34605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8789814">
                <text:p>0.8789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.2926693">
                <text:p>1.2926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53723586">
                <text:p>0.53723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-0.31637895">
                <text:p>-0.31637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46405947">
                <text:p>0.46405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1076798">
                <text:p>-2.1076798</text:p>
              </table:table-cell>
              <table:table-cell office:value-type="float" office:value="0.50580513">
                <text:p>0.50580513</text:p>
              </table:table-cell>
              <table:table-cell office:value-type="float" office:value="-2.0898438">
                <text:p>-2.08984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8761225">
                <text:p>4.8761225</text:p>
              </table:table-cell>
              <table:table-cell office:value-type="float" office:value="0.76926506">
                <text:p>0.76926506</text:p>
              </table:table-cell>
              <table:table-cell office:value-type="float" office:value="4.8632813">
                <text:p>4.86328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2634087">
                <text:p>4.2634087</text:p>
              </table:table-cell>
              <table:table-cell office:value-type="float" office:value="0.15974975">
                <text:p>0.15974975</text:p>
              </table:table-cell>
              <table:table-cell office:value-type="float" office:value="4.2578125">
                <text:p>4.257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095026">
                <text:p>3.3095026</text:p>
              </table:table-cell>
              <table:table-cell office:value-type="float" office:value="-0.37317634">
                <text:p>-0.37317634</text:p>
              </table:table-cell>
              <table:table-cell office:value-type="float" office:value="3.3007813">
                <text:p>3.30078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0434675">
                <text:p>-6.0434675</text:p>
              </table:table-cell>
              <table:table-cell office:value-type="float" office:value="-0.78686416">
                <text:p>-0.78686416</text:p>
              </table:table-cell>
              <table:table-cell office:value-type="float" office:value="-6.0351563">
                <text:p>-6.03515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8289185">
                <text:p>-6.8289185</text:p>
              </table:table-cell>
              <table:table-cell office:value-type="float" office:value="-0.03143072">
                <text:p>-0.03143072</text:p>
              </table:table-cell>
              <table:table-cell office:value-type="float" office:value="-6.8164063">
                <text:p>-6.8164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2435074">
                <text:p>6.2435074</text:p>
              </table:table-cell>
              <table:table-cell office:value-type="float" office:value="0.8221841">
                <text:p>0.8221841</text:p>
              </table:table-cell>
              <table:table-cell office:value-type="float" office:value="6.2304688">
                <text:p>6.23046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39653">
                <text:p>0.3339653</text:p>
              </table:table-cell>
              <table:table-cell office:value-type="float" office:value="0.041745663">
                <text:p>0.041745663</text:p>
              </table:table-cell>
              <table:table-cell office:value-type="float" office:value="0.33203125">
                <text:p>0.33203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5467949">
                <text:p>0.5467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2879507">
                <text:p>0.2879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8020894">
                <text:p>0.8020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-0.39932543">
                <text:p>-0.39932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-0.7714548">
                <text:p>-0.7714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4010415">
                <text:p>0.4010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-0.56120515">
                <text:p>-0.56120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374359">
                <text:p>4.374359</text:p>
              </table:table-cell>
              <table:table-cell office:value-type="float" office:value="-1.7325008">
                <text:p>-1.7325008</text:p>
              </table:table-cell>
              <table:table-cell office:value-type="float" office:value="4.3554688">
                <text:p>4.35546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.0707536">
                <text:p>-2.0707536</text:p>
              </table:table-cell>
              <table:table-cell office:value-type="float" office:value="-2.1115203">
                <text:p>-2.1115203</text:p>
              </table:table-cell>
              <table:table-cell office:value-type="float" office:value="-2.0703125">
                <text:p>-2.0703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131096">
                <text:p>4.1131096</text:p>
              </table:table-cell>
              <table:table-cell office:value-type="float" office:value="-1.7128518">
                <text:p>-1.7128518</text:p>
              </table:table-cell>
              <table:table-cell office:value-type="float" office:value="4.1015625">
                <text:p>4.1015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.611319">
                <text:p>-9.611319</text:p>
              </table:table-cell>
              <table:table-cell office:value-type="float" office:value="-2.139073">
                <text:p>-2.139073</text:p>
              </table:table-cell>
              <table:table-cell office:value-type="float" office:value="-9.609375">
                <text:p>-9.609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.977035">
                <text:p>-2.977035</text:p>
              </table:table-cell>
              <table:table-cell office:value-type="float" office:value="-0.24350107">
                <text:p>-0.24350107</text:p>
              </table:table-cell>
              <table:table-cell office:value-type="float" office:value="-2.96875">
                <text:p>-2.9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379971">
                <text:p>9.379971</text:p>
              </table:table-cell>
              <table:table-cell office:value-type="float" office:value="0.3982786">
                <text:p>0.3982786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.6979733">
                <text:p>-7.6979733</text:p>
              </table:table-cell>
              <table:table-cell office:value-type="float" office:value="-1.1477326">
                <text:p>-1.1477326</text:p>
              </table:table-cell>
              <table:table-cell office:value-type="float" office:value="-7.6953125">
                <text:p>-7.6953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.370365">
                <text:p>-9.370365</text:p>
              </table:table-cell>
              <table:table-cell office:value-type="float" office:value="-1.2196212">
                <text:p>-1.2196212</text:p>
              </table:table-cell>
              <table:table-cell office:value-type="float" office:value="-9.355469">
                <text:p>-9.3554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422031">
                <text:p>1.3422031</text:p>
              </table:table-cell>
              <table:table-cell office:value-type="float" office:value="0.7283573">
                <text:p>0.7283573</text:p>
              </table:table-cell>
              <table:table-cell office:value-type="float" office:value="1.328125">
                <text:p>1.328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185951">
                <text:p>1.1185951</text:p>
              </table:table-cell>
              <table:table-cell office:value-type="float" office:value="0.5605819">
                <text:p>0.5605819</text:p>
              </table:table-cell>
              <table:table-cell office:value-type="float" office:value="1.1132813">
                <text:p>1.11328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033396">
                <text:p>0.7033396</text:p>
              </table:table-cell>
              <table:table-cell office:value-type="float" office:value="0.42075753">
                <text:p>0.42075753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553257">
                <text:p>5.553257</text:p>
              </table:table-cell>
              <table:table-cell office:value-type="float" office:value="0.33284009">
                <text:p>0.33284009</text:p>
              </table:table-cell>
              <table:table-cell office:value-type="float" office:value="5.546875">
                <text:p>5.54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572018">
                <text:p>2.1572018</text:p>
              </table:table-cell>
              <table:table-cell office:value-type="float" office:value="-0.36131704">
                <text:p>-0.36131704</text:p>
              </table:table-cell>
              <table:table-cell office:value-type="float" office:value="2.1484375">
                <text:p>2.1484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9881191">
                <text:p>-2.9881191</text:p>
              </table:table-cell>
              <table:table-cell office:value-type="float" office:value="-0.63096726">
                <text:p>-0.63096726</text:p>
              </table:table-cell>
              <table:table-cell office:value-type="float" office:value="-2.96875">
                <text:p>-2.96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.273082">
                <text:p>-8.273082</text:p>
              </table:table-cell>
              <table:table-cell office:value-type="float" office:value="-0.25745237">
                <text:p>-0.25745237</text:p>
              </table:table-cell>
              <table:table-cell office:value-type="float" office:value="-8.261719">
                <text:p>-8.2617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213463">
                <text:p>6.213463</text:p>
              </table:table-cell>
              <table:table-cell office:value-type="float" office:value="0.77668285">
                <text:p>0.77668285</text:p>
              </table:table-cell>
              <table:table-cell office:value-type="float" office:value="6.2109375">
                <text:p>6.2109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.8328209">
                <text:p>0.8328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.82890725">
                <text:p>0.82890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.6054838">
                <text:p>1.6054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.4478438">
                <text:p>1.4478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.93853223">
                <text:p>0.93853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.3541977">
                <text:p>1.354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.5663712">
                <text:p>1.5663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662567">
                <text:p>6.662567</text:p>
              </table:table-cell>
              <table:table-cell office:value-type="float" office:value="1.0705667">
                <text:p>1.0705667</text:p>
              </table:table-cell>
              <table:table-cell office:value-type="float" office:value="6.6601563">
                <text:p>6.66015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31309128">
                <text:p>-0.031309128</text:p>
              </table:table-cell>
              <table:table-cell office:value-type="float" office:value="0.59129965">
                <text:p>0.59129965</text:p>
              </table:table-cell>
              <table:table-cell office:value-type="float" office:value="-0.01953125">
                <text:p>-0.01953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212612">
                <text:p>6.212612</text:p>
              </table:table-cell>
              <table:table-cell office:value-type="float" office:value="1.5535449">
                <text:p>1.5535449</text:p>
              </table:table-cell>
              <table:table-cell office:value-type="float" office:value="6.2109375">
                <text:p>6.2109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2611198">
                <text:p>-1.2611198</text:p>
              </table:table-cell>
              <table:table-cell office:value-type="float" office:value="0.68306243">
                <text:p>0.6830624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.0744925">
                <text:p>-4.0744925</text:p>
              </table:table-cell>
              <table:table-cell office:value-type="float" office:value="0.79467666">
                <text:p>0.79467666</text:p>
              </table:table-cell>
              <table:table-cell office:value-type="float" office:value="-4.0625">
                <text:p>-4.06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25324">
                <text:p>3.325324</text:p>
              </table:table-cell>
              <table:table-cell office:value-type="float" office:value="2.2952719">
                <text:p>2.2952719</text:p>
              </table:table-cell>
              <table:table-cell office:value-type="float" office:value="3.3203125">
                <text:p>3.3203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973877">
                <text:p>1.6973877</text:p>
              </table:table-cell>
              <table:table-cell office:value-type="float" office:value="3.0593767">
                <text:p>3.0593767</text:p>
              </table:table-cell>
              <table:table-cell office:value-type="float" office:value="1.6796875">
                <text:p>1.6796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9664364">
                <text:p>-3.9664364</text:p>
              </table:table-cell>
              <table:table-cell office:value-type="float" office:value="3.7838714">
                <text:p>3.7838714</text:p>
              </table:table-cell>
              <table:table-cell office:value-type="float" office:value="-3.9648438">
                <text:p>-3.96484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8284311">
                <text:p>2.8284311</text:p>
              </table:table-cell>
              <table:table-cell office:value-type="float" office:value="3.5233955">
                <text:p>3.5233955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6666527">
                <text:p>7.6666527</text:p>
              </table:table-cell>
              <table:table-cell office:value-type="float" office:value="2.7152967">
                <text:p>2.7152967</text:p>
              </table:table-cell>
              <table:table-cell office:value-type="float" office:value="7.65625">
                <text:p>7.65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7512474">
                <text:p>-0.7512474</text:p>
              </table:table-cell>
              <table:table-cell office:value-type="float" office:value="1.2272544">
                <text:p>1.2272544</text:p>
              </table:table-cell>
              <table:table-cell office:value-type="float" office:value="-0.7421875">
                <text:p>-0.7421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36820602">
                <text:p>-0.36820602</text:p>
              </table:table-cell>
              <table:table-cell office:value-type="float" office:value="1.6422327">
                <text:p>1.6422327</text:p>
              </table:table-cell>
              <table:table-cell office:value-type="float" office:value="-0.3515625">
                <text:p>-0.3515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9302692">
                <text:p>7.9302692</text:p>
              </table:table-cell>
              <table:table-cell office:value-type="float" office:value="2.9085367">
                <text:p>2.9085367</text:p>
              </table:table-cell>
              <table:table-cell office:value-type="float" office:value="7.9296875">
                <text:p>7.92968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438164">
                <text:p>9.438164</text:p>
              </table:table-cell>
              <table:table-cell office:value-type="float" office:value="2.5177689">
                <text:p>2.5177689</text:p>
              </table:table-cell>
              <table:table-cell office:value-type="float" office:value="9.433594">
                <text:p>9.4335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4933453">
                <text:p>7.4933453</text:p>
              </table:table-cell>
              <table:table-cell office:value-type="float" office:value="1.0516973">
                <text:p>1.0516973</text:p>
              </table:table-cell>
              <table:table-cell office:value-type="float" office:value="7.4804688">
                <text:p>7.48046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6.050248">
                <text:p>-6.050248</text:p>
              </table:table-cell>
              <table:table-cell office:value-type="float" office:value="1.0262207">
                <text:p>1.0262207</text:p>
              </table:table-cell>
              <table:table-cell office:value-type="float" office:value="-6.0351563">
                <text:p>-6.03515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.6363554">
                <text:p>-3.6363554</text:p>
              </table:table-cell>
              <table:table-cell office:value-type="float" office:value="3.0225983">
                <text:p>3.0225983</text:p>
              </table:table-cell>
              <table:table-cell office:value-type="float" office:value="-3.6328125">
                <text:p>-3.6328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.2376876">
                <text:p>-4.2376876</text:p>
              </table:table-cell>
              <table:table-cell office:value-type="float" office:value="4.6013794">
                <text:p>4.6013794</text:p>
              </table:table-cell>
              <table:table-cell office:value-type="float" office:value="-4.21875">
                <text:p>-4.21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5685787">
                <text:p>2.5685787</text:p>
              </table:table-cell>
              <table:table-cell office:value-type="float" office:value="4.585776">
                <text:p>4.585776</text:p>
              </table:table-cell>
              <table:table-cell office:value-type="float" office:value="2.5585938">
                <text:p>2.55859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762226">
                <text:p>9.762226</text:p>
              </table:table-cell>
              <table:table-cell office:value-type="float" office:value="3.9646015">
                <text:p>3.9646015</text:p>
              </table:table-cell>
              <table:table-cell office:value-type="float" office:value="9.746094">
                <text:p>9.7460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041296">
                <text:p>4.8041296</text:p>
              </table:table-cell>
              <table:table-cell office:value-type="float" office:value="3.2011771">
                <text:p>3.2011771</text:p>
              </table:table-cell>
              <table:table-cell office:value-type="float" office:value="4.7851563">
                <text:p>4.78515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.290411">
                <text:p>-2.290411</text:p>
              </table:table-cell>
              <table:table-cell office:value-type="float" office:value="2.0708356">
                <text:p>2.0708356</text:p>
              </table:table-cell>
              <table:table-cell office:value-type="float" office:value="-2.2851563">
                <text:p>-2.28515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2895336">
                <text:p>7.2895336</text:p>
              </table:table-cell>
              <table:table-cell office:value-type="float" office:value="2.6224232">
                <text:p>2.6224232</text:p>
              </table:table-cell>
              <table:table-cell office:value-type="float" office:value="7.2851563">
                <text:p>7.28515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920773">
                <text:p>9.920773</text:p>
              </table:table-cell>
              <table:table-cell office:value-type="float" office:value="1.6022073">
                <text:p>1.6022073</text:p>
              </table:table-cell>
              <table:table-cell office:value-type="float" office:value="9.902344">
                <text:p>9.9023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993893">
                <text:p>8.993893</text:p>
              </table:table-cell>
              <table:table-cell office:value-type="float" office:value="0.5081994">
                <text:p>0.5081994</text:p>
              </table:table-cell>
              <table:table-cell office:value-type="float" office:value="8.984375">
                <text:p>8.984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.362514">
                <text:p>-4.362514</text:p>
              </table:table-cell>
              <table:table-cell office:value-type="float" office:value="-0.6160372">
                <text:p>-0.6160372</text:p>
              </table:table-cell>
              <table:table-cell office:value-type="float" office:value="-4.3554688">
                <text:p>-4.35546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.4008179">
                <text:p>-2.4008179</text:p>
              </table:table-cell>
              <table:table-cell office:value-type="float" office:value="-0.07072294">
                <text:p>-0.07072294</text:p>
              </table:table-cell>
              <table:table-cell office:value-type="float" office:value="-2.3828125">
                <text:p>-2.3828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654831">
                <text:p>3.654831</text:p>
              </table:table-cell>
              <table:table-cell office:value-type="float" office:value="0.2293793">
                <text:p>0.2293793</text:p>
              </table:table-cell>
              <table:table-cell office:value-type="float" office:value="3.6523438">
                <text:p>3.65234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.2386007">
                <text:p>-4.2386007</text:p>
              </table:table-cell>
              <table:table-cell office:value-type="float" office:value="-0.22747457">
                <text:p>-0.22747457</text:p>
              </table:table-cell>
              <table:table-cell office:value-type="float" office:value="-4.2382813">
                <text:p>-4.23828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222878">
                <text:p>2.1222878</text:p>
              </table:table-cell>
              <table:table-cell office:value-type="float" office:value="0.30235052">
                <text:p>0.30235052</text:p>
              </table:table-cell>
              <table:table-cell office:value-type="float" office:value="2.109375">
                <text:p>2.1093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8721924">
                <text:p>-0.8721924</text:p>
              </table:table-cell>
              <table:table-cell office:value-type="float" office:value="0.037064552">
                <text:p>0.037064552</text:p>
              </table:table-cell>
              <table:table-cell office:value-type="float" office:value="-0.859375">
                <text:p>-0.859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687088">
                <text:p>1.1687088</text:p>
              </table:table-cell>
              <table:table-cell office:value-type="float" office:value="0.1460886">
                <text:p>0.1460886</text:p>
              </table:table-cell>
              <table:table-cell office:value-type="float" office:value="1.1523438">
                <text:p>1.15234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-1.0838518">
                <text:p>-1.0838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-0.8429682">
                <text:p>-0.8429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-1.7448628">
                <text:p>-1.7448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-0.689492">
                <text:p>-0.689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-0.93920445">
                <text:p>-0.93920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-1.0164938">
                <text:p>-1.0164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-1.0105069">
                <text:p>-1.0105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8.6708145">
                <text:p>-8.6708145</text:p>
              </table:table-cell>
              <table:table-cell office:value-type="float" office:value="-1.5826163">
                <text:p>-1.5826163</text:p>
              </table:table-cell>
              <table:table-cell office:value-type="float" office:value="-8.652344">
                <text:p>-8.6523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9270687">
                <text:p>1.9270687</text:p>
              </table:table-cell>
              <table:table-cell office:value-type="float" office:value="-0.7388547">
                <text:p>-0.7388547</text:p>
              </table:table-cell>
              <table:table-cell office:value-type="float" office:value="1.9140625">
                <text:p>1.9140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7.2151566">
                <text:p>-7.2151566</text:p>
              </table:table-cell>
              <table:table-cell office:value-type="float" office:value="-0.047113">
                <text:p>-0.047113</text:p>
              </table:table-cell>
              <table:table-cell office:value-type="float" office:value="-7.2070313">
                <text:p>-7.20703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442966">
                <text:p>8.442966</text:p>
              </table:table-cell>
              <table:table-cell office:value-type="float" office:value="1.1696517">
                <text:p>1.1696517</text:p>
              </table:table-cell>
              <table:table-cell office:value-type="float" office:value="8.4375">
                <text:p>8.43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9976997">
                <text:p>-1.9976997</text:p>
              </table:table-cell>
              <table:table-cell office:value-type="float" office:value="0.46200848">
                <text:p>0.46200848</text:p>
              </table:table-cell>
              <table:table-cell office:value-type="float" office:value="-1.9921875">
                <text:p>-1.99218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61831474">
                <text:p>-0.61831474</text:p>
              </table:table-cell>
              <table:table-cell office:value-type="float" office:value="1.8028743">
                <text:p>1.8028743</text:p>
              </table:table-cell>
              <table:table-cell office:value-type="float" office:value="-0.60546875">
                <text:p>-0.605468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4789543">
                <text:p>0.04789543</text:p>
              </table:table-cell>
              <table:table-cell office:value-type="float" office:value="1.1867557">
                <text:p>1.1867557</text:p>
              </table:table-cell>
              <table:table-cell office:value-type="float" office:value="0.0390625">
                <text:p>0.0390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4.576876">
                <text:p>-4.576876</text:p>
              </table:table-cell>
              <table:table-cell office:value-type="float" office:value="1.0377712">
                <text:p>1.0377712</text:p>
              </table:table-cell>
              <table:table-cell office:value-type="float" office:value="-4.5703125">
                <text:p>-4.57031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920721">
                <text:p>-1.920721</text:p>
              </table:table-cell>
              <table:table-cell office:value-type="float" office:value="1.3597448">
                <text:p>1.3597448</text:p>
              </table:table-cell>
              <table:table-cell office:value-type="float" office:value="-1.9140625">
                <text:p>-1.91406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4610023">
                <text:p>7.4610023</text:p>
              </table:table-cell>
              <table:table-cell office:value-type="float" office:value="1.0985286">
                <text:p>1.0985286</text:p>
              </table:table-cell>
              <table:table-cell office:value-type="float" office:value="7.4609375">
                <text:p>7.4609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518961">
                <text:p>2.518961</text:p>
              </table:table-cell>
              <table:table-cell office:value-type="float" office:value="0.36379957">
                <text:p>0.3637995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7818203">
                <text:p>2.7818203</text:p>
              </table:table-cell>
              <table:table-cell office:value-type="float" office:value="0.82630044">
                <text:p>0.82630044</text:p>
              </table:table-cell>
              <table:table-cell office:value-type="float" office:value="2.7734375">
                <text:p>2.77343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.729227">
                <text:p>8.729227</text:p>
              </table:table-cell>
              <table:table-cell office:value-type="float" office:value="1.0682709">
                <text:p>1.0682709</text:p>
              </table:table-cell>
              <table:table-cell office:value-type="float" office:value="8.7109375">
                <text:p>8.7109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5.5472636">
                <text:p>-5.5472636</text:p>
              </table:table-cell>
              <table:table-cell office:value-type="float" office:value="0.45954227">
                <text:p>0.45954227</text:p>
              </table:table-cell>
              <table:table-cell office:value-type="float" office:value="-5.546875">
                <text:p>-5.5468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14398">
                <text:p>-1.14398</text:p>
              </table:table-cell>
              <table:table-cell office:value-type="float" office:value="1.5655884">
                <text:p>1.5655884</text:p>
              </table:table-cell>
              <table:table-cell office:value-type="float" office:value="-1.1328125">
                <text:p>-1.1328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.0010877">
                <text:p>-2.0010877</text:p>
              </table:table-cell>
              <table:table-cell office:value-type="float" office:value="2.3826895">
                <text:p>2.3826895</text:p>
              </table:table-cell>
              <table:table-cell office:value-type="float" office:value="-1.9921875">
                <text:p>-1.99218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4.010451">
                <text:p>-4.010451</text:p>
              </table:table-cell>
              <table:table-cell office:value-type="float" office:value="2.270924">
                <text:p>2.270924</text:p>
              </table:table-cell>
              <table:table-cell office:value-type="float" office:value="-4.0039063">
                <text:p>-4.00390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831709">
                <text:p>1.5831709</text:p>
              </table:table-cell>
              <table:table-cell office:value-type="float" office:value="2.129465">
                <text:p>2.129465</text:p>
              </table:table-cell>
              <table:table-cell office:value-type="float" office:value="1.5820313">
                <text:p>1.58203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2189674">
                <text:p>6.2189674</text:p>
              </table:table-cell>
              <table:table-cell office:value-type="float" office:value="0.8317679">
                <text:p>0.8317679</text:p>
              </table:table-cell>
              <table:table-cell office:value-type="float" office:value="6.2109375">
                <text:p>6.21093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7175837">
                <text:p>4.7175837</text:p>
              </table:table-cell>
              <table:table-cell office:value-type="float" office:value="1.2717298">
                <text:p>1.2717298</text:p>
              </table:table-cell>
              <table:table-cell office:value-type="float" office:value="4.7070313">
                <text:p>4.70703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859398">
                <text:p>3.859398</text:p>
              </table:table-cell>
              <table:table-cell office:value-type="float" office:value="-0.034041822">
                <text:p>-0.034041822</text:p>
              </table:table-cell>
              <table:table-cell office:value-type="float" office:value="3.8476563">
                <text:p>3.84765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3011055">
                <text:p>3.3011055</text:p>
              </table:table-cell>
              <table:table-cell office:value-type="float" office:value="-0.8216459">
                <text:p>-0.8216459</text:p>
              </table:table-cell>
              <table:table-cell office:value-type="float" office:value="3.3007813">
                <text:p>3.30078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39283">
                <text:p>5.39283</text:p>
              </table:table-cell>
              <table:table-cell office:value-type="float" office:value="-0.6159215">
                <text:p>-0.6159215</text:p>
              </table:table-cell>
              <table:table-cell office:value-type="float" office:value="5.390625">
                <text:p>5.3906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.8952122">
                <text:p>-2.8952122</text:p>
              </table:table-cell>
              <table:table-cell office:value-type="float" office:value="-0.7838454">
                <text:p>-0.7838454</text:p>
              </table:table-cell>
              <table:table-cell office:value-type="float" office:value="-2.890625">
                <text:p>-2.890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5.1421213">
                <text:p>-5.1421213</text:p>
              </table:table-cell>
              <table:table-cell office:value-type="float" office:value="-1.1987796">
                <text:p>-1.1987796</text:p>
              </table:table-cell>
              <table:table-cell office:value-type="float" office:value="-5.1367188">
                <text:p>-5.13671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8.798407">
                <text:p>-8.798407</text:p>
              </table:table-cell>
              <table:table-cell office:value-type="float" office:value="-0.6903447">
                <text:p>-0.6903447</text:p>
              </table:table-cell>
              <table:table-cell office:value-type="float" office:value="-8.7890625">
                <text:p>-8.7890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738663">
                <text:p>9.738663</text:p>
              </table:table-cell>
              <table:table-cell office:value-type="float" office:value="0.6373498">
                <text:p>0.6373498</text:p>
              </table:table-cell>
              <table:table-cell office:value-type="float" office:value="9.7265625">
                <text:p>9.72656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5.7285905">
                <text:p>-5.7285905</text:p>
              </table:table-cell>
              <table:table-cell office:value-type="float" office:value="-0.059135973">
                <text:p>-0.059135973</text:p>
              </table:table-cell>
              <table:table-cell office:value-type="float" office:value="-5.7226563">
                <text:p>-5.72265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2.4414349">
                <text:p>-2.4414349</text:p>
              </table:table-cell>
              <table:table-cell office:value-type="float" office:value="1.0879753">
                <text:p>1.0879753</text:p>
              </table:table-cell>
              <table:table-cell office:value-type="float" office:value="-2.4414063">
                <text:p>-2.44140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9469013">
                <text:p>4.9469013</text:p>
              </table:table-cell>
              <table:table-cell office:value-type="float" office:value="1.9773705">
                <text:p>1.9773705</text:p>
              </table:table-cell>
              <table:table-cell office:value-type="float" office:value="4.9414063">
                <text:p>4.94140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0494366">
                <text:p>4.0494366</text:p>
              </table:table-cell>
              <table:table-cell office:value-type="float" office:value="1.048498">
                <text:p>1.048498</text:p>
              </table:table-cell>
              <table:table-cell office:value-type="float" office:value="4.0429688">
                <text:p>4.04296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6.214683">
                <text:p>-6.214683</text:p>
              </table:table-cell>
              <table:table-cell office:value-type="float" office:value="0.72437197">
                <text:p>0.72437197</text:p>
              </table:table-cell>
              <table:table-cell office:value-type="float" office:value="-6.2109375">
                <text:p>-6.21093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0746431">
                <text:p>-1.0746431</text:p>
              </table:table-cell>
              <table:table-cell office:value-type="float" office:value="2.0980744">
                <text:p>2.0980744</text:p>
              </table:table-cell>
              <table:table-cell office:value-type="float" office:value="-1.0742188">
                <text:p>-1.07421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8231487">
                <text:p>1.8231487</text:p>
              </table:table-cell>
              <table:table-cell office:value-type="float" office:value="1.6709721">
                <text:p>1.6709721</text:p>
              </table:table-cell>
              <table:table-cell office:value-type="float" office:value="1.8164063">
                <text:p>1.81640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1667767">
                <text:p>4.1667767</text:p>
              </table:table-cell>
              <table:table-cell office:value-type="float" office:value="1.9074494">
                <text:p>1.9074494</text:p>
              </table:table-cell>
              <table:table-cell office:value-type="float" office:value="4.1601563">
                <text:p>4.16015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483004">
                <text:p>3.4483004</text:p>
              </table:table-cell>
              <table:table-cell office:value-type="float" office:value="1.6777662">
                <text:p>1.6777662</text:p>
              </table:table-cell>
              <table:table-cell office:value-type="float" office:value="3.4375">
                <text:p>3.43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673727">
                <text:p>4.673727</text:p>
              </table:table-cell>
              <table:table-cell office:value-type="float" office:value="2.40035">
                <text:p>2.40035</text:p>
              </table:table-cell>
              <table:table-cell office:value-type="float" office:value="4.6679688">
                <text:p>4.66796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.4840784">
                <text:p>-2.4840784</text:p>
              </table:table-cell>
              <table:table-cell office:value-type="float" office:value="2.6729467">
                <text:p>2.6729467</text:p>
              </table:table-cell>
              <table:table-cell office:value-type="float" office:value="-2.4804688">
                <text:p>-2.48046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4564276">
                <text:p>1.4564276</text:p>
              </table:table-cell>
              <table:table-cell office:value-type="float" office:value="2.6312492">
                <text:p>2.6312492</text:p>
              </table:table-cell>
              <table:table-cell office:value-type="float" office:value="1.4453125">
                <text:p>1.44531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7749376">
                <text:p>4.7749376</text:p>
              </table:table-cell>
              <table:table-cell office:value-type="float" office:value="2.9616566">
                <text:p>2.9616566</text:p>
              </table:table-cell>
              <table:table-cell office:value-type="float" office:value="4.765625">
                <text:p>4.7656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4.4914627">
                <text:p>-4.4914627</text:p>
              </table:table-cell>
              <table:table-cell office:value-type="float" office:value="2.1012318">
                <text:p>2.1012318</text:p>
              </table:table-cell>
              <table:table-cell office:value-type="float" office:value="-4.4726563">
                <text:p>-4.47265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7149668">
                <text:p>3.7149668</text:p>
              </table:table-cell>
              <table:table-cell office:value-type="float" office:value="3.477012">
                <text:p>3.477012</text:p>
              </table:table-cell>
              <table:table-cell office:value-type="float" office:value="3.7109375">
                <text:p>3.71093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3293114">
                <text:p>2.3293114</text:p>
              </table:table-cell>
              <table:table-cell office:value-type="float" office:value="2.3824232">
                <text:p>2.3824232</text:p>
              </table:table-cell>
              <table:table-cell office:value-type="float" office:value="2.3242188">
                <text:p>2.32421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.2289715">
                <text:p>9.2289715</text:p>
              </table:table-cell>
              <table:table-cell office:value-type="float" office:value="2.0658689">
                <text:p>2.0658689</text:p>
              </table:table-cell>
              <table:table-cell office:value-type="float" office:value="9.21875">
                <text:p>9.218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8545">
                <text:p>6.8545</text:p>
              </table:table-cell>
              <table:table-cell office:value-type="float" office:value="2.0913134">
                <text:p>2.0913134</text:p>
              </table:table-cell>
              <table:table-cell office:value-type="float" office:value="6.8359375">
                <text:p>6.83593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2.8176594">
                <text:p>-2.8176594</text:p>
              </table:table-cell>
              <table:table-cell office:value-type="float" office:value="1.3727636">
                <text:p>1.3727636</text:p>
              </table:table-cell>
              <table:table-cell office:value-type="float" office:value="-2.8125">
                <text:p>-2.81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0996885">
                <text:p>4.0996885</text:p>
              </table:table-cell>
              <table:table-cell office:value-type="float" office:value="0.6527777">
                <text:p>0.6527777</text:p>
              </table:table-cell>
              <table:table-cell office:value-type="float" office:value="4.0820313">
                <text:p>4.08203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2.1084619">
                <text:p>-2.1084619</text:p>
              </table:table-cell>
              <table:table-cell office:value-type="float" office:value="1.2645227">
                <text:p>1.2645227</text:p>
              </table:table-cell>
              <table:table-cell office:value-type="float" office:value="-2.0898438">
                <text:p>-2.08984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514778">
                <text:p>6.514778</text:p>
              </table:table-cell>
              <table:table-cell office:value-type="float" office:value="0.97374266">
                <text:p>0.97374266</text:p>
              </table:table-cell>
              <table:table-cell office:value-type="float" office:value="6.5039063">
                <text:p>6.50390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5.0417447">
                <text:p>-5.0417447</text:p>
              </table:table-cell>
              <table:table-cell office:value-type="float" office:value="0.59862256">
                <text:p>0.59862256</text:p>
              </table:table-cell>
              <table:table-cell office:value-type="float" office:value="-5.0390625">
                <text:p>-5.03906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2031231">
                <text:p>-0.2031231</text:p>
              </table:table-cell>
              <table:table-cell office:value-type="float" office:value="2.19914">
                <text:p>2.19914</text:p>
              </table:table-cell>
              <table:table-cell office:value-type="float" office:value="-0.1953125">
                <text:p>-0.19531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.432529">
                <text:p>9.432529</text:p>
              </table:table-cell>
              <table:table-cell office:value-type="float" office:value="3.3374648">
                <text:p>3.3374648</text:p>
              </table:table-cell>
              <table:table-cell office:value-type="float" office:value="9.4140625">
                <text:p>9.41406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106102">
                <text:p>1.106102</text:p>
              </table:table-cell>
              <table:table-cell office:value-type="float" office:value="3.0115352">
                <text:p>3.0115352</text:p>
              </table:table-cell>
              <table:table-cell office:value-type="float" office:value="1.09375">
                <text:p>1.093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8.577547">
                <text:p>-8.577547</text:p>
              </table:table-cell>
              <table:table-cell office:value-type="float" office:value="4.0955553">
                <text:p>4.0955553</text:p>
              </table:table-cell>
              <table:table-cell office:value-type="float" office:value="-8.574219">
                <text:p>-8.5742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993649">
                <text:p>8.993649</text:p>
              </table:table-cell>
              <table:table-cell office:value-type="float" office:value="4.9984183">
                <text:p>4.9984183</text:p>
              </table:table-cell>
              <table:table-cell office:value-type="float" office:value="8.984375">
                <text:p>8.9843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4.4347024">
                <text:p>-4.4347024</text:p>
              </table:table-cell>
              <table:table-cell office:value-type="float" office:value="4.227953">
                <text:p>4.227953</text:p>
              </table:table-cell>
              <table:table-cell office:value-type="float" office:value="-4.4335938">
                <text:p>-4.43359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5138178">
                <text:p>3.5138178</text:p>
              </table:table-cell>
              <table:table-cell office:value-type="float" office:value="5.3348">
                <text:p>5.3348</text:p>
              </table:table-cell>
              <table:table-cell office:value-type="float" office:value="3.4960938">
                <text:p>3.49609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762396">
                <text:p>7.762396</text:p>
              </table:table-cell>
              <table:table-cell office:value-type="float" office:value="4.8955727">
                <text:p>4.8955727</text:p>
              </table:table-cell>
              <table:table-cell office:value-type="float" office:value="7.7539063">
                <text:p>7.75390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903475">
                <text:p>8.903475</text:p>
              </table:table-cell>
              <table:table-cell office:value-type="float" office:value="3.9252727">
                <text:p>3.9252727</text:p>
              </table:table-cell>
              <table:table-cell office:value-type="float" office:value="8.886719">
                <text:p>8.8867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8250923">
                <text:p>6.8250923</text:p>
              </table:table-cell>
              <table:table-cell office:value-type="float" office:value="2.8123386">
                <text:p>2.8123386</text:p>
              </table:table-cell>
              <table:table-cell office:value-type="float" office:value="6.8164063">
                <text:p>6.81640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.778263">
                <text:p>9.778263</text:p>
              </table:table-cell>
              <table:table-cell office:value-type="float" office:value="1.9592019">
                <text:p>1.9592019</text:p>
              </table:table-cell>
              <table:table-cell office:value-type="float" office:value="9.765625">
                <text:p>9.7656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.3546419">
                <text:p>-1.3546419</text:p>
              </table:table-cell>
              <table:table-cell office:value-type="float" office:value="0.73691905">
                <text:p>0.73691905</text:p>
              </table:table-cell>
              <table:table-cell office:value-type="float" office:value="-1.3476563">
                <text:p>-1.34765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8299217">
                <text:p>2.8299217</text:p>
              </table:table-cell>
              <table:table-cell office:value-type="float" office:value="0.9062493">
                <text:p>0.9062493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4200726">
                <text:p>4.4200726</text:p>
              </table:table-cell>
              <table:table-cell office:value-type="float" office:value="0.55250907">
                <text:p>0.55250907</text:p>
              </table:table-cell>
              <table:table-cell office:value-type="float" office:value="4.4140625">
                <text:p>4.41406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-0.47954857">
                <text:p>-0.47954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0.045319438">
                <text:p>0.045319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-0.592216">
                <text:p>-0.59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.59971285">
                <text:p>0.59971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1.2689118">
                <text:p>1.2689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1.1119478">
                <text:p>1.1119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0.62369245">
                <text:p>0.6236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3.8363886">
                <text:p>-3.8363886</text:p>
              </table:table-cell>
              <table:table-cell office:value-type="float" office:value="0.40031153">
                <text:p>0.40031153</text:p>
              </table:table-cell>
              <table:table-cell office:value-type="float" office:value="-3.828125">
                <text:p>-3.8281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.198944">
                <text:p>4.198944</text:p>
              </table:table-cell>
              <table:table-cell office:value-type="float" office:value="0.2577917">
                <text:p>0.2577917</text:p>
              </table:table-cell>
              <table:table-cell office:value-type="float" office:value="4.1796875">
                <text:p>4.17968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5.1002836">
                <text:p>-5.1002836</text:p>
              </table:table-cell>
              <table:table-cell office:value-type="float" office:value="-0.48631763">
                <text:p>-0.48631763</text:p>
              </table:table-cell>
              <table:table-cell office:value-type="float" office:value="-5.0976563">
                <text:p>-5.09765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.535431">
                <text:p>9.535431</text:p>
              </table:table-cell>
              <table:table-cell office:value-type="float" office:value="-0.7929653">
                <text:p>-0.7929653</text:p>
              </table:table-cell>
              <table:table-cell office:value-type="float" office:value="9.53125">
                <text:p>9.531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353592">
                <text:p>5.353592</text:p>
              </table:table-cell>
              <table:table-cell office:value-type="float" office:value="-2.6918366">
                <text:p>-2.6918366</text:p>
              </table:table-cell>
              <table:table-cell office:value-type="float" office:value="5.3515625">
                <text:p>5.35156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.2557125">
                <text:p>-1.2557125</text:p>
              </table:table-cell>
              <table:table-cell office:value-type="float" office:value="-2.2622464">
                <text:p>-2.2622464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3.9060426">
                <text:p>-3.9060426</text:p>
              </table:table-cell>
              <table:table-cell office:value-type="float" office:value="-1.3897625">
                <text:p>-1.3897625</text:p>
              </table:table-cell>
              <table:table-cell office:value-type="float" office:value="-3.8867188">
                <text:p>-3.88671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.7870474">
                <text:p>-1.7870474</text:p>
              </table:table-cell>
              <table:table-cell office:value-type="float" office:value="-1.9759258">
                <text:p>-1.9759258</text:p>
              </table:table-cell>
              <table:table-cell office:value-type="float" office:value="-1.7773438">
                <text:p>-1.77734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4.976547">
                <text:p>-4.976547</text:p>
              </table:table-cell>
              <table:table-cell office:value-type="float" office:value="-0.6619755">
                <text:p>-0.6619755</text:p>
              </table:table-cell>
              <table:table-cell office:value-type="float" office:value="-4.9609375">
                <text:p>-4.96093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.753931">
                <text:p>-1.753931</text:p>
              </table:table-cell>
              <table:table-cell office:value-type="float" office:value="1.1102899">
                <text:p>1.1102899</text:p>
              </table:table-cell>
              <table:table-cell office:value-type="float" office:value="-1.7382813">
                <text:p>-1.738281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7.5534654">
                <text:p>-7.5534654</text:p>
              </table:table-cell>
              <table:table-cell office:value-type="float" office:value="1.1703343">
                <text:p>1.1703343</text:p>
              </table:table-cell>
              <table:table-cell office:value-type="float" office:value="-7.5390625">
                <text:p>-7.53906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5.655539">
                <text:p>-5.655539</text:p>
              </table:table-cell>
              <table:table-cell office:value-type="float" office:value="2.6066191">
                <text:p>2.6066191</text:p>
              </table:table-cell>
              <table:table-cell office:value-type="float" office:value="-5.6445313">
                <text:p>-5.64453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.790314">
                <text:p>8.790314</text:p>
              </table:table-cell>
              <table:table-cell office:value-type="float" office:value="2.4950671">
                <text:p>2.4950671</text:p>
              </table:table-cell>
              <table:table-cell office:value-type="float" office:value="8.7890625">
                <text:p>8.78906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7241583">
                <text:p>5.7241583</text:p>
              </table:table-cell>
              <table:table-cell office:value-type="float" office:value="2.5838192">
                <text:p>2.5838192</text:p>
              </table:table-cell>
              <table:table-cell office:value-type="float" office:value="5.7226563">
                <text:p>5.72265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8.59535">
                <text:p>-8.59535</text:p>
              </table:table-cell>
              <table:table-cell office:value-type="float" office:value="1.6359198">
                <text:p>1.6359198</text:p>
              </table:table-cell>
              <table:table-cell office:value-type="float" office:value="-8.59375">
                <text:p>-8.593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.724556">
                <text:p>8.724556</text:p>
              </table:table-cell>
              <table:table-cell office:value-type="float" office:value="3.8923476">
                <text:p>3.8923476</text:p>
              </table:table-cell>
              <table:table-cell office:value-type="float" office:value="8.7109375">
                <text:p>8.710937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.201576">
                <text:p>9.201576</text:p>
              </table:table-cell>
              <table:table-cell office:value-type="float" office:value="1.7593304">
                <text:p>1.7593304</text:p>
              </table:table-cell>
              <table:table-cell office:value-type="float" office:value="9.199219">
                <text:p>9.19921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.2735748">
                <text:p>-1.2735748</text:p>
              </table:table-cell>
              <table:table-cell office:value-type="float" office:value="0.45150387">
                <text:p>0.45150387</text:p>
              </table:table-cell>
              <table:table-cell office:value-type="float" office:value="-1.2695313">
                <text:p>-1.26953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9368134">
                <text:p>3.9368134</text:p>
              </table:table-cell>
              <table:table-cell office:value-type="float" office:value="0.044672072">
                <text:p>0.044672072</text:p>
              </table:table-cell>
              <table:table-cell office:value-type="float" office:value="3.9257813">
                <text:p>3.92578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6.547954">
                <text:p>-6.547954</text:p>
              </table:table-cell>
              <table:table-cell office:value-type="float" office:value="0.21029156">
                <text:p>0.21029156</text:p>
              </table:table-cell>
              <table:table-cell office:value-type="float" office:value="-6.5429688">
                <text:p>-6.54296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.50033">
                <text:p>9.50033</text:p>
              </table:table-cell>
              <table:table-cell office:value-type="float" office:value="1.4235553">
                <text:p>1.4235553</text:p>
              </table:table-cell>
              <table:table-cell office:value-type="float" office:value="9.4921875">
                <text:p>9.49218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.8590374">
                <text:p>-1.8590374</text:p>
              </table:table-cell>
              <table:table-cell office:value-type="float" office:value="-0.070558965">
                <text:p>-0.070558965</text:p>
              </table:table-cell>
              <table:table-cell office:value-type="float" office:value="-1.8554688">
                <text:p>-1.855468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.456072">
                <text:p>9.456072</text:p>
              </table:table-cell>
              <table:table-cell office:value-type="float" office:value="0.870277">
                <text:p>0.870277</text:p>
              </table:table-cell>
              <table:table-cell office:value-type="float" office:value="9.453125">
                <text:p>9.4531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8.3395815">
                <text:p>-8.3395815</text:p>
              </table:table-cell>
              <table:table-cell office:value-type="float" office:value="0.8648577">
                <text:p>0.8648577</text:p>
              </table:table-cell>
              <table:table-cell office:value-type="float" office:value="-8.3203125">
                <text:p>-8.32031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.2610359">
                <text:p>-1.2610359</text:p>
              </table:table-cell>
              <table:table-cell office:value-type="float" office:value="0.75065684">
                <text:p>0.75065684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4.528229">
                <text:p>-4.528229</text:p>
              </table:table-cell>
              <table:table-cell office:value-type="float" office:value="0.2905429">
                <text:p>0.2905429</text:p>
              </table:table-cell>
              <table:table-cell office:value-type="float" office:value="-4.5117188">
                <text:p>-4.51171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2617693">
                <text:p>5.2617693</text:p>
              </table:table-cell>
              <table:table-cell office:value-type="float" office:value="0.2598685">
                <text:p>0.2598685</text:p>
              </table:table-cell>
              <table:table-cell office:value-type="float" office:value="5.2539063">
                <text:p>5.25390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1581545">
                <text:p>3.1581545</text:p>
              </table:table-cell>
              <table:table-cell office:value-type="float" office:value="-0.20783448">
                <text:p>-0.20783448</text:p>
              </table:table-cell>
              <table:table-cell office:value-type="float" office:value="3.1445313">
                <text:p>3.144531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2.4525833">
                <text:p>-2.4525833</text:p>
              </table:table-cell>
              <table:table-cell office:value-type="float" office:value="0.0033968687">
                <text:p>0.0033968687</text:p>
              </table:table-cell>
              <table:table-cell office:value-type="float" office:value="-2.4414063">
                <text:p>-2.44140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66765">
                <text:p>5.66765</text:p>
              </table:table-cell>
              <table:table-cell office:value-type="float" office:value="-0.5489731">
                <text:p>-0.5489731</text:p>
              </table:table-cell>
              <table:table-cell office:value-type="float" office:value="5.6640625">
                <text:p>5.66406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.412718">
                <text:p>9.412718</text:p>
              </table:table-cell>
              <table:table-cell office:value-type="float" office:value="-1.3843894">
                <text:p>-1.3843894</text:p>
              </table:table-cell>
              <table:table-cell office:value-type="float" office:value="9.394531">
                <text:p>9.39453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9.253189">
                <text:p>-9.253189</text:p>
              </table:table-cell>
              <table:table-cell office:value-type="float" office:value="-2.614648">
                <text:p>-2.614648</text:p>
              </table:table-cell>
              <table:table-cell office:value-type="float" office:value="-9.238281">
                <text:p>-9.23828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4.9419475">
                <text:p>-4.9419475</text:p>
              </table:table-cell>
              <table:table-cell office:value-type="float" office:value="-1.4844186">
                <text:p>-1.4844186</text:p>
              </table:table-cell>
              <table:table-cell office:value-type="float" office:value="-4.9414063">
                <text:p>-4.94140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4.773624">
                <text:p>-4.773624</text:p>
              </table:table-cell>
              <table:table-cell office:value-type="float" office:value="-1.1433046">
                <text:p>-1.1433046</text:p>
              </table:table-cell>
              <table:table-cell office:value-type="float" office:value="-4.765625">
                <text:p>-4.7656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5201454">
                <text:p>1.5201454</text:p>
              </table:table-cell>
              <table:table-cell office:value-type="float" office:value="0.5211849">
                <text:p>0.5211849</text:p>
              </table:table-cell>
              <table:table-cell office:value-type="float" office:value="1.5039063">
                <text:p>1.50390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.8480053">
                <text:p>4.8480053</text:p>
              </table:table-cell>
              <table:table-cell office:value-type="float" office:value="-0.67219305">
                <text:p>-0.67219305</text:p>
              </table:table-cell>
              <table:table-cell office:value-type="float" office:value="4.84375">
                <text:p>4.843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6.871543">
                <text:p>-6.871543</text:p>
              </table:table-cell>
              <table:table-cell office:value-type="float" office:value="-0.85248303">
                <text:p>-0.85248303</text:p>
              </table:table-cell>
              <table:table-cell office:value-type="float" office:value="-6.8554688">
                <text:p>-6.855468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.0156803">
                <text:p>-1.0156803</text:p>
              </table:table-cell>
              <table:table-cell office:value-type="float" office:value="-0.008388281">
                <text:p>-0.008388281</text:p>
              </table:table-cell>
              <table:table-cell office:value-type="float" office:value="-1.015625">
                <text:p>-1.0156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4293518">
                <text:p>-0.4293518</text:p>
              </table:table-cell>
              <table:table-cell office:value-type="float" office:value="-0.67784077">
                <text:p>-0.67784077</text:p>
              </table:table-cell>
              <table:table-cell office:value-type="float" office:value="-0.41015625">
                <text:p>-0.410156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2113533">
                <text:p>-0.2113533</text:p>
              </table:table-cell>
              <table:table-cell office:value-type="float" office:value="-0.78926414">
                <text:p>-0.78926414</text:p>
              </table:table-cell>
              <table:table-cell office:value-type="float" office:value="-0.1953125">
                <text:p>-0.19531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2.2130346">
                <text:p>-2.2130346</text:p>
              </table:table-cell>
              <table:table-cell office:value-type="float" office:value="-0.4454226">
                <text:p>-0.4454226</text:p>
              </table:table-cell>
              <table:table-cell office:value-type="float" office:value="-2.2070313">
                <text:p>-2.20703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.542292">
                <text:p>8.542292</text:p>
              </table:table-cell>
              <table:table-cell office:value-type="float" office:value="-1.3788617">
                <text:p>-1.3788617</text:p>
              </table:table-cell>
              <table:table-cell office:value-type="float" office:value="8.535156">
                <text:p>8.5351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8.026878">
                <text:p>-8.026878</text:p>
              </table:table-cell>
              <table:table-cell office:value-type="float" office:value="-2.4243991">
                <text:p>-2.4243991</text:p>
              </table:table-cell>
              <table:table-cell office:value-type="float" office:value="-8.0078125">
                <text:p>-8.00781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4056854">
                <text:p>3.4056854</text:p>
              </table:table-cell>
              <table:table-cell office:value-type="float" office:value="-0.4229772">
                <text:p>-0.4229772</text:p>
              </table:table-cell>
              <table:table-cell office:value-type="float" office:value="3.3984375">
                <text:p>3.39843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118784904">
                <text:p>-0.118784904</text:p>
              </table:table-cell>
              <table:table-cell office:value-type="float" office:value="-1.7240351">
                <text:p>-1.7240351</text:p>
              </table:table-cell>
              <table:table-cell office:value-type="float" office:value="-0.1171875">
                <text:p>-0.11718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6.3713">
                <text:p>-6.3713</text:p>
              </table:table-cell>
              <table:table-cell office:value-type="float" office:value="-1.4563293">
                <text:p>-1.4563293</text:p>
              </table:table-cell>
              <table:table-cell office:value-type="float" office:value="-6.3671875">
                <text:p>-6.36718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.3207388">
                <text:p>-1.3207388</text:p>
              </table:table-cell>
              <table:table-cell office:value-type="float" office:value="-1.2360294">
                <text:p>-1.2360294</text:p>
              </table:table-cell>
              <table:table-cell office:value-type="float" office:value="-1.3085938">
                <text:p>-1.308593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5393791">
                <text:p>2.5393791</text:p>
              </table:table-cell>
              <table:table-cell office:value-type="float" office:value="-0.7684988">
                <text:p>-0.7684988</text:p>
              </table:table-cell>
              <table:table-cell office:value-type="float" office:value="2.5390625">
                <text:p>2.53906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9.680548">
                <text:p>-9.680548</text:p>
              </table:table-cell>
              <table:table-cell office:value-type="float" office:value="-1.0518395">
                <text:p>-1.0518395</text:p>
              </table:table-cell>
              <table:table-cell office:value-type="float" office:value="-9.667969">
                <text:p>-9.6679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7799187">
                <text:p>0.17799187</text:p>
              </table:table-cell>
              <table:table-cell office:value-type="float" office:value="1.0636141">
                <text:p>1.0636141</text:p>
              </table:table-cell>
              <table:table-cell office:value-type="float" office:value="0.17578125">
                <text:p>0.175781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.984497">
                <text:p>7.984497</text:p>
              </table:table-cell>
              <table:table-cell office:value-type="float" office:value="0.7415377">
                <text:p>0.7415377</text:p>
              </table:table-cell>
              <table:table-cell office:value-type="float" office:value="7.96875">
                <text:p>7.968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7.002778">
                <text:p>-7.002778</text:p>
              </table:table-cell>
              <table:table-cell office:value-type="float" office:value="-0.6317335">
                <text:p>-0.6317335</text:p>
              </table:table-cell>
              <table:table-cell office:value-type="float" office:value="-6.9921875">
                <text:p>-6.99218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0228624">
                <text:p>2.0228624</text:p>
              </table:table-cell>
              <table:table-cell office:value-type="float" office:value="-0.17213196">
                <text:p>-0.17213196</text:p>
              </table:table-cell>
              <table:table-cell office:value-type="float" office:value="2.0117188">
                <text:p>2.011718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4.6089005">
                <text:p>-4.6089005</text:p>
              </table:table-cell>
              <table:table-cell office:value-type="float" office:value="-1.1231261">
                <text:p>-1.1231261</text:p>
              </table:table-cell>
              <table:table-cell office:value-type="float" office:value="-4.5898438">
                <text:p>-4.589843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4195051">
                <text:p>2.4195051</text:p>
              </table:table-cell>
              <table:table-cell office:value-type="float" office:value="-0.6736466">
                <text:p>-0.6736466</text:p>
              </table:table-cell>
              <table:table-cell office:value-type="float" office:value="2.4023438">
                <text:p>2.402343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7265358">
                <text:p>0.27265358</text:p>
              </table:table-cell>
              <table:table-cell office:value-type="float" office:value="-2.01215">
                <text:p>-2.01215</text:p>
              </table:table-cell>
              <table:table-cell office:value-type="float" office:value="0.25390625">
                <text:p>0.253906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.243082">
                <text:p>7.243082</text:p>
              </table:table-cell>
              <table:table-cell office:value-type="float" office:value="-1.5915697">
                <text:p>-1.5915697</text:p>
              </table:table-cell>
              <table:table-cell office:value-type="float" office:value="7.2265625">
                <text:p>7.22656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2.3986197">
                <text:p>-2.3986197</text:p>
              </table:table-cell>
              <table:table-cell office:value-type="float" office:value="-2.8478804">
                <text:p>-2.8478804</text:p>
              </table:table-cell>
              <table:table-cell office:value-type="float" office:value="-2.3828125">
                <text:p>-2.38281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3.0016732">
                <text:p>-3.0016732</text:p>
              </table:table-cell>
              <table:table-cell office:value-type="float" office:value="-2.211349">
                <text:p>-2.211349</text:p>
              </table:table-cell>
              <table:table-cell office:value-type="float" office:value="-2.9882813">
                <text:p>-2.98828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3.3259654">
                <text:p>-3.3259654</text:p>
              </table:table-cell>
              <table:table-cell office:value-type="float" office:value="-1.8199232">
                <text:p>-1.8199232</text:p>
              </table:table-cell>
              <table:table-cell office:value-type="float" office:value="-3.3203125">
                <text:p>-3.320312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5.585091">
                <text:p>-5.585091</text:p>
              </table:table-cell>
              <table:table-cell office:value-type="float" office:value="-0.65577114">
                <text:p>-0.65577114</text:p>
              </table:table-cell>
              <table:table-cell office:value-type="float" office:value="-5.5664063">
                <text:p>-5.56640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.0130644">
                <text:p>-1.0130644</text:p>
              </table:table-cell>
              <table:table-cell office:value-type="float" office:value="-1.0605568">
                <text:p>-1.0605568</text:p>
              </table:table-cell>
              <table:table-cell office:value-type="float" office:value="-0.99609375">
                <text:p>-0.996093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8.288522">
                <text:p>-8.288522</text:p>
              </table:table-cell>
              <table:table-cell office:value-type="float" office:value="-1.4995561">
                <text:p>-1.4995561</text:p>
              </table:table-cell>
              <table:table-cell office:value-type="float" office:value="-8.28125">
                <text:p>-8.281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6372967">
                <text:p>3.6372967</text:p>
              </table:table-cell>
              <table:table-cell office:value-type="float" office:value="-0.9434426">
                <text:p>-0.9434426</text:p>
              </table:table-cell>
              <table:table-cell office:value-type="float" office:value="3.6328125">
                <text:p>3.63281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2.8074026">
                <text:p>-2.8074026</text:p>
              </table:table-cell>
              <table:table-cell office:value-type="float" office:value="-0.7384896">
                <text:p>-0.7384896</text:p>
              </table:table-cell>
              <table:table-cell office:value-type="float" office:value="-2.7929688">
                <text:p>-2.792968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6936293">
                <text:p>2.6936293</text:p>
              </table:table-cell>
              <table:table-cell office:value-type="float" office:value="-0.15787804">
                <text:p>-0.15787804</text:p>
              </table:table-cell>
              <table:table-cell office:value-type="float" office:value="2.6757813">
                <text:p>2.67578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2973309">
                <text:p>0.12973309</text:p>
              </table:table-cell>
              <table:table-cell office:value-type="float" office:value="-1.377786">
                <text:p>-1.377786</text:p>
              </table:table-cell>
              <table:table-cell office:value-type="float" office:value="0.1171875">
                <text:p>0.11718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9872513">
                <text:p>5.9872513</text:p>
              </table:table-cell>
              <table:table-cell office:value-type="float" office:value="-0.73954344">
                <text:p>-0.73954344</text:p>
              </table:table-cell>
              <table:table-cell office:value-type="float" office:value="5.9765625">
                <text:p>5.97656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8.823376">
                <text:p>-8.823376</text:p>
              </table:table-cell>
              <table:table-cell office:value-type="float" office:value="-2.682865">
                <text:p>-2.682865</text:p>
              </table:table-cell>
              <table:table-cell office:value-type="float" office:value="-8.808594">
                <text:p>-8.80859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4.5250583">
                <text:p>-4.5250583</text:p>
              </table:table-cell>
              <table:table-cell office:value-type="float" office:value="-1.4706254">
                <text:p>-1.4706254</text:p>
              </table:table-cell>
              <table:table-cell office:value-type="float" office:value="-4.5117188">
                <text:p>-4.511718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3.8396144">
                <text:p>-3.8396144</text:p>
              </table:table-cell>
              <table:table-cell office:value-type="float" office:value="-0.42073274">
                <text:p>-0.42073274</text:p>
              </table:table-cell>
              <table:table-cell office:value-type="float" office:value="-3.828125">
                <text:p>-3.8281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2769203">
                <text:p>5.2769203</text:p>
              </table:table-cell>
              <table:table-cell office:value-type="float" office:value="0.044599175">
                <text:p>0.044599175</text:p>
              </table:table-cell>
              <table:table-cell office:value-type="float" office:value="5.2734375">
                <text:p>5.27343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8374901">
                <text:p>1.8374901</text:p>
              </table:table-cell>
              <table:table-cell office:value-type="float" office:value="-0.095050216">
                <text:p>-0.095050216</text:p>
              </table:table-cell>
              <table:table-cell office:value-type="float" office:value="1.8359375">
                <text:p>1.835937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7.0656347">
                <text:p>-7.0656347</text:p>
              </table:table-cell>
              <table:table-cell office:value-type="float" office:value="0.18799555">
                <text:p>0.18799555</text:p>
              </table:table-cell>
              <table:table-cell office:value-type="float" office:value="-7.0507813">
                <text:p>-7.05078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235674">
                <text:p>5.235674</text:p>
              </table:table-cell>
              <table:table-cell office:value-type="float" office:value="0.7502909">
                <text:p>0.7502909</text:p>
              </table:table-cell>
              <table:table-cell office:value-type="float" office:value="5.234375">
                <text:p>5.2343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9.559319">
                <text:p>-9.559319</text:p>
              </table:table-cell>
              <table:table-cell office:value-type="float" office:value="-0.84968877">
                <text:p>-0.84968877</text:p>
              </table:table-cell>
              <table:table-cell office:value-type="float" office:value="-9.550781">
                <text:p>-9.55078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8745384">
                <text:p>0.8745384</text:p>
              </table:table-cell>
              <table:table-cell office:value-type="float" office:value="-0.6914984">
                <text:p>-0.6914984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8740826">
                <text:p>3.8740826</text:p>
              </table:table-cell>
              <table:table-cell office:value-type="float" office:value="-0.99339354">
                <text:p>-0.99339354</text:p>
              </table:table-cell>
              <table:table-cell office:value-type="float" office:value="3.8671875">
                <text:p>3.867187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11695862">
                <text:p>-0.11695862</text:p>
              </table:table-cell>
              <table:table-cell office:value-type="float" office:value="-2.0881648">
                <text:p>-2.0881648</text:p>
              </table:table-cell>
              <table:table-cell office:value-type="float" office:value="-0.09765625">
                <text:p>-0.097656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.159725">
                <text:p>4.159725</text:p>
              </table:table-cell>
              <table:table-cell office:value-type="float" office:value="-2.784483">
                <text:p>-2.784483</text:p>
              </table:table-cell>
              <table:table-cell office:value-type="float" office:value="4.140625">
                <text:p>4.1406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.101856">
                <text:p>4.101856</text:p>
              </table:table-cell>
              <table:table-cell office:value-type="float" office:value="-2.8262143">
                <text:p>-2.8262143</text:p>
              </table:table-cell>
              <table:table-cell office:value-type="float" office:value="4.1015625">
                <text:p>4.10156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2.5672722">
                <text:p>-2.5672722</text:p>
              </table:table-cell>
              <table:table-cell office:value-type="float" office:value="-2.3108776">
                <text:p>-2.3108776</text:p>
              </table:table-cell>
              <table:table-cell office:value-type="float" office:value="-2.5585938">
                <text:p>-2.55859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7.564163">
                <text:p>-7.564163</text:p>
              </table:table-cell>
              <table:table-cell office:value-type="float" office:value="-1.6156833">
                <text:p>-1.6156833</text:p>
              </table:table-cell>
              <table:table-cell office:value-type="float" office:value="-7.5585938">
                <text:p>-7.558593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8.293796">
                <text:p>-8.293796</text:p>
              </table:table-cell>
              <table:table-cell office:value-type="float" office:value="-0.7097521">
                <text:p>-0.7097521</text:p>
              </table:table-cell>
              <table:table-cell office:value-type="float" office:value="-8.28125">
                <text:p>-8.281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.5406227">
                <text:p>-1.5406227</text:p>
              </table:table-cell>
              <table:table-cell office:value-type="float" office:value="0.970467">
                <text:p>0.970467</text:p>
              </table:table-cell>
              <table:table-cell office:value-type="float" office:value="-1.5234375">
                <text:p>-1.52343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4.884088">
                <text:p>-4.884088</text:p>
              </table:table-cell>
              <table:table-cell office:value-type="float" office:value="0.7446682">
                <text:p>0.7446682</text:p>
              </table:table-cell>
              <table:table-cell office:value-type="float" office:value="-4.8828125">
                <text:p>-4.88281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5.687504">
                <text:p>-5.687504</text:p>
              </table:table-cell>
              <table:table-cell office:value-type="float" office:value="2.441548">
                <text:p>2.441548</text:p>
              </table:table-cell>
              <table:table-cell office:value-type="float" office:value="-5.6835938">
                <text:p>-5.683593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8258743">
                <text:p>3.8258743</text:p>
              </table:table-cell>
              <table:table-cell office:value-type="float" office:value="3.3265371">
                <text:p>3.3265371</text:p>
              </table:table-cell>
              <table:table-cell office:value-type="float" office:value="3.8085938">
                <text:p>3.808593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.224552">
                <text:p>8.224552</text:p>
              </table:table-cell>
              <table:table-cell office:value-type="float" office:value="1.6656358">
                <text:p>1.6656358</text:p>
              </table:table-cell>
              <table:table-cell office:value-type="float" office:value="8.222656">
                <text:p>8.22265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9942818">
                <text:p>2.9942818</text:p>
              </table:table-cell>
              <table:table-cell office:value-type="float" office:value="1.4808323">
                <text:p>1.4808323</text:p>
              </table:table-cell>
              <table:table-cell office:value-type="float" office:value="2.9882813">
                <text:p>2.98828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31671524">
                <text:p>-0.31671524</text:p>
              </table:table-cell>
              <table:table-cell office:value-type="float" office:value="1.1201966">
                <text:p>1.1201966</text:p>
              </table:table-cell>
              <table:table-cell office:value-type="float" office:value="-0.3125">
                <text:p>-0.31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.147958">
                <text:p>5.147958</text:p>
              </table:table-cell>
              <table:table-cell office:value-type="float" office:value="2.3153832">
                <text:p>2.3153832</text:p>
              </table:table-cell>
              <table:table-cell office:value-type="float" office:value="5.1367188">
                <text:p>5.13671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3.347013">
                <text:p>-3.347013</text:p>
              </table:table-cell>
              <table:table-cell office:value-type="float" office:value="2.080334">
                <text:p>2.080334</text:p>
              </table:table-cell>
              <table:table-cell office:value-type="float" office:value="-3.3398438">
                <text:p>-3.339843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.69095">
                <text:p>8.69095</text:p>
              </table:table-cell>
              <table:table-cell office:value-type="float" office:value="1.5067585">
                <text:p>1.5067585</text:p>
              </table:table-cell>
              <table:table-cell office:value-type="float" office:value="8.671875">
                <text:p>8.6718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3924103">
                <text:p>1.3924103</text:p>
              </table:table-cell>
              <table:table-cell office:value-type="float" office:value="-0.68152136">
                <text:p>-0.68152136</text:p>
              </table:table-cell>
              <table:table-cell office:value-type="float" office:value="1.3867188">
                <text:p>1.386718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9.461336">
                <text:p>-9.461336</text:p>
              </table:table-cell>
              <table:table-cell office:value-type="float" office:value="-0.40102547">
                <text:p>-0.40102547</text:p>
              </table:table-cell>
              <table:table-cell office:value-type="float" office:value="-9.453125">
                <text:p>-9.4531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7461224">
                <text:p>6.7461224</text:p>
              </table:table-cell>
              <table:table-cell office:value-type="float" office:value="0.6976979">
                <text:p>0.6976979</text:p>
              </table:table-cell>
              <table:table-cell office:value-type="float" office:value="6.7382813">
                <text:p>6.73828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0919571">
                <text:p>0.10919571</text:p>
              </table:table-cell>
              <table:table-cell office:value-type="float" office:value="-1.0154617">
                <text:p>-1.0154617</text:p>
              </table:table-cell>
              <table:table-cell office:value-type="float" office:value="0.09765625">
                <text:p>0.097656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.244778">
                <text:p>9.244778</text:p>
              </table:table-cell>
              <table:table-cell office:value-type="float" office:value="-1.9057086">
                <text:p>-1.9057086</text:p>
              </table:table-cell>
              <table:table-cell office:value-type="float" office:value="9.238281">
                <text:p>9.23828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2675648">
                <text:p>3.2675648</text:p>
              </table:table-cell>
              <table:table-cell office:value-type="float" office:value="-3.9411979">
                <text:p>-3.9411979</text:p>
              </table:table-cell>
              <table:table-cell office:value-type="float" office:value="3.2617188">
                <text:p>3.261718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7.935617">
                <text:p>-7.935617</text:p>
              </table:table-cell>
              <table:table-cell office:value-type="float" office:value="-3.2322311">
                <text:p>-3.2322311</text:p>
              </table:table-cell>
              <table:table-cell office:value-type="float" office:value="-7.9296875">
                <text:p>-7.92968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8.815289">
                <text:p>-8.815289</text:p>
              </table:table-cell>
              <table:table-cell office:value-type="float" office:value="-1.6901538">
                <text:p>-1.6901538</text:p>
              </table:table-cell>
              <table:table-cell office:value-type="float" office:value="-8.808594">
                <text:p>-8.80859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6363773">
                <text:p>3.6363773</text:p>
              </table:table-cell>
              <table:table-cell office:value-type="float" office:value="0.37323546">
                <text:p>0.37323546</text:p>
              </table:table-cell>
              <table:table-cell office:value-type="float" office:value="3.6328125">
                <text:p>3.63281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67154884">
                <text:p>-0.67154884</text:p>
              </table:table-cell>
              <table:table-cell office:value-type="float" office:value="-0.38000333">
                <text:p>-0.38000333</text:p>
              </table:table-cell>
              <table:table-cell office:value-type="float" office:value="-0.6640625">
                <text:p>-0.66406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6.9591546">
                <text:p>-6.9591546</text:p>
              </table:table-cell>
              <table:table-cell office:value-type="float" office:value="-0.6416216">
                <text:p>-0.6416216</text:p>
              </table:table-cell>
              <table:table-cell office:value-type="float" office:value="-6.953125">
                <text:p>-6.9531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7.0127797">
                <text:p>-7.0127797</text:p>
              </table:table-cell>
              <table:table-cell office:value-type="float" office:value="1.4178777">
                <text:p>1.4178777</text:p>
              </table:table-cell>
              <table:table-cell office:value-type="float" office:value="-7.0117188">
                <text:p>-7.011718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7.039137">
                <text:p>-7.039137</text:p>
              </table:table-cell>
              <table:table-cell office:value-type="float" office:value="2.6978502">
                <text:p>2.6978502</text:p>
              </table:table-cell>
              <table:table-cell office:value-type="float" office:value="-7.03125">
                <text:p>-7.031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.939301">
                <text:p>8.939301</text:p>
              </table:table-cell>
              <table:table-cell office:value-type="float" office:value="2.6082482">
                <text:p>2.6082482</text:p>
              </table:table-cell>
              <table:table-cell office:value-type="float" office:value="8.925781">
                <text:p>8.92578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400999">
                <text:p>4.400999</text:p>
              </table:table-cell>
              <table:table-cell office:value-type="float" office:value="2.0967202">
                <text:p>2.0967202</text:p>
              </table:table-cell>
              <table:table-cell office:value-type="float" office:value="4.3945313">
                <text:p>4.39453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.691826">
                <text:p>7.691826</text:p>
              </table:table-cell>
              <table:table-cell office:value-type="float" office:value="1.8042585">
                <text:p>1.8042585</text:p>
              </table:table-cell>
              <table:table-cell office:value-type="float" office:value="7.6757813">
                <text:p>7.67578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2.3895311">
                <text:p>-2.3895311</text:p>
              </table:table-cell>
              <table:table-cell office:value-type="float" office:value="1.4663392">
                <text:p>1.4663392</text:p>
              </table:table-cell>
              <table:table-cell office:value-type="float" office:value="-2.3828125">
                <text:p>-2.38281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2.7644968">
                <text:p>-2.7644968</text:p>
              </table:table-cell>
              <table:table-cell office:value-type="float" office:value="2.0941482">
                <text:p>2.0941482</text:p>
              </table:table-cell>
              <table:table-cell office:value-type="float" office:value="-2.7539063">
                <text:p>-2.75390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.51684">
                <text:p>9.51684</text:p>
              </table:table-cell>
              <table:table-cell office:value-type="float" office:value="1.3934007">
                <text:p>1.3934007</text:p>
              </table:table-cell>
              <table:table-cell office:value-type="float" office:value="9.511719">
                <text:p>9.51171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2270002">
                <text:p>3.2270002</text:p>
              </table:table-cell>
              <table:table-cell office:value-type="float" office:value="0.32654893">
                <text:p>0.32654893</text:p>
              </table:table-cell>
              <table:table-cell office:value-type="float" office:value="3.2226563">
                <text:p>3.22265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7.755952">
                <text:p>-7.755952</text:p>
              </table:table-cell>
              <table:table-cell office:value-type="float" office:value="-0.79669553">
                <text:p>-0.79669553</text:p>
              </table:table-cell>
              <table:table-cell office:value-type="float" office:value="-7.7539063">
                <text:p>-7.75390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.8470764">
                <text:p>4.8470764</text:p>
              </table:table-cell>
              <table:table-cell office:value-type="float" office:value="-0.02783817">
                <text:p>-0.02783817</text:p>
              </table:table-cell>
              <table:table-cell office:value-type="float" office:value="4.84375">
                <text:p>4.8437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061305">
                <text:p>2.061305</text:p>
              </table:table-cell>
              <table:table-cell office:value-type="float" office:value="-0.6063859">
                <text:p>-0.6063859</text:p>
              </table:table-cell>
              <table:table-cell office:value-type="float" office:value="2.0507813">
                <text:p>2.05078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.988472">
                <text:p>4.988472</text:p>
              </table:table-cell>
              <table:table-cell office:value-type="float" office:value="-1.3710635">
                <text:p>-1.3710635</text:p>
              </table:table-cell>
              <table:table-cell office:value-type="float" office:value="4.9804688">
                <text:p>4.980468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6329403">
                <text:p>2.6329403</text:p>
              </table:table-cell>
              <table:table-cell office:value-type="float" office:value="-1.4681133">
                <text:p>-1.4681133</text:p>
              </table:table-cell>
              <table:table-cell office:value-type="float" office:value="2.6171875">
                <text:p>2.617187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8.370478">
                <text:p>-8.370478</text:p>
              </table:table-cell>
              <table:table-cell office:value-type="float" office:value="-2.0548747">
                <text:p>-2.0548747</text:p>
              </table:table-cell>
              <table:table-cell office:value-type="float" office:value="-8.359375">
                <text:p>-8.3593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8202705">
                <text:p>0.98202705</text:p>
              </table:table-cell>
              <table:table-cell office:value-type="float" office:value="-1.2642">
                <text:p>-1.2642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5.7589555">
                <text:p>-5.7589555</text:p>
              </table:table-cell>
              <table:table-cell office:value-type="float" office:value="-1.3869534">
                <text:p>-1.3869534</text:p>
              </table:table-cell>
              <table:table-cell office:value-type="float" office:value="-5.7421875">
                <text:p>-5.74218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1.605093">
                <text:p>-1.605093</text:p>
              </table:table-cell>
              <table:table-cell office:value-type="float" office:value="-0.667084">
                <text:p>-0.667084</text:p>
              </table:table-cell>
              <table:table-cell office:value-type="float" office:value="-1.6015625">
                <text:p>-1.60156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1869469">
                <text:p>0.21869469</text:p>
              </table:table-cell>
              <table:table-cell office:value-type="float" office:value="-0.46644735">
                <text:p>-0.46644735</text:p>
              </table:table-cell>
              <table:table-cell office:value-type="float" office:value="0.21484375">
                <text:p>0.2148437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4.056115">
                <text:p>-4.056115</text:p>
              </table:table-cell>
              <table:table-cell office:value-type="float" office:value="-0.4937842">
                <text:p>-0.4937842</text:p>
              </table:table-cell>
              <table:table-cell office:value-type="float" office:value="-4.0429688">
                <text:p>-4.042968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.2120724">
                <text:p>4.2120724</text:p>
              </table:table-cell>
              <table:table-cell office:value-type="float" office:value="0.013230205">
                <text:p>0.013230205</text:p>
              </table:table-cell>
              <table:table-cell office:value-type="float" office:value="4.1992188">
                <text:p>4.199218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2.06115">
                <text:p>-2.06115</text:p>
              </table:table-cell>
              <table:table-cell office:value-type="float" office:value="-0.51327884">
                <text:p>-0.51327884</text:p>
              </table:table-cell>
              <table:table-cell office:value-type="float" office:value="-2.0507813">
                <text:p>-2.050781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2.0450807">
                <text:p>-2.0450807</text:p>
              </table:table-cell>
              <table:table-cell office:value-type="float" office:value="-0.25563508">
                <text:p>-0.25563508</text:p>
              </table:table-cell>
              <table:table-cell office:value-type="float" office:value="-2.03125">
                <text:p>-2.031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